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898000003D9D5389963.png"/>
  <manifest:file-entry manifest:media-type="image/png" manifest:full-path="Pictures/100000000000088C00000258075F82A8.png"/>
  <manifest:file-entry manifest:media-type="image/png" manifest:full-path="Pictures/10000000000008970000032E41DD8FF7.png"/>
  <manifest:file-entry manifest:media-type="image/png" manifest:full-path="Pictures/1000000000000890000003DFC77DDD57.png"/>
  <manifest:file-entry manifest:media-type="image/png" manifest:full-path="Pictures/100000000000088700000395DA8DBFCB.png"/>
  <manifest:file-entry manifest:media-type="image/png" manifest:full-path="Pictures/1000000000000894000004713877446D.png"/>
  <manifest:file-entry manifest:media-type="image/png" manifest:full-path="Pictures/1000000000000895000002B85EB0CDB5.png"/>
  <manifest:file-entry manifest:media-type="image/png" manifest:full-path="Pictures/100000000000088000000470F94B5E55.png"/>
  <manifest:file-entry manifest:media-type="image/png" manifest:full-path="Pictures/10000000000008840000047F861040E4.png"/>
  <manifest:file-entry manifest:media-type="image/png" manifest:full-path="Pictures/1000000000000892000001E0804D50BB.png"/>
  <manifest:file-entry manifest:media-type="image/png" manifest:full-path="Pictures/1000000000000897000002F0B1E78A51.png"/>
  <manifest:file-entry manifest:media-type="image/png" manifest:full-path="Pictures/100000000000088A000003C5ACDAF304.png"/>
  <manifest:file-entry manifest:media-type="image/png" manifest:full-path="Pictures/1000000000000890000003282892FF22.png"/>
  <manifest:file-entry manifest:media-type="image/png" manifest:full-path="Pictures/1000000000000893000003EC9C2368E9.png"/>
  <manifest:file-entry manifest:media-type="image/png" manifest:full-path="Pictures/10000000000008A1000002E39048F59E.png"/>
  <manifest:file-entry manifest:media-type="image/png" manifest:full-path="Pictures/100000000000088F000004A42BA89D3A.png"/>
  <manifest:file-entry manifest:media-type="image/png" manifest:full-path="Pictures/10000000000008890000031D0B85993D.png"/>
  <manifest:file-entry manifest:media-type="image/png" manifest:full-path="Pictures/100000000000088A000001F3E907FE1C.png"/>
  <manifest:file-entry manifest:media-type="image/png" manifest:full-path="Pictures/100000000000089C0000032E92F5A55F.png"/>
  <manifest:file-entry manifest:media-type="image/png" manifest:full-path="Pictures/10000000000008A20000033839E01898.png"/>
  <manifest:file-entry manifest:media-type="image/png" manifest:full-path="Pictures/100000000000088D0000016D8C53C47A.png"/>
  <manifest:file-entry manifest:media-type="image/png" manifest:full-path="Pictures/1000000000000880000001F328AE456A.png"/>
  <manifest:file-entry manifest:media-type="image/png" manifest:full-path="Pictures/1000000000000898000009502FA1B8D9.png"/>
  <manifest:file-entry manifest:media-type="image/png" manifest:full-path="Pictures/10000000000008860000042646CDDB64.png"/>
  <manifest:file-entry manifest:media-type="image/png" manifest:full-path="Pictures/1000000000000887000004446799E7DF.png"/>
  <manifest:file-entry manifest:media-type="image/png" manifest:full-path="Pictures/10000000000008890000043037605C22.png"/>
  <manifest:file-entry manifest:media-type="image/png" manifest:full-path="Pictures/100000000000087F000006B8E5FA597D.png"/>
  <manifest:file-entry manifest:media-type="image/png" manifest:full-path="Pictures/10000000000008730000028FFBF71067.png"/>
  <manifest:file-entry manifest:media-type="image/png" manifest:full-path="Pictures/10000000000008880000040B67A46BD5.png"/>
  <manifest:file-entry manifest:media-type="image/png" manifest:full-path="Pictures/1000000000000886000006617EE900FF.png"/>
  <manifest:file-entry manifest:media-type="image/png" manifest:full-path="Pictures/10000000000008BB000002E3C2BD2765.png"/>
  <manifest:file-entry manifest:media-type="image/png" manifest:full-path="Pictures/1000000000000885000003A3C06EFAA0.png"/>
  <manifest:file-entry manifest:media-type="image/png" manifest:full-path="Pictures/10000000000008A9000002CCB2751AEA.png"/>
  <manifest:file-entry manifest:media-type="image/png" manifest:full-path="Pictures/1000000000000883000003199BC40468.png"/>
  <manifest:file-entry manifest:media-type="image/png" manifest:full-path="Pictures/1000000000000887000002D72D0E9A52.png"/>
  <manifest:file-entry manifest:media-type="image/png" manifest:full-path="Pictures/10000000000008A5000002D5BD300DE8.png"/>
  <manifest:file-entry manifest:media-type="image/png" manifest:full-path="Pictures/10000000000008A500000415040FAFFE.png"/>
  <manifest:file-entry manifest:media-type="image/png" manifest:full-path="Pictures/100000000000088E000005B5C23D8760.png"/>
  <manifest:file-entry manifest:media-type="image/png" manifest:full-path="Pictures/100000000000088300000451A9CB5822.png"/>
  <manifest:file-entry manifest:media-type="image/png" manifest:full-path="Pictures/100000000000088C0000027D165A8229.png"/>
  <manifest:file-entry manifest:media-type="image/png" manifest:full-path="Pictures/100000000000088B0000028D8B9EEECB.png"/>
  <manifest:file-entry manifest:media-type="image/png" manifest:full-path="Pictures/100000000000089D0000038E7DEE4B20.png"/>
  <manifest:file-entry manifest:media-type="image/png" manifest:full-path="Pictures/1000000000000891000003DA3BD8564D.png"/>
  <manifest:file-entry manifest:media-type="image/png" manifest:full-path="Pictures/1000000000000895000003414F5DC28F.png"/>
  <manifest:file-entry manifest:media-type="image/png" manifest:full-path="Pictures/1000000000000898000004C01F3CAFAF.png"/>
  <manifest:file-entry manifest:media-type="image/png" manifest:full-path="Pictures/10000000000008860000033DC8D0DE0E.png"/>
  <manifest:file-entry manifest:media-type="image/png" manifest:full-path="Pictures/10000000000008A10000044A115114F6.png"/>
  <manifest:file-entry manifest:media-type="image/png" manifest:full-path="Pictures/100000000000088A000002B09FCB7742.png"/>
  <manifest:file-entry manifest:media-type="image/png" manifest:full-path="Pictures/1000000000000898000001CBDE58F53E.png"/>
  <manifest:file-entry manifest:media-type="image/png" manifest:full-path="Pictures/10000000000008990000021BE412E85B.png"/>
  <manifest:file-entry manifest:media-type="image/png" manifest:full-path="Pictures/100000000000088A00000266107DB4ED.png"/>
  <manifest:file-entry manifest:media-type="image/png" manifest:full-path="Pictures/1000000000000890000003FF4105BF3E.png"/>
  <manifest:file-entry manifest:media-type="image/png" manifest:full-path="Pictures/100000000000088F000006C70A5D10E1.png"/>
  <manifest:file-entry manifest:media-type="image/png" manifest:full-path="Pictures/1000000000000891000002A640B7BC5B.png"/>
  <manifest:file-entry manifest:media-type="image/png" manifest:full-path="Pictures/10000000000008890000037764277ACE.png"/>
  <manifest:file-entry manifest:media-type="image/png" manifest:full-path="Pictures/1000000000000889000003E8795D6AD3.png"/>
  <manifest:file-entry manifest:media-type="image/png" manifest:full-path="Pictures/10000000000008990000022BD3C973EE.png"/>
  <manifest:file-entry manifest:media-type="image/png" manifest:full-path="Pictures/100000000000088C00000258704A8CD9.png"/>
  <manifest:file-entry manifest:media-type="image/png" manifest:full-path="Pictures/100000000000089B000005B081153807.png"/>
  <manifest:file-entry manifest:media-type="image/png" manifest:full-path="Pictures/10000000000008A600000265E08F18FF.png"/>
  <manifest:file-entry manifest:media-type="image/png" manifest:full-path="Pictures/10000000000008910000051C85BCDA06.png"/>
  <manifest:file-entry manifest:media-type="image/png" manifest:full-path="Pictures/10000000000008A40000027103AD95D8.png"/>
  <manifest:file-entry manifest:media-type="image/png" manifest:full-path="Pictures/100000000000086E000004BA0B0B6941.png"/>
  <manifest:file-entry manifest:media-type="image/png" manifest:full-path="Pictures/10000000000008830000045833A2EB58.png"/>
  <manifest:file-entry manifest:media-type="image/png" manifest:full-path="Pictures/10000000000008A700000353A520FE73.png"/>
  <manifest:file-entry manifest:media-type="image/png" manifest:full-path="Pictures/1000000000000895000001FA13C78C2F.png"/>
  <manifest:file-entry manifest:media-type="image/png" manifest:full-path="Pictures/100000000000088A0000039247E53665.png"/>
  <manifest:file-entry manifest:media-type="image/png" manifest:full-path="Pictures/1000000000000885000003D3B5BBD361.png"/>
  <manifest:file-entry manifest:media-type="image/png" manifest:full-path="Pictures/100000000000089500000293A9163228.png"/>
  <manifest:file-entry manifest:media-type="image/png" manifest:full-path="Pictures/100000000000089F000001C0A25E7F6E.png"/>
  <manifest:file-entry manifest:media-type="image/png" manifest:full-path="Pictures/10000000000008920000032061F46491.png"/>
  <manifest:file-entry manifest:media-type="image/png" manifest:full-path="Pictures/1000000000000888000003B1457519AB.png"/>
  <manifest:file-entry manifest:media-type="image/png" manifest:full-path="Pictures/1000000000000893000002A7AB0A6DCC.png"/>
  <manifest:file-entry manifest:media-type="image/png" manifest:full-path="Pictures/1000000000000893000005197BC79F0B.png"/>
  <manifest:file-entry manifest:media-type="image/png" manifest:full-path="Pictures/10000000000008970000022C0533A925.png"/>
  <manifest:file-entry manifest:media-type="image/png" manifest:full-path="Pictures/100000000000089900000360B582D9F1.png"/>
  <manifest:file-entry manifest:media-type="image/png" manifest:full-path="Pictures/10000000000008980000039FF6E86C4B.png"/>
  <manifest:file-entry manifest:media-type="image/png" manifest:full-path="Pictures/100000000000088D000003993144AA54.png"/>
  <manifest:file-entry manifest:media-type="image/png" manifest:full-path="Pictures/10000000000008810000098AC327E5AD.png"/>
  <manifest:file-entry manifest:media-type="image/png" manifest:full-path="Pictures/10000000000008840000036C96D99921.png"/>
  <manifest:file-entry manifest:media-type="image/png" manifest:full-path="Pictures/1000000000000894000002279FF52859.png"/>
  <manifest:file-entry manifest:media-type="image/png" manifest:full-path="Pictures/100000000000087F000003400F5E9A98.png"/>
  <manifest:file-entry manifest:media-type="image/png" manifest:full-path="Pictures/100000000000088D0000031285A381B2.png"/>
  <manifest:file-entry manifest:media-type="image/png" manifest:full-path="Pictures/1000000000000890000003378ABED039.png"/>
  <manifest:file-entry manifest:media-type="image/png" manifest:full-path="Pictures/1000000000000892000007B213AEF990.png"/>
  <manifest:file-entry manifest:media-type="image/png" manifest:full-path="Pictures/10000000000007C100000AC5DA012B49.png"/>
  <manifest:file-entry manifest:media-type="image/png" manifest:full-path="Pictures/100000000000089000000312D3F4CFDE.png"/>
  <manifest:file-entry manifest:media-type="image/png" manifest:full-path="Pictures/10000000000008920000045681A33528.png"/>
  <manifest:file-entry manifest:media-type="image/png" manifest:full-path="Pictures/100000000000089A0000031442B7F920.png"/>
  <manifest:file-entry manifest:media-type="image/png" manifest:full-path="Pictures/1000000000000880000003A0A3F1C796.png"/>
  <manifest:file-entry manifest:media-type="image/png" manifest:full-path="Pictures/10000000000008920000092BEB2766AD.png"/>
  <manifest:file-entry manifest:media-type="image/png" manifest:full-path="Pictures/100000000000089B00000226BAE479D8.png"/>
  <manifest:file-entry manifest:media-type="image/png" manifest:full-path="Pictures/100000000000087200000409C7D7CC8B.png"/>
  <manifest:file-entry manifest:media-type="image/png" manifest:full-path="Pictures/10000000000008830000054F1837B67F.png"/>
  <manifest:file-entry manifest:media-type="image/png" manifest:full-path="Pictures/10000000000008880000038CA3C064E0.png"/>
  <manifest:file-entry manifest:media-type="image/png" manifest:full-path="Pictures/100000000000089E0000031AB0415197.png"/>
  <manifest:file-entry manifest:media-type="image/png" manifest:full-path="Pictures/10000000000008A3000004FD7AB40A5F.png"/>
  <manifest:file-entry manifest:media-type="image/png" manifest:full-path="Pictures/10000000000008800000029EDD4EB301.png"/>
  <manifest:file-entry manifest:media-type="image/png" manifest:full-path="Pictures/100000000000088A00000BF25D7DB731.png"/>
  <manifest:file-entry manifest:media-type="image/png" manifest:full-path="Pictures/1000000000000888000002ED7143E2C0.png"/>
  <manifest:file-entry manifest:media-type="image/png" manifest:full-path="Pictures/100000000000087F000002EBEB6483D5.png"/>
  <manifest:file-entry manifest:media-type="image/png" manifest:full-path="Pictures/1000000000000889000001E5463FC5A8.png"/>
  <manifest:file-entry manifest:media-type="image/png" manifest:full-path="Pictures/1000000000000888000002B963B891DC.png"/>
  <manifest:file-entry manifest:media-type="image/png" manifest:full-path="Pictures/1000000000000899000004C902ABCD4B.png"/>
  <manifest:file-entry manifest:media-type="image/png" manifest:full-path="Pictures/100000000000088C0000057380C36B88.png"/>
  <manifest:file-entry manifest:media-type="image/png" manifest:full-path="Pictures/1000000000000897000002A11E4917A0.png"/>
  <manifest:file-entry manifest:media-type="image/png" manifest:full-path="Pictures/100000000000088300000435D4C8D407.png"/>
  <manifest:file-entry manifest:media-type="image/png" manifest:full-path="Pictures/100000000000088500000370C75B2FDA.png"/>
  <manifest:file-entry manifest:media-type="image/png" manifest:full-path="Pictures/1000000000000890000003C4C66F6463.png"/>
  <manifest:file-entry manifest:media-type="image/png" manifest:full-path="Pictures/10000000000008AC00000320F765700B.png"/>
  <manifest:file-entry manifest:media-type="image/png" manifest:full-path="Pictures/1000000000000894000002B44D66A796.png"/>
  <manifest:file-entry manifest:media-type="image/png" manifest:full-path="Pictures/10000000000008A1000002A0143FAAFF.png"/>
  <manifest:file-entry manifest:media-type="image/png" manifest:full-path="Pictures/100000000000088E000001D94DB2C7E2.png"/>
  <manifest:file-entry manifest:media-type="image/png" manifest:full-path="Pictures/10000000000008940000062B18D06B62.png"/>
  <manifest:file-entry manifest:media-type="image/png" manifest:full-path="Pictures/100000000000087B0000043ED6AE8F9A.png"/>
  <manifest:file-entry manifest:media-type="image/png" manifest:full-path="Pictures/100000000000088100000416D0C2F3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face style:name="Courier New" svg:font-family="'Courier New'" style:font-family-generic="roman"/>
    <style:font-face style:name="Courier New Cyr1" svg:font-family="'Courier New Cyr'" style:font-family-generic="roman"/>
    <style:font-face style:name="Times New Roman" svg:font-family="'Times New Roman'" style:font-family-generic="roman"/>
    <style:font-face style:name="Verdana" svg:font-family="Verdana" style:font-family-generic="roman"/>
    <style:font-face style:name="Arial" svg:font-family="Arial" style:font-family-generic="swiss"/>
    <style:font-face style:name="Arial3" svg:font-family="Arial" style:font-family-generic="system"/>
    <style:font-face style:name="Cambria (Vietnamese)1" svg:font-family="'Cambria (Vietnamese)'" style:font-family-generic="system"/>
    <style:font-face style:name="Courier New2" svg:font-family="'Courier New'" style:font-family-generic="system"/>
    <style:font-face style:name="Times New Roman1" svg:font-family="'Times New Roman'" style:font-family-generic="system"/>
    <style:font-face style:name="Verdana (Vietnamese)" svg:font-family="'Verdana (Vietnamese)'" style:font-family-generic="system"/>
    <style:font-face style:name="Arial2" svg:font-family="Arial" style:font-family-generic="roman" style:font-pitch="variable"/>
    <style:font-face style:name="Courier New1" svg:font-family="'Courier New'" style:font-family-generic="roman"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mbria (Vietnamese)" svg:font-family="'Cambria (Vietnamese)'" style:font-family-generic="system" style:font-pitch="variable"/>
    <style:font-face style:name="Courier New3"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925in" fo:margin-left="-0.075in" table:align="left"/>
    </style:style>
    <style:style style:name="Table1.A" style:family="table-column">
      <style:table-column-properties style:column-width="1.9243in"/>
    </style:style>
    <style:style style:name="Table1.B" style:family="table-column">
      <style:table-column-properties style:column-width="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none"/>
    </style:style>
    <style:style style:name="P1" style:family="paragraph" style:parent-style-name="Standard">
      <style:paragraph-properties fo:margin-left="0in" fo:margin-right="0in" fo:text-align="justify" style:justify-single-word="false" fo:orphans="0" fo:widows="0" fo:text-indent="0.5in" style:auto-text-indent="false" style:vertical-align="auto"/>
    </style:style>
    <style:style style:name="P2" style:family="paragraph" style:parent-style-name="Standard">
      <style:paragraph-properties fo:margin-left="0in" fo:margin-right="0in" fo:text-align="end" style:justify-single-word="false" fo:orphans="0" fo:widows="0" fo:text-indent="0.5in" style:auto-text-indent="false" style:vertical-align="auto"/>
    </style:style>
    <style:style style:name="P3" style:family="paragraph" style:parent-style-name="Standard">
      <style:paragraph-properties fo:margin-left="0in" fo:margin-right="0in" fo:text-align="justify" style:justify-single-word="false" fo:orphans="0" fo:widows="0" fo:text-indent="0.5in" style:auto-text-indent="false" style:vertical-align="auto" style:writing-mode="lr-tb"/>
    </style:style>
    <style:style style:name="P4" style:family="paragraph" style:parent-style-name="Heading_20_1">
      <style:paragraph-properties fo:margin-left="0in" fo:margin-right="0in" fo:margin-top="0.0752in" fo:margin-bottom="0.0752in" fo:text-align="center" style:justify-single-word="false" fo:orphans="0" fo:widows="0" fo:text-indent="0in" style:auto-text-indent="false" style:vertical-align="auto"/>
    </style:style>
    <style:style style:name="P5" style:family="paragraph" style:parent-style-name="Heading_20_1" style:master-page-name="Standard">
      <style:paragraph-properties fo:margin-left="0in" fo:margin-right="0in" fo:margin-top="0.0752in" fo:margin-bottom="0.0752in" fo:text-align="center" style:justify-single-word="false" fo:orphans="0" fo:widows="0" fo:text-indent="0in" style:auto-text-indent="false" style:page-number="auto" style:vertical-align="auto"/>
    </style:style>
    <style:style style:name="P6" style:family="paragraph" style:parent-style-name="Комментарий">
      <style:paragraph-properties fo:margin-left="0.1181in" fo:margin-right="0in" fo:text-align="justify" style:justify-single-word="false" fo:orphans="0" fo:widows="0" fo:text-indent="0in" style:auto-text-indent="false" style:vertical-align="auto"/>
    </style:style>
    <style:style style:name="P7" style:family="paragraph" style:parent-style-name="Текст_20__28_лев._20_подпись_29_">
      <style:paragraph-properties fo:margin-left="0in" fo:margin-right="0in" fo:text-align="start" style:justify-single-word="false" fo:orphans="0" fo:widows="0" fo:text-indent="0in" style:auto-text-indent="false" style:vertical-align="auto"/>
    </style:style>
    <style:style style:name="P8" style:family="paragraph" style:parent-style-name="Текст_20__28_прав._20_подпись_29_">
      <style:paragraph-properties fo:margin-left="0in" fo:margin-right="0in" fo:text-align="end" style:justify-single-word="false" fo:orphans="0" fo:widows="0" fo:text-indent="0in" style:auto-text-indent="false" style:vertical-align="auto"/>
    </style:style>
    <style:style style:name="P9" style:family="paragraph" style:parent-style-name="Ňŕáëčöű_20__28_ěîíîřčđčííűé_29_">
      <style:paragraph-properties fo:margin-left="0in" fo:margin-right="0in" fo:text-align="justify" style:justify-single-word="false" fo:orphans="0" fo:widows="0" fo:text-indent="0in" style:auto-text-indent="false" style:vertical-align="auto"/>
    </style:style>
    <style:style style:name="P10" style:family="paragraph" style:parent-style-name="Прижатый_20_влево">
      <style:paragraph-properties fo:margin-left="0in" fo:margin-right="0in" fo:text-align="start" style:justify-single-word="false" fo:orphans="0" fo:widows="0" fo:text-indent="0in" style:auto-text-indent="false" style:vertical-align="auto"/>
    </style:style>
    <style:style style:name="P11" style:family="paragraph">
      <style:paragraph-properties fo:text-align="center"/>
    </style:style>
    <style:style style:name="T1" style:family="text">
      <style:text-properties fo:color="#000080" style:font-name="Arial1" fo:font-size="10pt" fo:language="ru" fo:country="RU" fo:font-weight="bold" style:font-name-asian="Arial3" style:font-size-asian="10pt" style:language-asian="ru" style:country-asian="RU" style:font-weight-asian="bold" style:font-name-complex="Arial3" style:font-size-complex="10pt" style:language-complex="ar" style:country-complex="SA" style:font-weight-complex="bold"/>
    </style:style>
    <style:style style:name="T2" style:family="text">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T3" style:family="text">
      <style:text-properties fo:color="#008000" style:font-name="Arial1" fo:font-size="10pt" fo:language="ru" fo:country="RU" style:text-underline-style="solid" style:text-underline-width="auto" style:text-underline-color="font-color" style:font-name-asian="Arial3" style:font-size-asian="10pt" style:language-asian="ru" style:country-asian="RU" style:font-name-complex="Arial3" style:font-size-complex="10pt" style:language-complex="ar" style:country-complex="SA"/>
    </style:style>
    <style:style style:name="T4" style:family="text">
      <style:text-properties fo:color="#008000" style:font-name="Arial1" fo:font-size="10pt" fo:language="ru" fo:country="RU" style:text-underline-style="solid" style:text-underline-width="auto" style:text-underline-color="font-color" fo:font-weight="normal" style:font-name-asian="Arial3" style:font-size-asian="10pt" style:language-asian="ru" style:country-asian="RU" style:font-weight-asian="normal" style:font-name-complex="Arial3" style:font-size-complex="10pt" style:language-complex="ar" style:country-complex="SA" style:font-weight-complex="normal"/>
    </style:style>
    <style:style style:name="T5" style:family="text">
      <style:text-properties style:font-name="Courier New Cyr1" fo:font-size="10pt" fo:language="ru" fo:country="RU" style:font-name-asian="Cambria (Vietnamese)1" style:font-size-asian="10pt" style:language-asian="ru" style:country-asian="RU" style:font-name-complex="Cambria (Vietnamese)1" style:font-size-complex="10pt" style:language-complex="ar" style:country-complex="SA"/>
    </style:style>
    <style:style style:name="T6" style:family="text">
      <style:text-properties style:font-name="Courier New Cyr1" fo:font-size="10pt" fo:language="ru" fo:country="RU" style:font-name-asian="Courier New2" style:font-size-asian="10pt" style:language-asian="ru" style:country-asian="RU" style:font-name-complex="Cambria (Vietnamese)1" style:font-size-complex="10pt" style:language-complex="ar" style:country-complex="SA"/>
    </style:style>
    <style:style style:name="T7" style:family="text">
      <style:text-properties style:font-name="Courier New" fo:font-size="10pt" fo:language="ru" fo:country="RU" style:font-name-asian="Courier New2" style:font-size-asian="10pt" style:language-asian="ru" style:country-asian="RU" style:font-name-complex="Courier New2" style:font-size-complex="10pt" style:language-complex="ar" style:country-complex="SA"/>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1" svg:width="0.0398in" svg:height="0.0398in" svg:x="0in" svg:y="0in">
        <draw:image xlink:href="Pictures/1000000000000888000002B963B891DC.png" xlink:type="simple" xlink:show="embed" xlink:actuate="onLoad">
          <text:p/>
        </draw:image>
      </draw:frame>
      <draw:frame text:anchor-type="page" text:anchor-page-number="0" draw:z-index="2" draw:style-name="gr1" draw:text-style-name="P11" svg:width="0.0398in" svg:height="0.0398in" svg:x="0in" svg:y="0in">
        <draw:image xlink:href="Pictures/1000000000000893000002A7AB0A6DCC.png" xlink:type="simple" xlink:show="embed" xlink:actuate="onLoad">
          <text:p/>
        </draw:image>
      </draw:frame>
      <draw:frame text:anchor-type="page" text:anchor-page-number="0" draw:z-index="4" draw:style-name="gr1" draw:text-style-name="P11" svg:width="0.0398in" svg:height="0.0398in" svg:x="0in" svg:y="0in">
        <draw:image xlink:href="Pictures/100000000000086E000004BA0B0B6941.png" xlink:type="simple" xlink:show="embed" xlink:actuate="onLoad">
          <text:p/>
        </draw:image>
      </draw:frame>
      <draw:frame text:anchor-type="page" text:anchor-page-number="0" draw:z-index="6" draw:style-name="gr1" draw:text-style-name="P11" svg:width="0.0398in" svg:height="0.0398in" svg:x="0in" svg:y="0in">
        <draw:image xlink:href="Pictures/100000000000088D0000016D8C53C47A.png" xlink:type="simple" xlink:show="embed" xlink:actuate="onLoad">
          <text:p/>
        </draw:image>
      </draw:frame>
      <draw:frame text:anchor-type="page" text:anchor-page-number="0" draw:z-index="8" draw:style-name="gr1" draw:text-style-name="P11" svg:width="0.0398in" svg:height="0.0398in" svg:x="0in" svg:y="0in">
        <draw:image xlink:href="Pictures/100000000000088C00000258075F82A8.png" xlink:type="simple" xlink:show="embed" xlink:actuate="onLoad">
          <text:p/>
        </draw:image>
      </draw:frame>
      <draw:frame text:anchor-type="page" text:anchor-page-number="0" draw:z-index="10" draw:style-name="gr1" draw:text-style-name="P11" svg:width="0.0398in" svg:height="0.0398in" svg:x="0in" svg:y="0in">
        <draw:image xlink:href="Pictures/100000000000087F000002EBEB6483D5.png" xlink:type="simple" xlink:show="embed" xlink:actuate="onLoad">
          <text:p/>
        </draw:image>
      </draw:frame>
      <draw:frame text:anchor-type="page" text:anchor-page-number="0" draw:z-index="12" draw:style-name="gr1" draw:text-style-name="P11" svg:width="0.0398in" svg:height="0.0398in" svg:x="0in" svg:y="0in">
        <draw:image xlink:href="Pictures/1000000000000880000001F328AE456A.png" xlink:type="simple" xlink:show="embed" xlink:actuate="onLoad">
          <text:p/>
        </draw:image>
      </draw:frame>
      <draw:frame text:anchor-type="page" text:anchor-page-number="0" draw:z-index="14" draw:style-name="gr1" draw:text-style-name="P11" svg:width="0.0398in" svg:height="0.0398in" svg:x="0in" svg:y="0in">
        <draw:image xlink:href="Pictures/100000000000088D000003993144AA54.png" xlink:type="simple" xlink:show="embed" xlink:actuate="onLoad">
          <text:p/>
        </draw:image>
      </draw:frame>
      <draw:frame text:anchor-type="page" text:anchor-page-number="0" draw:z-index="16" draw:style-name="gr1" draw:text-style-name="P11" svg:width="0.0398in" svg:height="0.0398in" svg:x="0in" svg:y="0in">
        <draw:image xlink:href="Pictures/100000000000089B00000226BAE479D8.png" xlink:type="simple" xlink:show="embed" xlink:actuate="onLoad">
          <text:p/>
        </draw:image>
      </draw:frame>
      <draw:frame text:anchor-type="page" text:anchor-page-number="0" draw:z-index="18" draw:style-name="gr1" draw:text-style-name="P11" svg:width="0.0398in" svg:height="0.0398in" svg:x="0in" svg:y="0in">
        <draw:image xlink:href="Pictures/10000000000008A500000415040FAFFE.png" xlink:type="simple" xlink:show="embed" xlink:actuate="onLoad">
          <text:p/>
        </draw:image>
      </draw:frame>
      <draw:frame text:anchor-type="page" text:anchor-page-number="0" draw:z-index="20" draw:style-name="gr1" draw:text-style-name="P11" svg:width="0.0398in" svg:height="0.0398in" svg:x="0in" svg:y="0in">
        <draw:image xlink:href="Pictures/100000000000088A00000266107DB4ED.png" xlink:type="simple" xlink:show="embed" xlink:actuate="onLoad">
          <text:p/>
        </draw:image>
      </draw:frame>
      <draw:frame text:anchor-type="page" text:anchor-page-number="0" draw:z-index="22" draw:style-name="gr1" draw:text-style-name="P11" svg:width="0.0398in" svg:height="0.0398in" svg:x="0in" svg:y="0in">
        <draw:image xlink:href="Pictures/10000000000008730000028FFBF71067.png" xlink:type="simple" xlink:show="embed" xlink:actuate="onLoad">
          <text:p/>
        </draw:image>
      </draw:frame>
      <draw:frame text:anchor-type="page" text:anchor-page-number="0" draw:z-index="24" draw:style-name="gr1" draw:text-style-name="P11" svg:width="0.0398in" svg:height="0.0398in" svg:x="0in" svg:y="0in">
        <draw:image xlink:href="Pictures/1000000000000890000003FF4105BF3E.png" xlink:type="simple" xlink:show="embed" xlink:actuate="onLoad">
          <text:p/>
        </draw:image>
      </draw:frame>
      <draw:frame text:anchor-type="page" text:anchor-page-number="0" draw:z-index="26" draw:style-name="gr1" draw:text-style-name="P11" svg:width="0.0398in" svg:height="0.0398in" svg:x="0in" svg:y="0in">
        <draw:image xlink:href="Pictures/10000000000008A9000002CCB2751AEA.png" xlink:type="simple" xlink:show="embed" xlink:actuate="onLoad">
          <text:p/>
        </draw:image>
      </draw:frame>
      <draw:frame text:anchor-type="page" text:anchor-page-number="0" draw:z-index="28" draw:style-name="gr1" draw:text-style-name="P11" svg:width="0.0398in" svg:height="0.0398in" svg:x="0in" svg:y="0in">
        <draw:image xlink:href="Pictures/1000000000000889000001E5463FC5A8.png" xlink:type="simple" xlink:show="embed" xlink:actuate="onLoad">
          <text:p/>
        </draw:image>
      </draw:frame>
      <draw:frame text:anchor-type="page" text:anchor-page-number="0" draw:z-index="30" draw:style-name="gr1" draw:text-style-name="P11" svg:width="0.0398in" svg:height="0.0398in" svg:x="0in" svg:y="0in">
        <draw:image xlink:href="Pictures/100000000000089F000001C0A25E7F6E.png" xlink:type="simple" xlink:show="embed" xlink:actuate="onLoad">
          <text:p/>
        </draw:image>
      </draw:frame>
      <draw:frame text:anchor-type="page" text:anchor-page-number="0" draw:z-index="32" draw:style-name="gr1" draw:text-style-name="P11" svg:width="0.0398in" svg:height="0.0398in" svg:x="0in" svg:y="0in">
        <draw:image xlink:href="Pictures/1000000000000898000003D9D5389963.png" xlink:type="simple" xlink:show="embed" xlink:actuate="onLoad">
          <text:p/>
        </draw:image>
      </draw:frame>
      <draw:frame text:anchor-type="page" text:anchor-page-number="0" draw:z-index="34" draw:style-name="gr1" draw:text-style-name="P11" svg:width="0.0398in" svg:height="0.0398in" svg:x="0in" svg:y="0in">
        <draw:image xlink:href="Pictures/1000000000000890000003C4C66F6463.png" xlink:type="simple" xlink:show="embed" xlink:actuate="onLoad">
          <text:p/>
        </draw:image>
      </draw:frame>
      <draw:frame text:anchor-type="page" text:anchor-page-number="0" draw:z-index="36" draw:style-name="gr1" draw:text-style-name="P11" svg:width="0.0398in" svg:height="0.0398in" svg:x="0in" svg:y="0in">
        <draw:image xlink:href="Pictures/10000000000008A20000033839E01898.png" xlink:type="simple" xlink:show="embed" xlink:actuate="onLoad">
          <text:p/>
        </draw:image>
      </draw:frame>
      <draw:frame text:anchor-type="page" text:anchor-page-number="0" draw:z-index="38" draw:style-name="gr1" draw:text-style-name="P11" svg:width="0.0398in" svg:height="0.0398in" svg:x="0in" svg:y="0in">
        <draw:image xlink:href="Pictures/100000000000089B000005B081153807.png" xlink:type="simple" xlink:show="embed" xlink:actuate="onLoad">
          <text:p/>
        </draw:image>
      </draw:frame>
      <draw:frame text:anchor-type="page" text:anchor-page-number="0" draw:z-index="40" draw:style-name="gr1" draw:text-style-name="P11" svg:width="0.0398in" svg:height="0.0398in" svg:x="0in" svg:y="0in">
        <draw:image xlink:href="Pictures/100000000000089A0000031442B7F920.png" xlink:type="simple" xlink:show="embed" xlink:actuate="onLoad">
          <text:p/>
        </draw:image>
      </draw:frame>
      <draw:frame text:anchor-type="page" text:anchor-page-number="0" draw:z-index="42" draw:style-name="gr1" draw:text-style-name="P11" svg:width="0.0398in" svg:height="0.0398in" svg:x="0in" svg:y="0in">
        <draw:image xlink:href="Pictures/10000000000008A1000002A0143FAAFF.png" xlink:type="simple" xlink:show="embed" xlink:actuate="onLoad">
          <text:p/>
        </draw:image>
      </draw:frame>
      <draw:frame text:anchor-type="page" text:anchor-page-number="0" draw:z-index="44" draw:style-name="gr1" draw:text-style-name="P11" svg:width="0.0398in" svg:height="0.0398in" svg:x="0in" svg:y="0in">
        <draw:image xlink:href="Pictures/10000000000008800000029EDD4EB301.png" xlink:type="simple" xlink:show="embed" xlink:actuate="onLoad">
          <text:p/>
        </draw:image>
      </draw:frame>
      <draw:frame text:anchor-type="page" text:anchor-page-number="0" draw:z-index="46" draw:style-name="gr1" draw:text-style-name="P11" svg:width="0.0398in" svg:height="0.0398in" svg:x="0in" svg:y="0in">
        <draw:image xlink:href="Pictures/10000000000008860000033DC8D0DE0E.png" xlink:type="simple" xlink:show="embed" xlink:actuate="onLoad">
          <text:p/>
        </draw:image>
      </draw:frame>
      <draw:frame text:anchor-type="page" text:anchor-page-number="0" draw:z-index="48" draw:style-name="gr1" draw:text-style-name="P11" svg:width="0.0398in" svg:height="0.0398in" svg:x="0in" svg:y="0in">
        <draw:image xlink:href="Pictures/100000000000088A000003C5ACDAF304.png" xlink:type="simple" xlink:show="embed" xlink:actuate="onLoad">
          <text:p/>
        </draw:image>
      </draw:frame>
      <draw:frame text:anchor-type="page" text:anchor-page-number="0" draw:z-index="50" draw:style-name="gr1" draw:text-style-name="P11" svg:width="0.0398in" svg:height="0.0398in" svg:x="0in" svg:y="0in">
        <draw:image xlink:href="Pictures/1000000000000890000003DFC77DDD57.png" xlink:type="simple" xlink:show="embed" xlink:actuate="onLoad">
          <text:p/>
        </draw:image>
      </draw:frame>
      <draw:frame text:anchor-type="page" text:anchor-page-number="0" draw:z-index="52" draw:style-name="gr1" draw:text-style-name="P11" svg:width="0.0398in" svg:height="0.0398in" svg:x="0in" svg:y="0in">
        <draw:image xlink:href="Pictures/100000000000088F000004A42BA89D3A.png" xlink:type="simple" xlink:show="embed" xlink:actuate="onLoad">
          <text:p/>
        </draw:image>
      </draw:frame>
      <draw:frame text:anchor-type="page" text:anchor-page-number="0" draw:z-index="54" draw:style-name="gr1" draw:text-style-name="P11" svg:width="0.0398in" svg:height="0.0398in" svg:x="0in" svg:y="0in">
        <draw:image xlink:href="Pictures/1000000000000893000005197BC79F0B.png" xlink:type="simple" xlink:show="embed" xlink:actuate="onLoad">
          <text:p/>
        </draw:image>
      </draw:frame>
      <draw:frame text:anchor-type="page" text:anchor-page-number="0" draw:z-index="56" draw:style-name="gr1" draw:text-style-name="P11" svg:width="0.0398in" svg:height="0.0398in" svg:x="0in" svg:y="0in">
        <draw:image xlink:href="Pictures/10000000000008920000032061F46491.png" xlink:type="simple" xlink:show="embed" xlink:actuate="onLoad">
          <text:p/>
        </draw:image>
      </draw:frame>
      <draw:frame text:anchor-type="page" text:anchor-page-number="0" draw:z-index="57" draw:style-name="gr1" draw:text-style-name="P11" svg:width="0.0398in" svg:height="0.0398in" svg:x="0in" svg:y="0in">
        <draw:image xlink:href="Pictures/100000000000088C0000057380C36B88.png" xlink:type="simple" xlink:show="embed" xlink:actuate="onLoad">
          <text:p/>
        </draw:image>
      </draw:frame>
      <draw:frame text:anchor-type="page" text:anchor-page-number="0" draw:z-index="58" draw:style-name="gr1" draw:text-style-name="P11" svg:width="0.0398in" svg:height="0.0398in" svg:x="0in" svg:y="0in">
        <draw:image xlink:href="Pictures/1000000000000887000002D72D0E9A52.png" xlink:type="simple" xlink:show="embed" xlink:actuate="onLoad">
          <text:p/>
        </draw:image>
      </draw:frame>
      <draw:frame text:anchor-type="page" text:anchor-page-number="0" draw:z-index="59" draw:style-name="gr1" draw:text-style-name="P11" svg:width="0.0398in" svg:height="0.0398in" svg:x="0in" svg:y="0in">
        <draw:image xlink:href="Pictures/100000000000088100000416D0C2F30D.png" xlink:type="simple" xlink:show="embed" xlink:actuate="onLoad">
          <text:p/>
        </draw:image>
      </draw:frame>
      <draw:frame text:anchor-type="page" text:anchor-page-number="0" draw:z-index="60" draw:style-name="gr1" draw:text-style-name="P11" svg:width="0.0398in" svg:height="0.0398in" svg:x="0in" svg:y="0in">
        <draw:image xlink:href="Pictures/100000000000087F000006B8E5FA597D.png" xlink:type="simple" xlink:show="embed" xlink:actuate="onLoad">
          <text:p/>
        </draw:image>
      </draw:frame>
      <draw:frame text:anchor-type="page" text:anchor-page-number="0" draw:z-index="61" draw:style-name="gr1" draw:text-style-name="P11" svg:width="0.0398in" svg:height="0.0398in" svg:x="0in" svg:y="0in">
        <draw:image xlink:href="Pictures/1000000000000892000001E0804D50BB.png" xlink:type="simple" xlink:show="embed" xlink:actuate="onLoad">
          <text:p/>
        </draw:image>
      </draw:frame>
      <draw:frame text:anchor-type="page" text:anchor-page-number="0" draw:z-index="62" draw:style-name="gr1" draw:text-style-name="P11" svg:width="0.0398in" svg:height="0.0398in" svg:x="0in" svg:y="0in">
        <draw:image xlink:href="Pictures/1000000000000880000003A0A3F1C796.png" xlink:type="simple" xlink:show="embed" xlink:actuate="onLoad">
          <text:p/>
        </draw:image>
      </draw:frame>
      <draw:frame text:anchor-type="page" text:anchor-page-number="0" draw:z-index="63" draw:style-name="gr1" draw:text-style-name="P11" svg:width="0.0398in" svg:height="0.0398in" svg:x="0in" svg:y="0in">
        <draw:image xlink:href="Pictures/1000000000000893000003EC9C2368E9.png" xlink:type="simple" xlink:show="embed" xlink:actuate="onLoad">
          <text:p/>
        </draw:image>
      </draw:frame>
      <draw:frame text:anchor-type="page" text:anchor-page-number="0" draw:z-index="64" draw:style-name="gr1" draw:text-style-name="P11" svg:width="0.0398in" svg:height="0.0398in" svg:x="0in" svg:y="0in">
        <draw:image xlink:href="Pictures/100000000000087B0000043ED6AE8F9A.png" xlink:type="simple" xlink:show="embed" xlink:actuate="onLoad">
          <text:p/>
        </draw:image>
      </draw:frame>
      <draw:frame text:anchor-type="page" text:anchor-page-number="0" draw:z-index="65" draw:style-name="gr1" draw:text-style-name="P11" svg:width="0.0398in" svg:height="0.0398in" svg:x="0in" svg:y="0in">
        <draw:image xlink:href="Pictures/10000000000008880000040B67A46BD5.png" xlink:type="simple" xlink:show="embed" xlink:actuate="onLoad">
          <text:p/>
        </draw:image>
      </draw:frame>
      <draw:frame text:anchor-type="page" text:anchor-page-number="0" draw:z-index="66" draw:style-name="gr1" draw:text-style-name="P11" svg:width="0.0398in" svg:height="0.0398in" svg:x="0in" svg:y="0in">
        <draw:image xlink:href="Pictures/100000000000088D0000031285A381B2.png" xlink:type="simple" xlink:show="embed" xlink:actuate="onLoad">
          <text:p/>
        </draw:image>
      </draw:frame>
      <draw:frame text:anchor-type="page" text:anchor-page-number="0" draw:z-index="67" draw:style-name="gr1" draw:text-style-name="P11" svg:width="0.0398in" svg:height="0.0398in" svg:x="0in" svg:y="0in">
        <draw:image xlink:href="Pictures/100000000000088E000005B5C23D8760.png" xlink:type="simple" xlink:show="embed" xlink:actuate="onLoad">
          <text:p/>
        </draw:image>
      </draw:frame>
      <draw:frame text:anchor-type="page" text:anchor-page-number="0" draw:z-index="68" draw:style-name="gr1" draw:text-style-name="P11" svg:width="0.0398in" svg:height="0.0398in" svg:x="0in" svg:y="0in">
        <draw:image xlink:href="Pictures/10000000000008830000045833A2EB58.png" xlink:type="simple" xlink:show="embed" xlink:actuate="onLoad">
          <text:p/>
        </draw:image>
      </draw:frame>
      <draw:frame text:anchor-type="page" text:anchor-page-number="0" draw:z-index="69" draw:style-name="gr1" draw:text-style-name="P11" svg:width="0.0398in" svg:height="0.0398in" svg:x="0in" svg:y="0in">
        <draw:image xlink:href="Pictures/100000000000088300000451A9CB5822.png" xlink:type="simple" xlink:show="embed" xlink:actuate="onLoad">
          <text:p/>
        </draw:image>
      </draw:frame>
      <draw:frame text:anchor-type="page" text:anchor-page-number="0" draw:z-index="70" draw:style-name="gr1" draw:text-style-name="P11" svg:width="0.0398in" svg:height="0.0398in" svg:x="0in" svg:y="0in">
        <draw:image xlink:href="Pictures/100000000000088500000370C75B2FDA.png" xlink:type="simple" xlink:show="embed" xlink:actuate="onLoad">
          <text:p/>
        </draw:image>
      </draw:frame>
      <draw:frame text:anchor-type="page" text:anchor-page-number="0" draw:z-index="71" draw:style-name="gr1" draw:text-style-name="P11" svg:width="0.0398in" svg:height="0.0398in" svg:x="0in" svg:y="0in">
        <draw:image xlink:href="Pictures/1000000000000885000003A3C06EFAA0.png" xlink:type="simple" xlink:show="embed" xlink:actuate="onLoad">
          <text:p/>
        </draw:image>
      </draw:frame>
      <draw:frame text:anchor-type="page" text:anchor-page-number="0" draw:z-index="72" draw:style-name="gr1" draw:text-style-name="P11" svg:width="0.0398in" svg:height="0.0398in" svg:x="0in" svg:y="0in">
        <draw:image xlink:href="Pictures/1000000000000898000001CBDE58F53E.png" xlink:type="simple" xlink:show="embed" xlink:actuate="onLoad">
          <text:p/>
        </draw:image>
      </draw:frame>
      <draw:frame text:anchor-type="page" text:anchor-page-number="0" draw:z-index="73" draw:style-name="gr1" draw:text-style-name="P11" svg:width="0.0398in" svg:height="0.0398in" svg:x="0in" svg:y="0in">
        <draw:image xlink:href="Pictures/100000000000088A000001F3E907FE1C.png" xlink:type="simple" xlink:show="embed" xlink:actuate="onLoad">
          <text:p/>
        </draw:image>
      </draw:frame>
      <draw:frame text:anchor-type="page" text:anchor-page-number="0" draw:z-index="74" draw:style-name="gr1" draw:text-style-name="P11" svg:width="0.0398in" svg:height="0.0398in" svg:x="0in" svg:y="0in">
        <draw:image xlink:href="Pictures/100000000000089000000312D3F4CFDE.png" xlink:type="simple" xlink:show="embed" xlink:actuate="onLoad">
          <text:p/>
        </draw:image>
      </draw:frame>
      <draw:frame text:anchor-type="page" text:anchor-page-number="0" draw:z-index="75" draw:style-name="gr1" draw:text-style-name="P11" svg:width="0.0398in" svg:height="0.0398in" svg:x="0in" svg:y="0in">
        <draw:image xlink:href="Pictures/1000000000000888000003B1457519AB.png" xlink:type="simple" xlink:show="embed" xlink:actuate="onLoad">
          <text:p/>
        </draw:image>
      </draw:frame>
      <draw:frame text:anchor-type="page" text:anchor-page-number="0" draw:z-index="76" draw:style-name="gr1" draw:text-style-name="P11" svg:width="0.0398in" svg:height="0.0398in" svg:x="0in" svg:y="0in">
        <draw:image xlink:href="Pictures/1000000000000887000004446799E7DF.png" xlink:type="simple" xlink:show="embed" xlink:actuate="onLoad">
          <text:p/>
        </draw:image>
      </draw:frame>
      <draw:frame text:anchor-type="page" text:anchor-page-number="0" draw:z-index="77" draw:style-name="gr1" draw:text-style-name="P11" svg:width="0.0398in" svg:height="0.0398in" svg:x="0in" svg:y="0in">
        <draw:image xlink:href="Pictures/100000000000088B0000028D8B9EEECB.png" xlink:type="simple" xlink:show="embed" xlink:actuate="onLoad">
          <text:p/>
        </draw:image>
      </draw:frame>
      <draw:frame text:anchor-type="page" text:anchor-page-number="0" draw:z-index="78" draw:style-name="gr1" draw:text-style-name="P11" svg:width="0.0398in" svg:height="0.0398in" svg:x="0in" svg:y="0in">
        <draw:image xlink:href="Pictures/10000000000008840000047F861040E4.png" xlink:type="simple" xlink:show="embed" xlink:actuate="onLoad">
          <text:p/>
        </draw:image>
      </draw:frame>
      <draw:frame text:anchor-type="page" text:anchor-page-number="0" draw:z-index="79" draw:style-name="gr1" draw:text-style-name="P11" svg:width="0.0398in" svg:height="0.0398in" svg:x="0in" svg:y="0in">
        <draw:image xlink:href="Pictures/10000000000008970000022C0533A925.png" xlink:type="simple" xlink:show="embed" xlink:actuate="onLoad">
          <text:p/>
        </draw:image>
      </draw:frame>
      <draw:frame text:anchor-type="page" text:anchor-page-number="0" draw:z-index="80" draw:style-name="gr1" draw:text-style-name="P11" svg:width="0.0398in" svg:height="0.0398in" svg:x="0in" svg:y="0in">
        <draw:image xlink:href="Pictures/100000000000088C00000258704A8CD9.png" xlink:type="simple" xlink:show="embed" xlink:actuate="onLoad">
          <text:p/>
        </draw:image>
      </draw:frame>
      <draw:frame text:anchor-type="page" text:anchor-page-number="0" draw:z-index="81" draw:style-name="gr1" draw:text-style-name="P11" svg:width="0.0398in" svg:height="0.0398in" svg:x="0in" svg:y="0in">
        <draw:image xlink:href="Pictures/1000000000000899000004C902ABCD4B.png" xlink:type="simple" xlink:show="embed" xlink:actuate="onLoad">
          <text:p/>
        </draw:image>
      </draw:frame>
      <draw:frame text:anchor-type="page" text:anchor-page-number="0" draw:z-index="82" draw:style-name="gr1" draw:text-style-name="P11" svg:width="0.0398in" svg:height="0.0398in" svg:x="0in" svg:y="0in">
        <draw:image xlink:href="Pictures/1000000000000895000001FA13C78C2F.png" xlink:type="simple" xlink:show="embed" xlink:actuate="onLoad">
          <text:p/>
        </draw:image>
      </draw:frame>
      <draw:frame text:anchor-type="page" text:anchor-page-number="0" draw:z-index="83" draw:style-name="gr1" draw:text-style-name="P11" svg:width="0.0398in" svg:height="0.0398in" svg:x="0in" svg:y="0in">
        <draw:image xlink:href="Pictures/100000000000087200000409C7D7CC8B.png" xlink:type="simple" xlink:show="embed" xlink:actuate="onLoad">
          <text:p/>
        </draw:image>
      </draw:frame>
      <draw:frame text:anchor-type="page" text:anchor-page-number="0" draw:z-index="84" draw:style-name="gr1" draw:text-style-name="P11" svg:width="0.0398in" svg:height="0.0398in" svg:x="0in" svg:y="0in">
        <draw:image xlink:href="Pictures/1000000000000886000006617EE900FF.png" xlink:type="simple" xlink:show="embed" xlink:actuate="onLoad">
          <text:p/>
        </draw:image>
      </draw:frame>
      <draw:frame text:anchor-type="page" text:anchor-page-number="0" draw:z-index="85" draw:style-name="gr1" draw:text-style-name="P11" svg:width="0.0398in" svg:height="0.0398in" svg:x="0in" svg:y="0in">
        <draw:image xlink:href="Pictures/10000000000008890000043037605C22.png" xlink:type="simple" xlink:show="embed" xlink:actuate="onLoad">
          <text:p/>
        </draw:image>
      </draw:frame>
      <draw:frame text:anchor-type="page" text:anchor-page-number="0" draw:z-index="86" draw:style-name="gr1" draw:text-style-name="P11" svg:width="0.0398in" svg:height="0.0398in" svg:x="0in" svg:y="0in">
        <draw:image xlink:href="Pictures/100000000000088F000006C70A5D10E1.png" xlink:type="simple" xlink:show="embed" xlink:actuate="onLoad">
          <text:p/>
        </draw:image>
      </draw:frame>
      <draw:frame text:anchor-type="page" text:anchor-page-number="0" draw:z-index="87" draw:style-name="gr1" draw:text-style-name="P11" svg:width="0.0398in" svg:height="0.0398in" svg:x="0in" svg:y="0in">
        <draw:image xlink:href="Pictures/10000000000008830000054F1837B67F.png" xlink:type="simple" xlink:show="embed" xlink:actuate="onLoad">
          <text:p/>
        </draw:image>
      </draw:frame>
      <draw:frame text:anchor-type="page" text:anchor-page-number="0" draw:z-index="88" draw:style-name="gr1" draw:text-style-name="P11" svg:width="0.0398in" svg:height="0.0398in" svg:x="0in" svg:y="0in">
        <draw:image xlink:href="Pictures/10000000000008910000051C85BCDA06.png" xlink:type="simple" xlink:show="embed" xlink:actuate="onLoad">
          <text:p/>
        </draw:image>
      </draw:frame>
      <draw:frame text:anchor-type="page" text:anchor-page-number="0" draw:z-index="89" draw:style-name="gr1" draw:text-style-name="P11" svg:width="0.0398in" svg:height="0.0398in" svg:x="0in" svg:y="0in">
        <draw:image xlink:href="Pictures/10000000000008970000032E41DD8FF7.png" xlink:type="simple" xlink:show="embed" xlink:actuate="onLoad">
          <text:p/>
        </draw:image>
      </draw:frame>
      <draw:frame text:anchor-type="page" text:anchor-page-number="0" draw:z-index="90" draw:style-name="gr1" draw:text-style-name="P11" svg:width="0.0398in" svg:height="0.0398in" svg:x="0in" svg:y="0in">
        <draw:image xlink:href="Pictures/100000000000089D0000038E7DEE4B20.png" xlink:type="simple" xlink:show="embed" xlink:actuate="onLoad">
          <text:p/>
        </draw:image>
      </draw:frame>
      <draw:frame text:anchor-type="page" text:anchor-page-number="0" draw:z-index="91" draw:style-name="gr1" draw:text-style-name="P11" svg:width="0.0398in" svg:height="0.0398in" svg:x="0in" svg:y="0in">
        <draw:image xlink:href="Pictures/1000000000000890000003282892FF22.png" xlink:type="simple" xlink:show="embed" xlink:actuate="onLoad">
          <text:p/>
        </draw:image>
      </draw:frame>
      <draw:frame text:anchor-type="page" text:anchor-page-number="0" draw:z-index="92" draw:style-name="gr1" draw:text-style-name="P11" svg:width="0.0398in" svg:height="0.0398in" svg:x="0in" svg:y="0in">
        <draw:image xlink:href="Pictures/1000000000000895000002B85EB0CDB5.png" xlink:type="simple" xlink:show="embed" xlink:actuate="onLoad">
          <text:p/>
        </draw:image>
      </draw:frame>
      <draw:frame text:anchor-type="page" text:anchor-page-number="0" draw:z-index="93" draw:style-name="gr1" draw:text-style-name="P11" svg:width="0.0398in" svg:height="0.0398in" svg:x="0in" svg:y="0in">
        <draw:image xlink:href="Pictures/10000000000008880000038CA3C064E0.png" xlink:type="simple" xlink:show="embed" xlink:actuate="onLoad">
          <text:p/>
        </draw:image>
      </draw:frame>
      <draw:frame text:anchor-type="page" text:anchor-page-number="0" draw:z-index="94" draw:style-name="gr1" draw:text-style-name="P11" svg:width="0.0398in" svg:height="0.0398in" svg:x="0in" svg:y="0in">
        <draw:image xlink:href="Pictures/1000000000000883000003199BC40468.png" xlink:type="simple" xlink:show="embed" xlink:actuate="onLoad">
          <text:p/>
        </draw:image>
      </draw:frame>
      <draw:frame text:anchor-type="page" text:anchor-page-number="0" draw:z-index="95" draw:style-name="gr1" draw:text-style-name="P11" svg:width="0.0398in" svg:height="0.0398in" svg:x="0in" svg:y="0in">
        <draw:image xlink:href="Pictures/100000000000088300000435D4C8D407.png" xlink:type="simple" xlink:show="embed" xlink:actuate="onLoad">
          <text:p/>
        </draw:image>
      </draw:frame>
      <draw:frame text:anchor-type="page" text:anchor-page-number="0" draw:z-index="96" draw:style-name="gr1" draw:text-style-name="P11" svg:width="0.0398in" svg:height="0.0398in" svg:x="0in" svg:y="0in">
        <draw:image xlink:href="Pictures/1000000000000892000007B213AEF990.png" xlink:type="simple" xlink:show="embed" xlink:actuate="onLoad">
          <text:p/>
        </draw:image>
      </draw:frame>
      <draw:frame text:anchor-type="page" text:anchor-page-number="0" draw:z-index="97" draw:style-name="gr1" draw:text-style-name="P11" svg:width="0.0398in" svg:height="0.0398in" svg:x="0in" svg:y="0in">
        <draw:image xlink:href="Pictures/1000000000000894000002B44D66A796.png" xlink:type="simple" xlink:show="embed" xlink:actuate="onLoad">
          <text:p/>
        </draw:image>
      </draw:frame>
      <draw:frame text:anchor-type="page" text:anchor-page-number="0" draw:z-index="98" draw:style-name="gr1" draw:text-style-name="P11" svg:width="0.0398in" svg:height="0.0398in" svg:x="0in" svg:y="0in">
        <draw:image xlink:href="Pictures/10000000000008A700000353A520FE73.png" xlink:type="simple" xlink:show="embed" xlink:actuate="onLoad">
          <text:p/>
        </draw:image>
      </draw:frame>
      <draw:frame text:anchor-type="page" text:anchor-page-number="0" draw:z-index="99" draw:style-name="gr1" draw:text-style-name="P11" svg:width="0.0398in" svg:height="0.0398in" svg:x="0in" svg:y="0in">
        <draw:image xlink:href="Pictures/10000000000008BB000002E3C2BD2765.png" xlink:type="simple" xlink:show="embed" xlink:actuate="onLoad">
          <text:p/>
        </draw:image>
      </draw:frame>
      <draw:frame text:anchor-type="page" text:anchor-page-number="0" draw:z-index="100" draw:style-name="gr1" draw:text-style-name="P11" svg:width="0.0398in" svg:height="0.0398in" svg:x="0in" svg:y="0in">
        <draw:image xlink:href="Pictures/100000000000088E000001D94DB2C7E2.png" xlink:type="simple" xlink:show="embed" xlink:actuate="onLoad">
          <text:p/>
        </draw:image>
      </draw:frame>
      <draw:frame text:anchor-type="page" text:anchor-page-number="0" draw:z-index="101" draw:style-name="gr1" draw:text-style-name="P11" svg:width="0.0398in" svg:height="0.0398in" svg:x="0in" svg:y="0in">
        <draw:image xlink:href="Pictures/1000000000000894000002279FF52859.png" xlink:type="simple" xlink:show="embed" xlink:actuate="onLoad">
          <text:p/>
        </draw:image>
      </draw:frame>
      <draw:frame text:anchor-type="page" text:anchor-page-number="0" draw:z-index="102" draw:style-name="gr1" draw:text-style-name="P11" svg:width="0.0398in" svg:height="0.0398in" svg:x="0in" svg:y="0in">
        <draw:image xlink:href="Pictures/10000000000008920000045681A33528.png" xlink:type="simple" xlink:show="embed" xlink:actuate="onLoad">
          <text:p/>
        </draw:image>
      </draw:frame>
      <draw:frame text:anchor-type="page" text:anchor-page-number="0" draw:z-index="103" draw:style-name="gr1" draw:text-style-name="P11" svg:width="0.0398in" svg:height="0.0398in" svg:x="0in" svg:y="0in">
        <draw:image xlink:href="Pictures/100000000000089900000360B582D9F1.png" xlink:type="simple" xlink:show="embed" xlink:actuate="onLoad">
          <text:p/>
        </draw:image>
      </draw:frame>
      <draw:frame text:anchor-type="page" text:anchor-page-number="0" draw:z-index="104" draw:style-name="gr1" draw:text-style-name="P11" svg:width="0.0398in" svg:height="0.0398in" svg:x="0in" svg:y="0in">
        <draw:image xlink:href="Pictures/100000000000089500000293A9163228.png" xlink:type="simple" xlink:show="embed" xlink:actuate="onLoad">
          <text:p/>
        </draw:image>
      </draw:frame>
      <draw:frame text:anchor-type="page" text:anchor-page-number="0" draw:z-index="105" draw:style-name="gr1" draw:text-style-name="P11" svg:width="0.0398in" svg:height="0.0398in" svg:x="0in" svg:y="0in">
        <draw:image xlink:href="Pictures/1000000000000888000002ED7143E2C0.png" xlink:type="simple" xlink:show="embed" xlink:actuate="onLoad">
          <text:p/>
        </draw:image>
      </draw:frame>
      <draw:frame text:anchor-type="page" text:anchor-page-number="0" draw:z-index="106" draw:style-name="gr1" draw:text-style-name="P11" svg:width="0.0398in" svg:height="0.0398in" svg:x="0in" svg:y="0in">
        <draw:image xlink:href="Pictures/100000000000088700000395DA8DBFCB.png" xlink:type="simple" xlink:show="embed" xlink:actuate="onLoad">
          <text:p/>
        </draw:image>
      </draw:frame>
      <draw:frame text:anchor-type="page" text:anchor-page-number="0" draw:z-index="107" draw:style-name="gr1" draw:text-style-name="P11" svg:width="0.0398in" svg:height="0.0398in" svg:x="0in" svg:y="0in">
        <draw:image xlink:href="Pictures/10000000000008940000062B18D06B62.png" xlink:type="simple" xlink:show="embed" xlink:actuate="onLoad">
          <text:p/>
        </draw:image>
      </draw:frame>
      <draw:frame text:anchor-type="page" text:anchor-page-number="0" draw:z-index="108" draw:style-name="gr1" draw:text-style-name="P11" svg:width="0.0398in" svg:height="0.0398in" svg:x="0in" svg:y="0in">
        <draw:image xlink:href="Pictures/10000000000008A1000002E39048F59E.png" xlink:type="simple" xlink:show="embed" xlink:actuate="onLoad">
          <text:p/>
        </draw:image>
      </draw:frame>
      <draw:frame text:anchor-type="page" text:anchor-page-number="0" draw:z-index="109" draw:style-name="gr1" draw:text-style-name="P11" svg:width="0.0398in" svg:height="0.0398in" svg:x="0in" svg:y="0in">
        <draw:image xlink:href="Pictures/1000000000000894000004713877446D.png" xlink:type="simple" xlink:show="embed" xlink:actuate="onLoad">
          <text:p/>
        </draw:image>
      </draw:frame>
      <draw:frame text:anchor-type="page" text:anchor-page-number="0" draw:z-index="110" draw:style-name="gr1" draw:text-style-name="P11" svg:width="0.0398in" svg:height="0.0398in" svg:x="0in" svg:y="0in">
        <draw:image xlink:href="Pictures/100000000000087F000003400F5E9A98.png" xlink:type="simple" xlink:show="embed" xlink:actuate="onLoad">
          <text:p/>
        </draw:image>
      </draw:frame>
      <draw:frame text:anchor-type="page" text:anchor-page-number="0" draw:z-index="111" draw:style-name="gr1" draw:text-style-name="P11" svg:width="0.0398in" svg:height="0.0398in" svg:x="0in" svg:y="0in">
        <draw:image xlink:href="Pictures/10000000000008AC00000320F765700B.png" xlink:type="simple" xlink:show="embed" xlink:actuate="onLoad">
          <text:p/>
        </draw:image>
      </draw:frame>
      <draw:frame text:anchor-type="page" text:anchor-page-number="0" draw:z-index="112" draw:style-name="gr1" draw:text-style-name="P11" svg:width="0.0398in" svg:height="0.0398in" svg:x="0in" svg:y="0in">
        <draw:image xlink:href="Pictures/10000000000008890000031D0B85993D.png" xlink:type="simple" xlink:show="embed" xlink:actuate="onLoad">
          <text:p/>
        </draw:image>
      </draw:frame>
      <draw:frame text:anchor-type="page" text:anchor-page-number="0" draw:z-index="113" draw:style-name="gr1" draw:text-style-name="P11" svg:width="0.0398in" svg:height="0.0398in" svg:x="0in" svg:y="0in">
        <draw:image xlink:href="Pictures/10000000000008890000037764277ACE.png" xlink:type="simple" xlink:show="embed" xlink:actuate="onLoad">
          <text:p/>
        </draw:image>
      </draw:frame>
      <draw:frame text:anchor-type="page" text:anchor-page-number="0" draw:z-index="114" draw:style-name="gr1" draw:text-style-name="P11" svg:width="0.0398in" svg:height="0.0398in" svg:x="0in" svg:y="0in">
        <draw:image xlink:href="Pictures/10000000000008A600000265E08F18FF.png" xlink:type="simple" xlink:show="embed" xlink:actuate="onLoad">
          <text:p/>
        </draw:image>
      </draw:frame>
      <draw:frame text:anchor-type="page" text:anchor-page-number="0" draw:z-index="115" draw:style-name="gr1" draw:text-style-name="P11" svg:width="0.0398in" svg:height="0.0398in" svg:x="0in" svg:y="0in">
        <draw:image xlink:href="Pictures/10000000000008990000022BD3C973EE.png" xlink:type="simple" xlink:show="embed" xlink:actuate="onLoad">
          <text:p/>
        </draw:image>
      </draw:frame>
      <draw:frame text:anchor-type="page" text:anchor-page-number="0" draw:z-index="116" draw:style-name="gr1" draw:text-style-name="P11" svg:width="0.0398in" svg:height="0.0398in" svg:x="0in" svg:y="0in">
        <draw:image xlink:href="Pictures/1000000000000898000009502FA1B8D9.png" xlink:type="simple" xlink:show="embed" xlink:actuate="onLoad">
          <text:p/>
        </draw:image>
      </draw:frame>
      <draw:frame text:anchor-type="page" text:anchor-page-number="0" draw:z-index="117" draw:style-name="gr1" draw:text-style-name="P11" svg:width="0.0398in" svg:height="0.0398in" svg:x="0in" svg:y="0in">
        <draw:image xlink:href="Pictures/1000000000000885000003D3B5BBD361.png" xlink:type="simple" xlink:show="embed" xlink:actuate="onLoad">
          <text:p/>
        </draw:image>
      </draw:frame>
      <draw:frame text:anchor-type="page" text:anchor-page-number="0" draw:z-index="118" draw:style-name="gr1" draw:text-style-name="P11" svg:width="0.0398in" svg:height="0.0398in" svg:x="0in" svg:y="0in">
        <draw:image xlink:href="Pictures/10000000000008980000039FF6E86C4B.png" xlink:type="simple" xlink:show="embed" xlink:actuate="onLoad">
          <text:p/>
        </draw:image>
      </draw:frame>
      <draw:frame text:anchor-type="page" text:anchor-page-number="0" draw:z-index="119" draw:style-name="gr1" draw:text-style-name="P11" svg:width="0.0398in" svg:height="0.0398in" svg:x="0in" svg:y="0in">
        <draw:image xlink:href="Pictures/100000000000088C0000027D165A8229.png" xlink:type="simple" xlink:show="embed" xlink:actuate="onLoad">
          <text:p/>
        </draw:image>
      </draw:frame>
      <draw:frame text:anchor-type="page" text:anchor-page-number="0" draw:z-index="120" draw:style-name="gr1" draw:text-style-name="P11" svg:width="0.0398in" svg:height="0.0398in" svg:x="0in" svg:y="0in">
        <draw:image xlink:href="Pictures/10000000000008860000042646CDDB64.png" xlink:type="simple" xlink:show="embed" xlink:actuate="onLoad">
          <text:p/>
        </draw:image>
      </draw:frame>
      <draw:frame text:anchor-type="page" text:anchor-page-number="0" draw:z-index="121" draw:style-name="gr1" draw:text-style-name="P11" svg:width="0.0398in" svg:height="0.0398in" svg:x="0in" svg:y="0in">
        <draw:image xlink:href="Pictures/10000000000008A10000044A115114F6.png" xlink:type="simple" xlink:show="embed" xlink:actuate="onLoad">
          <text:p/>
        </draw:image>
      </draw:frame>
      <draw:frame text:anchor-type="page" text:anchor-page-number="0" draw:z-index="122" draw:style-name="gr1" draw:text-style-name="P11" svg:width="0.0398in" svg:height="0.0398in" svg:x="0in" svg:y="0in">
        <draw:image xlink:href="Pictures/100000000000088000000470F94B5E55.png" xlink:type="simple" xlink:show="embed" xlink:actuate="onLoad">
          <text:p/>
        </draw:image>
      </draw:frame>
      <draw:frame text:anchor-type="page" text:anchor-page-number="0" draw:z-index="123" draw:style-name="gr1" draw:text-style-name="P11" svg:width="0.0398in" svg:height="0.0398in" svg:x="0in" svg:y="0in">
        <draw:image xlink:href="Pictures/1000000000000898000004C01F3CAFAF.png" xlink:type="simple" xlink:show="embed" xlink:actuate="onLoad">
          <text:p/>
        </draw:image>
      </draw:frame>
      <draw:frame text:anchor-type="page" text:anchor-page-number="0" draw:z-index="124" draw:style-name="gr1" draw:text-style-name="P11" svg:width="0.0398in" svg:height="0.0398in" svg:x="0in" svg:y="0in">
        <draw:image xlink:href="Pictures/1000000000000889000003E8795D6AD3.png" xlink:type="simple" xlink:show="embed" xlink:actuate="onLoad">
          <text:p/>
        </draw:image>
      </draw:frame>
      <draw:frame text:anchor-type="page" text:anchor-page-number="0" draw:z-index="125" draw:style-name="gr1" draw:text-style-name="P11" svg:width="0.0398in" svg:height="0.0398in" svg:x="0in" svg:y="0in">
        <draw:image xlink:href="Pictures/1000000000000897000002A11E4917A0.png" xlink:type="simple" xlink:show="embed" xlink:actuate="onLoad">
          <text:p/>
        </draw:image>
      </draw:frame>
      <draw:frame text:anchor-type="page" text:anchor-page-number="0" draw:z-index="126" draw:style-name="gr1" draw:text-style-name="P11" svg:width="0.0398in" svg:height="0.0398in" svg:x="0in" svg:y="0in">
        <draw:image xlink:href="Pictures/10000000000008920000092BEB2766AD.png" xlink:type="simple" xlink:show="embed" xlink:actuate="onLoad">
          <text:p/>
        </draw:image>
      </draw:frame>
      <draw:frame text:anchor-type="page" text:anchor-page-number="0" draw:z-index="127" draw:style-name="gr1" draw:text-style-name="P11" svg:width="0.0398in" svg:height="0.0398in" svg:x="0in" svg:y="0in">
        <draw:image xlink:href="Pictures/10000000000008A3000004FD7AB40A5F.png" xlink:type="simple" xlink:show="embed" xlink:actuate="onLoad">
          <text:p/>
        </draw:image>
      </draw:frame>
      <draw:frame text:anchor-type="page" text:anchor-page-number="0" draw:z-index="128" draw:style-name="gr1" draw:text-style-name="P11" svg:width="0.0398in" svg:height="0.0398in" svg:x="0in" svg:y="0in">
        <draw:image xlink:href="Pictures/10000000000008990000021BE412E85B.png" xlink:type="simple" xlink:show="embed" xlink:actuate="onLoad">
          <text:p/>
        </draw:image>
      </draw:frame>
      <draw:frame text:anchor-type="page" text:anchor-page-number="0" draw:z-index="129" draw:style-name="gr1" draw:text-style-name="P11" svg:width="0.0398in" svg:height="0.0398in" svg:x="0in" svg:y="0in">
        <draw:image xlink:href="Pictures/10000000000008A5000002D5BD300DE8.png" xlink:type="simple" xlink:show="embed" xlink:actuate="onLoad">
          <text:p/>
        </draw:image>
      </draw:frame>
      <draw:frame text:anchor-type="page" text:anchor-page-number="0" draw:z-index="130" draw:style-name="gr1" draw:text-style-name="P11" svg:width="0.0398in" svg:height="0.0398in" svg:x="0in" svg:y="0in">
        <draw:image xlink:href="Pictures/1000000000000895000003414F5DC28F.png" xlink:type="simple" xlink:show="embed" xlink:actuate="onLoad">
          <text:p/>
        </draw:image>
      </draw:frame>
      <draw:frame text:anchor-type="page" text:anchor-page-number="0" draw:z-index="131" draw:style-name="gr1" draw:text-style-name="P11" svg:width="0.0398in" svg:height="0.0398in" svg:x="0in" svg:y="0in">
        <draw:image xlink:href="Pictures/100000000000089C0000032E92F5A55F.png" xlink:type="simple" xlink:show="embed" xlink:actuate="onLoad">
          <text:p/>
        </draw:image>
      </draw:frame>
      <draw:frame text:anchor-type="page" text:anchor-page-number="0" draw:z-index="132" draw:style-name="gr1" draw:text-style-name="P11" svg:width="0.0398in" svg:height="0.0398in" svg:x="0in" svg:y="0in">
        <draw:image xlink:href="Pictures/100000000000089E0000031AB0415197.png" xlink:type="simple" xlink:show="embed" xlink:actuate="onLoad">
          <text:p/>
        </draw:image>
      </draw:frame>
      <draw:frame text:anchor-type="page" text:anchor-page-number="0" draw:z-index="133" draw:style-name="gr1" draw:text-style-name="P11" svg:width="0.0398in" svg:height="0.0398in" svg:x="0in" svg:y="0in">
        <draw:image xlink:href="Pictures/10000000000008A40000027103AD95D8.png" xlink:type="simple" xlink:show="embed" xlink:actuate="onLoad">
          <text:p/>
        </draw:image>
      </draw:frame>
      <draw:frame text:anchor-type="page" text:anchor-page-number="0" draw:z-index="134" draw:style-name="gr1" draw:text-style-name="P11" svg:width="0.0398in" svg:height="0.0398in" svg:x="0in" svg:y="0in">
        <draw:image xlink:href="Pictures/10000000000008840000036C96D99921.png" xlink:type="simple" xlink:show="embed" xlink:actuate="onLoad">
          <text:p/>
        </draw:image>
      </draw:frame>
      <draw:frame text:anchor-type="page" text:anchor-page-number="0" draw:z-index="135" draw:style-name="gr1" draw:text-style-name="P11" svg:width="0.0398in" svg:height="0.0398in" svg:x="0in" svg:y="0in">
        <draw:image xlink:href="Pictures/1000000000000891000003DA3BD8564D.png" xlink:type="simple" xlink:show="embed" xlink:actuate="onLoad">
          <text:p/>
        </draw:image>
      </draw:frame>
      <draw:frame text:anchor-type="page" text:anchor-page-number="0" draw:z-index="136" draw:style-name="gr1" draw:text-style-name="P11" svg:width="0.0398in" svg:height="0.0398in" svg:x="0in" svg:y="0in">
        <draw:image xlink:href="Pictures/10000000000008810000098AC327E5AD.png" xlink:type="simple" xlink:show="embed" xlink:actuate="onLoad">
          <text:p/>
        </draw:image>
      </draw:frame>
      <draw:frame text:anchor-type="page" text:anchor-page-number="0" draw:z-index="137" draw:style-name="gr1" draw:text-style-name="P11" svg:width="0.0398in" svg:height="0.0398in" svg:x="0in" svg:y="0in">
        <draw:image xlink:href="Pictures/1000000000000897000002F0B1E78A51.png" xlink:type="simple" xlink:show="embed" xlink:actuate="onLoad">
          <text:p/>
        </draw:image>
      </draw:frame>
      <draw:frame text:anchor-type="page" text:anchor-page-number="0" draw:z-index="138" draw:style-name="gr1" draw:text-style-name="P11" svg:width="0.0398in" svg:height="0.0398in" svg:x="0in" svg:y="0in">
        <draw:image xlink:href="Pictures/100000000000088A000002B09FCB7742.png" xlink:type="simple" xlink:show="embed" xlink:actuate="onLoad">
          <text:p/>
        </draw:image>
      </draw:frame>
      <draw:frame text:anchor-type="page" text:anchor-page-number="0" draw:z-index="139" draw:style-name="gr1" draw:text-style-name="P11" svg:width="0.0398in" svg:height="0.0398in" svg:x="0in" svg:y="0in">
        <draw:image xlink:href="Pictures/1000000000000890000003378ABED039.png" xlink:type="simple" xlink:show="embed" xlink:actuate="onLoad">
          <text:p/>
        </draw:image>
      </draw:frame>
      <draw:frame text:anchor-type="page" text:anchor-page-number="0" draw:z-index="140" draw:style-name="gr1" draw:text-style-name="P11" svg:width="0.0398in" svg:height="0.0398in" svg:x="0in" svg:y="0in">
        <draw:image xlink:href="Pictures/100000000000088A0000039247E53665.png" xlink:type="simple" xlink:show="embed" xlink:actuate="onLoad">
          <text:p/>
        </draw:image>
      </draw:frame>
      <draw:frame text:anchor-type="page" text:anchor-page-number="0" draw:z-index="141" draw:style-name="gr1" draw:text-style-name="P11" svg:width="0.0398in" svg:height="0.0398in" svg:x="0in" svg:y="0in">
        <draw:image xlink:href="Pictures/1000000000000891000002A640B7BC5B.png" xlink:type="simple" xlink:show="embed" xlink:actuate="onLoad">
          <text:p/>
        </draw:image>
      </draw:frame>
      <draw:frame text:anchor-type="page" text:anchor-page-number="0" draw:z-index="142" draw:style-name="gr1" draw:text-style-name="P11" svg:width="0.0398in" svg:height="0.0398in" svg:x="0in" svg:y="0in">
        <draw:image xlink:href="Pictures/100000000000088A00000BF25D7DB731.png" xlink:type="simple" xlink:show="embed" xlink:actuate="onLoad">
          <text:p/>
        </draw:image>
      </draw:frame>
      <draw:frame text:anchor-type="page" text:anchor-page-number="0" draw:z-index="143" draw:style-name="gr1" draw:text-style-name="P11" svg:width="0.0398in" svg:height="0.0398in" svg:x="0in" svg:y="0in">
        <draw:image xlink:href="Pictures/10000000000007C100000AC5DA012B49.png" xlink:type="simple" xlink:show="embed" xlink:actuate="onLoad">
          <text:p/>
        </draw:image>
      </draw:frame>
      <text:h text:style-name="P5" text:outline-level="1"><text:span text:style-name="T1">Приказ Федеральной аэронавигационной службы от 14 ноября 2007 г. N 109<text:line-break/>"Об утверждении Федеральных авиационных правил "Осуществление радиосвязи в воздушном пространстве Российской Федерации"</text:span></text:h>
      <text:p text:style-name="P1"/>
      <text:p text:style-name="P1"><text:span text:style-name="T2">Во исполнение требований пункта 2 статьи 71 Воздушного кодекса Российской Федерации (Собрание законодательства Российской Федерации, 1997, N 12, ст. 1383; 1999, N 28, ст. 3483; 2004, N 35, ст. 3607; N 45, ст. 4347; 2005, N 13, ст. 1078; 2006, N 30, ст. 3290, 3291), руководствуясь подпунктами 5.2.1 и 5.2.1.2 пункта 5.2 Положения о Федеральной аэронавигационной службе, утвержденного постановлением Правительства Российской Федерации от 30 марта 2006 года N 173 (Собрание законодательства Российской Федерации, 2006, N 15, ст. 1612; N 44, ст. 4593), приказываю:</text:span></text:p>
      <text:p text:style-name="P1"><text:bookmark-start text:name="sub_1"/><text:span text:style-name="T2">1. Утвердить прилагаемые </text:span><text:a xlink:type="simple" xlink:href="#sub_1000"><text:span text:style-name="T3">Федеральные авиационные правила</text:span></text:a><text:span text:style-name="T2"> "Осуществление радиосвязи в воздушном пространстве Российской Федерации".</text:span></text:p>
      <text:p text:style-name="P3"><text:bookmark-end text:name="sub_1"/><text:bookmark-start text:name="sub_2"/><text:span text:style-name="T2">2. Контроль за исполнением настоящего приказа возложить на заместителя руководителя Федеральной аэронавигационной службы Д.В. Савицкого.</text:span></text:p>
      <text:p text:style-name="P3"><text:bookmark-end text:name="sub_2"/></text:p>
      <table:table table:name="Table1" table:style-name="Table1">
        <table:table-column table:style-name="Table1.A"/>
        <table:table-column table:style-name="Table1.B"/>
        <table:table-row table:style-name="Table1.1">
          <table:table-cell table:style-name="Table1.A1" office:value-type="string">
            <text:p text:style-name="P7"><text:span text:style-name="T2">Руководитель </text:span></text:p>
          </table:table-cell>
          <table:table-cell table:style-name="Table1.A1" office:value-type="string">
            <text:p text:style-name="P8"><text:span text:style-name="T2">А.В. Нерадько</text:span></text:p>
          </table:table-cell>
        </table:table-row>
      </table:table>
      <text:p text:style-name="P1"/>
      <text:p text:style-name="P10"><text:span text:style-name="T2">Зарегистрировано в Минюсте РФ 6 декабря 2007 г.</text:span></text:p>
      <text:p text:style-name="P10"><text:span text:style-name="T2">Регистрационный N 10627</text:span></text:p>
      <text:p text:style-name="P1"/>
      <text:p text:style-name="P2"><text:bookmark-start text:name="sub_1000"/><text:span text:style-name="T1">Приложение</text:span></text:p>
      <text:p text:style-name="P1"><text:bookmark-end text:name="sub_1000"/></text:p>
      <text:h text:style-name="P4" text:outline-level="1"><text:span text:style-name="T1">Федеральные авиационные правила<text:line-break/>"Осуществление радиосвязи в воздушном пространстве Российской Федерации"<text:line-break/>(утв. </text:span><text:a xlink:type="simple" xlink:href="#sub_0"><text:span text:style-name="T4">приказом</text:span></text:a><text:span text:style-name="T1"> Федеральной аэронавигационной службы от 14 ноября 2007 г. N 109)</text:span></text:h>
      <text:p text:style-name="P1"/>
      <text:p text:style-name="P6"/>
      <text:h text:style-name="P4" text:outline-level="1"><text:bookmark-start text:name="sub_1100"/><text:span text:style-name="T1">I. Общие положения</text:span></text:h>
      <text:p text:style-name="P1"><text:bookmark-end text:name="sub_1100"/></text:p>
      <text:p text:style-name="P1"><text:bookmark-start text:name="sub_1101"/><text:span text:style-name="T2">1.1. Федеральные авиационные правила "Осуществление радиосвязи в воздушном пространстве Российской Федерации" (далее - ФАП "Осуществление радиосвязи") разработаны в соответствии с требованиями воздушного законодательства Российской Федерации, с учетом сведений о применении Стандартов и Рекомендуемой практики, содержащихся в Приложении 10 "Авиационная электросвязь" к Конвенции о международной гражданской авиации, определяют порядок ведения и типовую фразеологию радиообмена между экипажами воздушных судов и диспетчерами органами обслуживания воздушного движения (управления полетами) в воздушном пространстве Российской Федерации, а также за ее пределами, где ответственность за организацию воздушного движения возложена на Российскую Федерацию.</text:span></text:p>
      <text:p text:style-name="P1"><text:bookmark-end text:name="sub_1101"/><text:bookmark-start text:name="sub_1102"/><text:span text:style-name="T2">1.2. Требования настоящих ФАП "Осуществление радиосвязи" обязательны для лиц руководящего, летного, диспетчерского состава, группы руководства полетами, участвующих в выполнении полетов и обслуживании воздушного движения, а также для персонала наземных служб при работе на летном поле различных транспортных и аэродромных средств.</text:span></text:p>
      <text:p text:style-name="P1"><text:bookmark-end text:name="sub_1102"/><text:bookmark-start text:name="sub_1103"/><text:span text:style-name="T2">1.3. Правила и типовая фразеология предназначены для сокращения продолжительности и упорядочения, повышения надежности и качества радиообмена в радиосетях авиационной электросвязи, а также при взаимодействии между диспетчерами, лицами групп руководства полетами органов обслуживания воздушного движения (управления полетами), между последними и персоналом наземных служб при работе на летном поле различных транспортных и аэродромных средств.</text:span></text:p>
      <text:p text:style-name="P1"><text:bookmark-end text:name="sub_1103"/><text:bookmark-start text:name="sub_1104"/><text:span text:style-name="T2">1.4. Требования настоящих ФАП не распространяются на фразеологию радиообмена между экипажами воздушных судов государственной авиации при выполнении боевых, учебных, специальных и спортивных полетов и их пунктами управления, а также специалистов наземных служб аэродромов государственной авиации при работе на летном поле различных транспортных и аэродромных средств.</text:span></text:p>
      <text:p text:style-name="P1"><text:bookmark-end text:name="sub_1104"/><text:bookmark-start text:name="sub_1105"/><text:span text:style-name="T2">1.5. Типовые примеры фразеологии разработаны для основных возможных ситуаций, возникающих в процессе радиообмена между диспетчерами органов обслуживания воздушного движения (управления полетами) и экипажами воздушных судов.</text:span></text:p>
      <text:p text:style-name="P1"><text:bookmark-end text:name="sub_1105"/><text:span text:style-name="T2">Если при ведении радиообмена придерживаться типовых фраз, то достигается единообразие ведения радиотелефонной связи и любая возможная двусмысленность сводится к минимуму.</text:span></text:p>
      <text:p text:style-name="P1"><text:bookmark-start text:name="sub_1106"/><text:soft-page-break/><text:span text:style-name="T2">1.6. Для целей обслуживания воздушного движения на воздушных трассах, местных воздушных линиях (МВЛ), маршрутах вне воздушных трасс и МВЛ, в районах аэродромов, а также в зонах, районах и секторах Единой системы организации воздушного движения Российской Федерации (ЕС ОрВД), определяются пункты обязательных донесений (ПОД), контрольные точки или рубежи передачи (приема) обслуживания воздушного движения (ОВД):</text:span></text:p>
      <text:p text:style-name="P1"><text:bookmark-end text:name="sub_1106"/><text:span text:style-name="T2">на границах между районами, зонами и секторами диспетчерских пунктов органов обслуживания воздушного движения (управления полетами);</text:span></text:p>
      <text:p text:style-name="P1"><text:span text:style-name="T2">в точках изменения направления полетов воздушных судов (ВС), пересечения воздушных трасс и МВЛ, входа (выхода) в (из) воздушную трассу и МВЛ;</text:span></text:p>
      <text:p text:style-name="P1"><text:span text:style-name="T2">у характерных ориентиров, опознаваемых визуально или с помощью бортовых радиолокаторов;</text:span></text:p>
      <text:p text:style-name="P1"><text:span text:style-name="T2">в точках начала набора высоты или снижения (смены эшелонов) в коридорах или зонах (районах) с установленными режимами полетов;</text:span></text:p>
      <text:p text:style-name="P1"><text:span text:style-name="T2">в характерных точках схем набора высоты, снижения и захода на посадку, пилотажных зон и зон ожидания.</text:span></text:p>
      <text:p text:style-name="P1"><text:bookmark-start text:name="sub_1107"/><text:span text:style-name="T2">1.7. При выполнении полетов и осуществлении обслуживания воздушного движения устанавливаются обязательные сообщения, которые включают запросы разрешений и сообщений экипажей ВС, указания и информацию диспетчеров, лиц группы руководства полетами органов обслуживания воздушного движения (управления полетами):</text:span></text:p>
      <text:p text:style-name="P1"><text:bookmark-end text:name="sub_1107"/><text:span text:style-name="T2">на буксировку, запуск двигателей, руление на предварительный и исполнительный старты, о готовности к взлету (посадке) и об их выполнении, об использовании посадочных систем, схем захода на посадку, освобождении взлетно-посадочной полосы (ВПП) после посадки и заруливании на стоянку;</text:span></text:p>
      <text:p text:style-name="P1"><text:span text:style-name="T2">о входе, выходе в (из) зоны, районы(а) и секторы(а), фактическом и расчетном времени пролетов рубежей обязательного донесения, пролете установленных контрольных точек на маршрутах, схемах полетов, наборе заданного эшелона (высоты) или начале снижения и занятия эшелона (высоты);</text:span></text:p>
      <text:p text:style-name="P1"><text:span text:style-name="T2">об установлении высотомеров на эшелоне перехода на аэродромное давление, а также на минимальное давление, приведенное к уровню моря;</text:span></text:p>
      <text:p text:style-name="P1"><text:span text:style-name="T2">о метеоусловиях полета (опасных метеорологических явлениях), а также скоплениях и перелетах птиц (при их наличии);</text:span></text:p>
      <text:p text:style-name="P1"><text:span text:style-name="T2">об имеющихся ограничениях по аэродрому, воздушным трассам, МВЛ, на маршрутах полета и в районах авиационных работ, касающихся конкретного воздушного судна.</text:span></text:p>
      <text:p text:style-name="P1"><text:bookmark-start text:name="sub_1108"/><text:span text:style-name="T2">1.8. При радиообмене допускаются некоторые сокращения, благодаря их общепринятому использованию ставшие частью авиационной терминологии, которые произносятся словами без использования алфавита для передачи букв, т.е. непосредственным чтением.</text:span></text:p>
      <text:p text:style-name="P1"><text:bookmark-end text:name="sub_1108"/><text:bookmark-start text:name="sub_1109"/><text:span text:style-name="T2">1.9. Диспетчеры органов обслуживания воздушного движения (управления полетами), лица групп руководства полетами при ведении радиообмена с экипажами ВС руководствуются технологией работы, разрабатываемой для осуществления ОВД диспетчером органа обслуживания воздушного движения (управления полетами) на конкретном диспетчерском пункте и настоящими ФАП "Осуществление радиосвязи".</text:span></text:p>
      <text:p text:style-name="P1"><text:bookmark-end text:name="sub_1109"/><text:bookmark-start text:name="sub_1110"/><text:span text:style-name="T2">1.10. В аэропортах, где задействована автоматическая радиовещательная передача метеорологической и полетной информации в районе аэродрома для прилетающих и вылетающих воздушных судов (АТИС) или автоматическая передача погоды по каналам радиосвязи очень высокого частотного (ОВЧ) диапазона (МВ-канал) экипаж ВС сообщает о прослушивании информации АТИС или передачи погоды по МВ-каналу, соответственно, при вылете диспетчерам диспетчерского пункта руления (ДПР), при посадке диспетчерам диспетчерского пункта круга (ДПК). Если экипажем ВС не сообщено о прослушивании информации АТИС или передачи погоды по МВ-каналу, то диспетчер обязан запросить ее наличие.</text:span></text:p>
      <text:p text:style-name="P1"><text:bookmark-end text:name="sub_1110"/><text:bookmark-start text:name="sub_1111"/><text:span text:style-name="T2">1.11. При ОВД с использованием систем наблюдения ОВД, фразеология радиообмена разрабатывается с учетом технологических особенностей их использования.</text:span></text:p>
      <text:p text:style-name="P1"><text:bookmark-end text:name="sub_1111"/></text:p>
      <text:h text:style-name="P4" text:outline-level="1"><text:bookmark-start text:name="sub_1200"/><text:span text:style-name="T1">II. Общие правила радиообмена</text:span></text:h>
      <text:p text:style-name="P1"><text:bookmark-end text:name="sub_1200"/></text:p>
      <text:p text:style-name="P1"><text:bookmark-start text:name="sub_1201"/><text:span text:style-name="T2">2.1. Ведение радиообмена:</text:span></text:p>
      <text:p text:style-name="P1"><text:bookmark-end text:name="sub_1201"/><text:bookmark-start text:name="sub_1211"/><text:span text:style-name="T2">2.1.1. Авиационную электросвязь при радиообмене с диспетчерами, лицами группы руководства полетами (далее именуются - диспетчер) органов обслуживания воздушного движения (управления полетами) осуществляет командир ВС или по его поручению один из членов экипажа ВС, а по наземным каналам связи - диспетчеры органов обслуживания воздушного движения (управления полетами) и персонал (специалисты) наземных служб аэропорта (аэродрома).</text:span></text:p>
      <text:p text:style-name="P1"><text:bookmark-end text:name="sub_1211"/><text:bookmark-start text:name="sub_1212"/><text:span text:style-name="T2">2.1.2. Ведение радиообмена или обмен информацией по наземным каналам связи, не имеющих прямого отношения к выполнению полетов, их обеспечению и обслуживанию воздушного движения, не </text:span><text:soft-page-break/><text:span text:style-name="T2">допускаются. Ведение радиообмена с отклонениями от установленных настоящими ФАП "Осуществление радиосвязи" требований может иметь место в случаях, связанных с необходимостью обеспечения безопасности полетов воздушных судов.</text:span></text:p>
      <text:p text:style-name="P1"><text:bookmark-end text:name="sub_1212"/><text:bookmark-start text:name="sub_1213"/><text:span text:style-name="T2">2.1.3. Радиопереговоры должны быть краткими, вестись с соблюдением правил произношения отдельных слов, исключением слов-паразитов и звуков запинания (возможно использование слов приветствия и благодарности), четкой дикцией. Передаче подлежат сведения, связанные с выполнением полета ВС, обслуживанием воздушного движения и необходимостью обеспечения безопасности полетов ВС.</text:span></text:p>
      <text:p text:style-name="P1"><text:bookmark-end text:name="sub_1213"/><text:bookmark-start text:name="sub_1214"/><text:span text:style-name="T2">2.1.4. В целях повышения качества приема и предупреждения искажений или ошибочного понимания принимаемой информации следует:</text:span></text:p>
      <text:p text:style-name="P1"><text:bookmark-end text:name="sub_1214"/><text:span text:style-name="T2">перед началом передачи прослушать наличие радиообмена на подлежащей использованию частоте, отсутствие сигнала занятости наземного канала связи, чтобы исключить возможность возникновения помех уже ведущейся передаче;</text:span></text:p>
      <text:p text:style-name="P1"><text:span text:style-name="T2">говорить ясно и отчетливо: скорость речи не должна превышать 100 слов в минуту;</text:span></text:p>
      <text:p text:style-name="P1"><text:span text:style-name="T2">сохранять громкость передачи информации на постоянном уровне;</text:span></text:p>
      <text:p text:style-name="P1"><text:span text:style-name="T2">до начала передачи нажать и не отпускать до конца сообщения переключатель (тангенту) передачи, своевременно предупреждать возможность его (ее) "залипания".</text:span></text:p>
      <text:p text:style-name="P1"><text:bookmark-start text:name="sub_1215"/><text:span text:style-name="T2">2.1.5. Приоритет в ведении радиообмена с экипажами ВС и наземными абонентами устанавливается диспетчером органа обслуживания воздушного движения (управления полетами) в соответствующей зоне (районе) диспетчерского пункта.</text:span></text:p>
      <text:p text:style-name="P1"><text:bookmark-end text:name="sub_1215"/><text:bookmark-start text:name="sub_1202"/><text:span text:style-name="T2">2.2. Передача букв:</text:span></text:p>
      <text:p text:style-name="P1"><text:bookmark-end text:name="sub_1202"/><text:bookmark-start text:name="sub_1221"/><text:span text:style-name="T2">2.2.1. Если в процессе ведения радиообмена произношение имен собственных, служебных сокращений и отдельных слов может вызвать сомнение, то они передаются по буквам.</text:span></text:p>
      <text:p text:style-name="P1"><text:bookmark-end text:name="sub_1221"/><text:bookmark-start text:name="sub_1222"/><text:span text:style-name="T2">2.2.2 При такой передаче каждая буква текста произносится следующим образом:</text:span></text:p>
      <text:p text:style-name="P1"><text:bookmark-end text:name="sub_1222"/></text:p>
      <text:p text:style-name="P9"><text:span text:style-name="T5"><text:s/>А - Анна <text:s text:c="26"/>Р - Роман</text:span></text:p>
      <text:p text:style-name="P1"/>
      <text:p text:style-name="P9"><text:span text:style-name="T5"><text:s/>Б - Борис <text:s text:c="25"/>С - Семен</text:span></text:p>
      <text:p text:style-name="P1"/>
      <text:p text:style-name="P9"><text:span text:style-name="T5"><text:s/>В - Василий <text:s text:c="23"/>Т - Татьяна</text:span></text:p>
      <text:p text:style-name="P1"/>
      <text:p text:style-name="P9"><text:span text:style-name="T5"><text:s/>Г - Григорий <text:s text:c="22"/>У - Ульяна</text:span></text:p>
      <text:p text:style-name="P1"/>
      <text:p text:style-name="P9"><text:span text:style-name="T5"><text:s/>Д - Дмитрий <text:s text:c="23"/>Ф - Федор</text:span></text:p>
      <text:p text:style-name="P1"/>
      <text:p text:style-name="P9"><text:span text:style-name="T5"><text:s/>Е - Елена <text:s text:c="25"/>X - Харитон</text:span></text:p>
      <text:p text:style-name="P1"/>
      <text:p text:style-name="P9"><text:span text:style-name="T5"><text:s/>Ж - Женя <text:s text:c="26"/>Ц - Цапля</text:span></text:p>
      <text:p text:style-name="P1"/>
      <text:p text:style-name="P9"><text:span text:style-name="T5"><text:s/>З - Зинаида <text:s text:c="23"/>Ч - Человек</text:span></text:p>
      <text:p text:style-name="P1"/>
      <text:p text:style-name="P9"><text:span text:style-name="T5"><text:s/>И - Иван <text:s text:c="26"/>Ш - Шура</text:span></text:p>
      <text:p text:style-name="P1"/>
      <text:p text:style-name="P9"><text:span text:style-name="T5"><text:s/>Й - Иван Краткий <text:s text:c="18"/>Щ - Щука</text:span></text:p>
      <text:p text:style-name="P1"/>
      <text:p text:style-name="P9"><text:span text:style-name="T5"><text:s/>К - Константин <text:s text:c="20"/>Э - Эхо</text:span></text:p>
      <text:p text:style-name="P1"/>
      <text:p text:style-name="P9"><text:span text:style-name="T5"><text:s/>Л - Леонид <text:s text:c="24"/>Ю - Юрий</text:span></text:p>
      <text:p text:style-name="P1"/>
      <text:p text:style-name="P9"><text:span text:style-name="T5"><text:s/>М - Михаил <text:s text:c="24"/>Я - Яков</text:span></text:p>
      <text:p text:style-name="P1"/>
      <text:p text:style-name="P9"><text:span text:style-name="T5"><text:s/>Н - Николай <text:s text:c="23"/>Ы - Еры</text:span></text:p>
      <text:p text:style-name="P1"/>
      <text:p text:style-name="P9"><text:span text:style-name="T5"><text:s/>О - Ольга <text:s text:c="25"/>Б - Мягкий знак</text:span></text:p>
      <text:p text:style-name="P1"/>
      <text:p text:style-name="P9"><text:span text:style-name="T5"><text:s/>П - Павел <text:s text:c="25"/>Ъ - Твердый знак</text:span></text:p>
      <text:p text:style-name="P1"/>
      <text:p text:style-name="P1"><text:soft-page-break/></text:p>
      <text:p text:style-name="P1"><text:bookmark-start text:name="sub_1203"/><text:span text:style-name="T2">2.3. Передача чисел:</text:span></text:p>
      <text:p text:style-name="P1"><text:bookmark-end text:name="sub_1203"/><text:bookmark-start text:name="sub_1231"/><text:span text:style-name="T2">2.3.1. Если в процессе радиообмена требуется передача числовых значений от 0 до 9, то они передаются словами: "ноль", "один", "два", "три", "четыре", "пять", "шесть", "семь", "восемь", "девять". Числовые значения, состоящие из двух и более цифр (курсы, пеленги, эшелоны (высоты) и позывные ВС), передаются также словами.</text:span></text:p>
      <text:p text:style-name="P1"><text:bookmark-end text:name="sub_1231"/><text:span text:style-name="T1">Например:</text:span></text:p>
      <text:p text:style-name="P1"><text:span text:style-name="T2">24 - двадцать четыре;</text:span></text:p>
      <text:p text:style-name="P1"><text:span text:style-name="T2">03 - ноль три;</text:span></text:p>
      <text:p text:style-name="P1"><text:span text:style-name="T2">115 - сто пятнадцать;</text:span></text:p>
      <text:p text:style-name="P1"><text:span text:style-name="T2">1500 - тысяча пятьсот;</text:span></text:p>
      <text:p text:style-name="P1"><text:span text:style-name="T2">5100 - пять сто;</text:span></text:p>
      <text:p text:style-name="P1"><text:span text:style-name="T2">9600 - девять шестьсот;</text:span></text:p>
      <text:p text:style-name="P1"><text:span text:style-name="T2">5000 - пять тысяч;</text:span></text:p>
      <text:p text:style-name="P1"><text:span text:style-name="T2">11100 - одиннадцать сто;</text:span></text:p>
      <text:p text:style-name="P1"><text:span text:style-name="T2">86090 - восемьдесят шесть ноль девяносто.</text:span></text:p>
      <text:p text:style-name="P1"/>
      <text:p text:style-name="P1"><text:bookmark-start text:name="sub_1232"/><text:span text:style-name="T2">2.3.2. При передаче значений десятичных дробей после передачи целых произносится слово "запятая".</text:span></text:p>
      <text:p text:style-name="P1"><text:bookmark-end text:name="sub_1232"/><text:span text:style-name="T1">Например:</text:span></text:p>
      <text:p text:style-name="P1"><text:span text:style-name="T2">118,1 - сто восемнадцать, запятая, один;</text:span></text:p>
      <text:p text:style-name="P1"><text:span text:style-name="T2">120,37 - сто двадцать, запятая, тридцать семь.</text:span></text:p>
      <text:p text:style-name="P1"/>
      <text:p text:style-name="P1"><text:bookmark-start text:name="sub_1233"/><text:span text:style-name="T2">2.3.3. В случаях неустойчивой радиосвязи при передаче числовых значений (курса, пеленга, атмосферного давления, эшелонов (высоты), времени и др.) каждую цифру в числе следует произносить отдельно, при передаче целых тысяч произносится отдельно каждый знак в числе тысяч, после чего следует слово "тысяч".</text:span></text:p>
      <text:p text:style-name="P1"><text:bookmark-end text:name="sub_1233"/><text:span text:style-name="T1">Например:</text:span></text:p>
      <text:p text:style-name="P1"><text:span text:style-name="T2">24 - два четыре;</text:span></text:p>
      <text:p text:style-name="P1"><text:span text:style-name="T2">115 - один один пять;</text:span></text:p>
      <text:p text:style-name="P1"><text:span text:style-name="T2">742 - семь четыре два;</text:span></text:p>
      <text:p text:style-name="P1"><text:span text:style-name="T2">5000 - пять тысяч;</text:span></text:p>
      <text:p text:style-name="P1"><text:span text:style-name="T2">9100 - девять тысяч один ноль ноль;</text:span></text:p>
      <text:p text:style-name="P1"><text:span text:style-name="T2">20000 - двадцать тысяч.</text:span></text:p>
      <text:p text:style-name="P1"/>
      <text:p text:style-name="P1"><text:bookmark-start text:name="sub_1204"/><text:span text:style-name="T2">2.4. Передача времени:</text:span></text:p>
      <text:p text:style-name="P1"><text:bookmark-end text:name="sub_1204"/><text:bookmark-start text:name="sub_1241"/><text:span text:style-name="T2">2.4.1. При передаче сообщений о времени указываются только минуты данного часа. В случае необходимости, когда возможно неправильное понимание значения времени, указываются часы и минуты.</text:span></text:p>
      <text:p text:style-name="P1"><text:bookmark-end text:name="sub_1241"/><text:span text:style-name="T1">Например:</text:span></text:p>
      <text:p text:style-name="P1"><text:span text:style-name="T2">Время "15 ч 28 мин" - двадцать восемь минут:</text:span></text:p>
      <text:p text:style-name="P1"><text:span text:style-name="T2">Время "1 ч 30 мин" - один час, тридцать минут;</text:span></text:p>
      <text:p text:style-name="P1"><text:span text:style-name="T2">Время "23 ч 48 мин" - двадцать три часа сорок восемь минут.</text:span></text:p>
      <text:p text:style-name="P1"/>
      <text:p text:style-name="P1"><text:span text:style-name="T2">При передаче сообщений о времени используется всемирное координированное время - УТЦ (UTC).</text:span></text:p>
      <text:p text:style-name="P1"><text:bookmark-start text:name="sub_1242"/><text:span text:style-name="T2">2.4.2. Проверка показаний бортовых часов в полете производится путем запроса у диспетчера соответствующего органа обслуживания воздушного движения (управления полетами) текущего времени. При проверках время указывается с точностью до ближайшей половины минуты.</text:span></text:p>
      <text:p text:style-name="P1"><text:bookmark-end text:name="sub_1242"/><text:span text:style-name="T1">Например:</text:span></text:p>
      <text:p text:style-name="P1"/>
      <text:p text:style-name="P1"><text:soft-page-break/><draw:frame draw:style-name="fr1" text:anchor-type="as-char" svg:width="6.8228in" svg:height="2.1772in" draw:z-index="1"><draw:image xlink:href="Pictures/1000000000000888000002B963B891DC.png" xlink:type="simple" xlink:show="embed" xlink:actuate="onLoad"/></draw:frame></text:p>
      <text:p text:style-name="P1"/>
      <text:p text:style-name="P1"><text:bookmark-start text:name="sub_1243"/><text:span text:style-name="T2">2.4.3. Расчетное время пролета очередного ПОД, контрольного ориентира, поворотного пункта маршрута (ППМ), рубежа передачи ОВД передается в составе сообщения о местоположении ВС или по запросу диспетчера органа обслуживания воздушного движения (управления полетами).</text:span></text:p>
      <text:p text:style-name="P1"><text:bookmark-end text:name="sub_1243"/><text:bookmark-start text:name="sub_1244"/><text:span text:style-name="T2">2.4.4. Если по условиям полета ранее переданное расчетное время пролета ПОД, контрольного ориентира, ППМ, рубежа передачи ОВД будет отличаться на 2 мин и более, экипаж ВС обязан сообщить диспетчеру органа обслуживания воздушного движения (управления полетами) новое уточненное расчетное время пролета ПОД, контрольного ориентира, ППМ, рубежа передачи ОВД.</text:span></text:p>
      <text:p text:style-name="P1"><text:bookmark-end text:name="sub_1244"/><text:bookmark-start text:name="sub_1245"/><text:span text:style-name="T2">2.4.5. Фактическое время выхода на ПОД, контрольный ориентир, ППМ, рубеж передачи ОВД не сообщается диспетчеру экипажем ВС в момент его пролета, а также, если доклад экипажа ВС о пролете ПОД, контрольного ориентира, ППМ, рубежа передачи ОВД отличается от фактического времени его пролета менее чем на 1 минуту.</text:span></text:p>
      <text:p text:style-name="P1"><text:bookmark-end text:name="sub_1245"/><text:span text:style-name="T2">В других случаях экипаж ВС обязан сообщить диспетчеру фактическое время пролета ПОД, контрольного ориентира, ППМ, рубежа передачи ОВД.</text:span></text:p>
      <text:p text:style-name="P1"><text:span text:style-name="T2">При этом, в случае, если экипаж ВС по тем или иным причинам не смог доложить о пролете ПОД, доклад о пролете данного ПОД должен быть сделан как можно скорее при первой возможности.</text:span></text:p>
      <text:p text:style-name="P1"><text:bookmark-start text:name="sub_1205"/><text:span text:style-name="T2">2.5. Типовые слова и фразы:</text:span></text:p>
      <text:p text:style-name="P1"><text:bookmark-end text:name="sub_1205"/><text:span text:style-name="T2">В процессе радиообмена следует пользоваться типовыми словами и фразами, имеющими следующие значения:</text:span></text:p>
      <text:p text:style-name="P1"/>
      <text:p text:style-name="P9"><text:span text:style-name="T7">┌────────────────────────┬──────────────────────────────────────────────┐</text:span></text:p>
      <text:p text:style-name="P9"><text:span text:style-name="T6">│ <text:s text:c="5"/>Слова/фразы <text:s text:c="6"/>│ <text:s text:c="11"/></text:span><text:span text:style-name="T5"><text:s text:c="7"/>Значение <text:s text:c="18"/>│</text:span></text:p>
      <text:p text:style-name="P9"><text:span text:style-name="T7">├────────────────────────┼──────────────────────────────────────────────┤</text:span></text:p>
      <text:p text:style-name="P9"><text:span text:style-name="T6">│Отменяю <text:s text:c="16"/>│Переданное <text:s/>ранее <text:s/>разрешение <text:s text:c="2"/>(рекомендация,│</text:span></text:p>
      <text:p text:style-name="P9"><text:span text:style-name="T6">│ <text:s text:c="23"/>│указание) аннулируется <text:s text:c="23"/></text:span><text:span text:style-name="T7">│</text:span></text:p>
      <text:p text:style-name="P9"><text:span text:style-name="T7">├────────────────────────┼──────────────────────────────────────────────┤</text:span></text:p>
      <text:p text:style-name="P9"><text:span text:style-name="T6">│Проверка <text:s text:c="15"/>│Проверка системы или <text:s/>процедуры <text:s/>(ответа, <text:s/>как│</text:span></text:p>
      <text:p text:style-name="P9"><text:span text:style-name="T6">│ <text:s text:c="23"/>│правило, не требуется) <text:s text:c="23"/>│</text:span></text:p>
      <text:p text:style-name="P9"><text:span text:style-name="T7">├────────────────────────┼──────────────────────────────────────────────┤</text:span></text:p>
      <text:p text:style-name="P9"><text:span text:style-name="T6">│Разрешаю <text:s text:c="15"/>│Разрешаю выполнение действий в соответствии <text:s/>с│</text:span></text:p>
      <text:p text:style-name="P9"><text:span text:style-name="T6">│ <text:s text:c="23"/>│оговоренными условиями <text:s text:c="23"/>│</text:span></text:p>
      <text:p text:style-name="P9"><text:span text:style-name="T7">├────────────────────────┼──────────────────────────────────────────────┤</text:span></text:p>
      <text:p text:style-name="P9"><text:span text:style-name="T6">│Запрещаю <text:s text:c="15"/>│Запрещаю выполнение запрашиваемых действий или│</text:span></text:p>
      <text:p text:style-name="P9"><text:span text:style-name="T6">│ <text:s text:c="23"/>│ранее <text:s text:c="2"/>переданного <text:s text:c="2"/>указания <text:s text:c="3"/>(разрешения,│</text:span></text:p>
      <text:p text:style-name="P9"><text:span text:style-name="T6">│ <text:s text:c="23"/>│рекомендации) <text:s text:c="32"/>│</text:span></text:p>
      <text:p text:style-name="P9"><text:span text:style-name="T7">├────────────────────────┼──────────────────────────────────────────────┤</text:span></text:p>
      <text:p text:style-name="P9"><text:span text:style-name="T6">│Подтвердите <text:s text:c="12"/>│Правильно ли Вы поняли <text:s/>следующую <text:s/>фразу <text:s/>...?│</text:span></text:p>
      <text:p text:style-name="P9"><text:span text:style-name="T6">│ <text:s text:c="23"/>│или правильно ли Вы приняли и поняли сообщение│</text:span></text:p>
      <text:p text:style-name="P9"><text:span text:style-name="T7">│ <text:s text:c="23"/>│...? <text:s text:c="41"/>│</text:span></text:p>
      <text:p text:style-name="P9"><text:span text:style-name="T7">├────────────────────────┼──────────────────────────────────────────────┤</text:span></text:p>
      <text:p text:style-name="P9"><text:span text:style-name="T6">│Подтверждаю <text:s text:c="12"/>│Да <text:s text:c="43"/>│</text:span></text:p>
      <text:p text:style-name="P9"><text:span text:style-name="T7">├────────────────────────┼──────────────────────────────────────────────┤</text:span></text:p>
      <text:p text:style-name="P9"><text:span text:style-name="T6">│Работайте <text:s text:c="9"/></text:span><text:span text:style-name="T5"><text:s text:c="5"/>│Установите радиосвязь с ... <text:s text:c="18"/>│</text:span></text:p>
      <text:p text:style-name="P9"><text:span text:style-name="T7">├────────────────────────┼──────────────────────────────────────────────┤</text:span></text:p>
      <text:p text:style-name="P9"><text:span text:style-name="T6">│Набирайте <text:s text:c="2"/>... <text:s text:c="2"/>эшелон│Выполняйте набор заданного эшелона (высоты)...│</text:span></text:p>
      <text:p text:style-name="P9"><text:span text:style-name="T6">│(высоту) <text:s text:c="15"/>│ <text:s text:c="27"/></text:span><text:span text:style-name="T7"><text:s text:c="18"/>│</text:span></text:p>
      <text:p text:style-name="P9"><text:soft-page-break/><text:span text:style-name="T7">├────────────────────────┼──────────────────────────────────────────────┤</text:span></text:p>
      <text:p text:style-name="P9"><text:span text:style-name="T6">│Снижайтесь до... эшелона│Выполняйте <text:s/>снижение <text:s/>до <text:s text:c="2"/>заданного <text:s text:c="2"/>эшелона│</text:span></text:p>
      <text:p text:style-name="P9"><text:span text:style-name="T6">│(высоты) <text:s text:c="15"/>│(высоты)... <text:s text:c="34"/>│</text:span></text:p>
      <text:p text:style-name="P9"><text:span text:style-name="T7">├────────────────────────┼──────────────────────────────────────────────┤</text:span></text:p>
      <text:p text:style-name="P9"><text:span text:style-name="T6">│Ускорьте <text:s text:c="7"/>снижение│Ускорьте снижение (набор) до <text:s/>ранее <text:s/>заданного│</text:span></text:p>
      <text:p text:style-name="P9"><text:span text:style-name="T6">│(набор) <text:s text:c="2"/>... <text:s text:c="3"/>эшелона│эшелона (высоты) <text:s text:c="29"/>│</text:span></text:p>
      <text:p text:style-name="P9"><text:span text:style-name="T6">│(высоты) <text:s text:c="15"/>│ <text:s text:c="21"/></text:span><text:span text:style-name="T7"><text:s text:c="24"/>│</text:span></text:p>
      <text:p text:style-name="P9"><text:span text:style-name="T7">├────────────────────────┼──────────────────────────────────────────────┤</text:span></text:p>
      <text:p text:style-name="P9"><text:span text:style-name="T6">│Правильно <text:s text:c="14"/>│Поняли правильно <text:s text:c="29"/>│</text:span></text:p>
      <text:p text:style-name="P9"><text:span text:style-name="T7">├────────────────────────┼──────────────────────────────────────────────┤</text:span></text:p>
      <text:p text:style-name="P9"><text:span text:style-name="T6">│Даю поп</text:span><text:span text:style-name="T5">равку <text:s text:c="11"/>│В данной передаче <text:s/>(или <text:s/>указанном <text:s/>сообщении)│</text:span></text:p>
      <text:p text:style-name="P9"><text:span text:style-name="T6">│ <text:s text:c="23"/>│была сделана ошибка <text:s text:c="26"/>│</text:span></text:p>
      <text:p text:style-name="P9"><text:span text:style-name="T7">├────────────────────────┼──────────────────────────────────────────────┤</text:span></text:p>
      <text:p text:style-name="P9"><text:span text:style-name="T6">│Продолжайте <text:s text:c="12"/>│Продолжайте пере</text:span><text:span text:style-name="T5">давать ваше сообщение <text:s text:c="8"/>│</text:span></text:p>
      <text:p text:style-name="P9"><text:span text:style-name="T7">├────────────────────────┼──────────────────────────────────────────────┤</text:span></text:p>
      <text:p text:style-name="P9"><text:span text:style-name="T6">│Как слышите? <text:s text:c="11"/>│Каково качество моей передачи? <text:s text:c="15"/>│</text:span></text:p>
      <text:p text:style-name="P9"><text:span text:style-name="T7">├────────────────────────┼──────────────────────────────────────────────┤</text:span></text:p>
      <text:p text:style-name="P9"><text:span text:style-name="T6">│П</text:span><text:span text:style-name="T5">овторяю <text:s text:c="15"/>│Повторяю для ясности или уточнения <text:s text:c="11"/>│</text:span></text:p>
      <text:p text:style-name="P9"><text:span text:style-name="T7">├────────────────────────┼──────────────────────────────────────────────┤</text:span></text:p>
      <text:p text:style-name="P9"><text:span text:style-name="T6">│Контролируйте <text:s text:c="10"/>│Прослушивайте на (частоте) <text:s text:c="19"/>│</text:span></text:p>
      <text:p text:style-name="P9"><text:span text:style-name="T7">├────────────────────────┼──────────────────────────────────────────────┤</text:span></text:p>
      <text:p text:style-name="P9"><text:span text:style-name="T6">│Неверно (ошибка) <text:s text:c="7"/>│Приняли (повторили) не то, что было передано <text:s/>│</text:span></text:p>
      <text:p text:style-name="P9"><text:span text:style-name="T7">├────────────────────────┼──────────────────────────────────────────────┤</text:span></text:p>
      <text:p text:style-name="P9"><text:span text:style-name="T6">│Взлетный (посадочный) <text:s text:c="2"/>│Магнитный путевой <text:s/>угол <text:s/>рабочего <text:s/>направлен</text:span><text:span text:style-name="T5">ия│</text:span></text:p>
      <text:p text:style-name="P9"><text:span text:style-name="T6">│ <text:s text:c="23"/>│взлетно-посадочной полосы (МПУ ВПП) <text:s text:c="10"/>│</text:span></text:p>
      <text:p text:style-name="P9"><text:span text:style-name="T7">├────────────────────────┼──────────────────────────────────────────────┤</text:span></text:p>
      <text:p text:style-name="P9"><text:span text:style-name="T6">│Дальний <text:s text:c="16"/>│Дальний приводной радиомаяк (ДПРМ) <text:s text:c="11"/>│</text:span></text:p>
      <text:p text:style-name="P9"><text:span text:style-name="T7">├────────────────────────┼──────────────────────────────────────────────┤</text:span></text:p>
      <text:p text:style-name="P9"><text:span text:style-name="T6">│Ближний <text:s text:c="16"/>│Ближний приводной радиомаяк (БПРМ) <text:s text:c="11"/>│</text:span></text:p>
      <text:p text:style-name="P9"><text:span text:style-name="T7">├────────────────────────┼──────────────────────────────────────────────┤</text:span></text:p>
      <text:p text:style-name="P9"><text:span text:style-name="T6">│Сцепление <text:s text:c="14"/>│Коэффициент сцепления на ВПП <text:s text:c="9"/></text:span><text:span text:style-name="T7"><text:s text:c="8"/>│</text:span></text:p>
      <text:p text:style-name="P9"><text:span text:style-name="T7">├────────────────────────┼──────────────────────────────────────────────┤</text:span></text:p>
      <text:p text:style-name="P9"><text:span text:style-name="T6">│Полоса... <text:s text:c="14"/>│Состояние <text:s text:c="2"/>ВПП: <text:s text:c="2"/>сухая, <text:s text:c="2"/>мокрая, <text:s text:c="2"/>гололед,│</text:span></text:p>
      <text:p text:style-name="P9"><text:span text:style-name="T6">│ <text:s text:c="23"/>│слякоть...; <text:s/>также <text:s/>может <text:s text:c="4"/>использоваться в│</text:span></text:p>
      <text:p text:style-name="P9"><text:span text:style-name="T7">│ <text:s text:c="22"/></text:span><text:span text:style-name="T5"><text:s/>│словосочетании с номером ВПП <text:s text:c="17"/>│</text:span></text:p>
      <text:p text:style-name="P9"><text:span text:style-name="T7">├────────────────────────┼──────────────────────────────────────────────┤</text:span></text:p>
      <text:p text:style-name="P9"><text:span text:style-name="T6">│Конец <text:s text:c="18"/>│Настоящее сообщение <text:s/>закончено, <text:s/>и <text:s text:c="2"/>ответа на│</text:span></text:p>
      <text:p text:style-name="P9"><text:span text:style-name="T6">│ <text:s text:c="23"/>│него не требуется <text:s text:c="14"/></text:span><text:span text:style-name="T7"><text:s text:c="14"/>│</text:span></text:p>
      <text:p text:style-name="P9"><text:span text:style-name="T7">├────────────────────────┼──────────────────────────────────────────────┤</text:span></text:p>
      <text:p text:style-name="P9"><text:span text:style-name="T6">│Повторите <text:s text:c="14"/>│Повторите мне все или <text:s/>указанную <text:s/>часть <text:s/>этого│</text:span></text:p>
      <text:p text:style-name="P9"><text:span text:style-name="T6">│ <text:s text:c="23"/>│сообщения в том виде, в котором вы ее <text:s/>приняли│</text:span></text:p>
      <text:p text:style-name="P9"><text:span text:style-name="T7">│ <text:s text:c="16"/></text:span><text:span text:style-name="T5"><text:s text:c="7"/>│(передали) <text:s text:c="35"/>│</text:span></text:p>
      <text:p text:style-name="P9"><text:span text:style-name="T7">├────────────────────────┼──────────────────────────────────────────────┤</text:span></text:p>
      <text:p text:style-name="P9"><text:span text:style-name="T6">│Сообщите <text:s text:c="15"/>│Передайте мне следующую информацию <text:s text:c="11"/>│</text:span></text:p>
      <text:p text:style-name="P9"><text:span text:style-name="T7">├────────────────────────┼──────────────────────────────────────────────┤</text:span></text:p>
      <text:p text:style-name="P9"><text:span text:style-name="T6">│Курс <text:s text:c="19"/>│Направление, в <text:s/>котором <text:s/>находится <text:s/>продольная│</text:span></text:p>
      <text:p text:style-name="P9"><text:span text:style-name="T6">│ <text:s text:c="23"/>│ось ВС, выраженное <text:s/>обычно <text:s/>в <text:s/>градусах <text:s/>угла,│</text:span></text:p>
      <text:p text:style-name="P9"><text:span text:style-name="T6">│ <text:s text:c="23"/>│отсчитываемого <text:s text:c="2"/>от <text:s text:c="2"/>северного <text:s text:c="3"/>направления│</text:span></text:p>
      <text:p text:style-name="P9"><text:span text:style-name="T7">│ <text:s text:c="10"/></text:span><text:span text:style-name="T5"><text:s text:c="13"/>│(истинного, <text:s text:c="2"/>магнитного, <text:s text:c="6"/>компасного или│</text:span></text:p>
      <text:p text:style-name="P9"><text:span text:style-name="T6">│ <text:s text:c="23"/>│условного меридиана) <text:s text:c="25"/>│</text:span></text:p>
      <text:p text:style-name="P9"><text:span text:style-name="T7">├────────────────────────┼──────────────────────────────────────────────┤</text:span></text:p>
      <text:p text:style-name="P9"><text:span text:style-name="T6">│Азимут..., удаление ... │Местоположение ВС в </text:span><text:span text:style-name="T5"><text:s/>координатах <text:s/>относительно│</text:span></text:p>
      <text:p text:style-name="P9"><text:span text:style-name="T6">│ <text:s text:c="23"/>│места установки антенны радиолокатора <text:s text:c="8"/>│</text:span></text:p>
      <text:p text:style-name="P9"><text:span text:style-name="T7">├────────────────────────┼──────────────────────────────────────────────┤</text:span></text:p>
      <text:p text:style-name="P9"><text:span text:style-name="T6">│Даю новое разрешение <text:s text:c="3"/>│В последнее <text:s/>разрешение <text:s/>внесены <text:s text:c="2"/>изменения и│</text:span></text:p>
      <text:p text:style-name="P9"><text:span text:style-name="T7">│ <text:s text:c="4"/></text:span><text:span text:style-name="T5"><text:s text:c="19"/>│данное <text:s/>новое <text:s/>разрешение <text:s/>заменяет <text:s text:c="2"/>выданное│</text:span></text:p>
      <text:p text:style-name="P9"><text:span text:style-name="T6">│ <text:s text:c="23"/>│ранее или его часть <text:s text:c="26"/>│</text:span></text:p>
      <text:p text:style-name="P9"><text:span text:style-name="T7">├────────────────────────┼──────────────────────────────────────────────┤</text:span></text:p>
      <text:p text:style-name="P9"><text:span text:style-name="T6">│Боковое... <text:s text:c="13"/>│Расстояние (уд</text:span><text:span text:style-name="T5">аление), <text:s/>на <text:s/>котором <text:s/>находится│</text:span></text:p>
      <text:p text:style-name="P9"><text:span text:style-name="T6">│ <text:s text:c="23"/>│воздушное судно по отношению <text:s/>к <text:s/>осевой <text:s/>линии│</text:span></text:p>
      <text:p text:style-name="P9"><text:soft-page-break/><text:span text:style-name="T6">│ <text:s text:c="23"/>│ВПП и ее продолжению по курсу взлета и посадки│</text:span></text:p>
      <text:p text:style-name="P9"><text:span text:style-name="T7">├────────────────────────┼──────────────────────────────────────────────┤</text:span></text:p>
      <text:p text:style-name="P9"><text:span text:style-name="T6">│Справа <text:s/>(слева), <text:s/>правее│Местоположение <text:s/>на <text:s/>котором <text:s/>находится <text:s text:c="2"/>ВС по│</text:span></text:p>
      <text:p text:style-name="P9"><text:span text:style-name="T6">│(левее) <text:s text:c="16"/>│отношению к оси маршрута <text:s text:c="21"/>│</text:span></text:p>
      <text:p text:style-name="P9"><text:span text:style-name="T7">├────────────────────────┼──────────────────────────────────────────────┤</text:span></text:p>
      <text:p text:style-name="P9"><text:span text:style-name="T6">│Радиальное... <text:s text:c="10"/>│Расстоян</text:span><text:span text:style-name="T5">ие (удаление), на котором находится ВС│</text:span></text:p>
      <text:p text:style-name="P9"><text:span text:style-name="T6">│ <text:s text:c="23"/>│от места установки антенны радиолокатора <text:s text:c="5"/>│</text:span></text:p>
      <text:p text:style-name="P9"><text:span text:style-name="T7">├────────────────────────┼──────────────────────────────────────────────┤</text:span></text:p>
      <text:p text:style-name="P9"><text:span text:style-name="T6">│Следуйте (сохраняйте)...│Выполняйте <text:s/>полет <text:s/>в <text:s/>соответствии <text:s text:c="2"/>с <text:s text:c="2"/>м</text:span><text:span text:style-name="T5">оими│</text:span></text:p>
      <text:p text:style-name="P9"><text:span text:style-name="T6">│ <text:s text:c="23"/>│указаниями (по спрямленной <text:s/>воздушной <text:s/>трассе,│</text:span></text:p>
      <text:p text:style-name="P9"><text:span text:style-name="T6">│ <text:s text:c="23"/>│на запасный аэродром, на эшелоне <text:s/>(высоте), <text:s/>с│</text:span></text:p>
      <text:p text:style-name="P9"><text:span text:style-name="T6">│ <text:s text:c="23"/>│курсом и т.д.) <text:s text:c="31"/>│</text:span></text:p>
      <text:p text:style-name="P9"><text:span text:style-name="T7">├────────────────────────┼──────────────────────────────────────────────┤</text:span></text:p>
      <text:p text:style-name="P9"><text:span text:style-name="T6">│Понял <text:s text:c="18"/>│Я принял и понял переданную Вами информацию <text:s text:c="2"/>│</text:span></text:p>
      <text:p text:style-name="P9"><text:span text:style-name="T7">├────────────────────────┼──────────────────────────────────────────────┤</text:span></text:p>
      <text:p text:style-name="P9"><text:span text:style-name="T6">│Говорите медленнее <text:s text:c="5"/>│Уменьшите скорость передачи <text:s text:c="8"/></text:span><text:span text:style-name="T7"><text:s text:c="10"/>│</text:span></text:p>
      <text:p text:style-name="P9"><text:span text:style-name="T7">├────────────────────────┼──────────────────────────────────────────────┤</text:span></text:p>
      <text:p text:style-name="P9"><text:span text:style-name="T6">│Ждите <text:s text:c="18"/>│Ждите, я Вас вызову <text:s text:c="26"/>│</text:span></text:p>
      <text:p text:style-name="P9"><text:span text:style-name="T7">├────────────────────────┼──────────────────────────────────────────────┤</text:span></text:p>
      <text:p text:style-name="P9"><text:span text:style-name="T6">│Проверьте <text:s text:c="11"/></text:span><text:span text:style-name="T5"><text:s text:c="3"/>│Проверьте <text:s text:c="2"/>и <text:s text:c="2"/>подтвердите <text:s text:c="4"/>переданное Вам│</text:span></text:p>
      <text:p text:style-name="P9"><text:span text:style-name="T6">│ <text:s text:c="23"/>│сообщение <text:s text:c="36"/>│</text:span></text:p>
      <text:p text:style-name="P9"><text:span text:style-name="T7">├────────────────────────┼──────────────────────────────────────────────┤</text:span></text:p>
      <text:p text:style-name="P9"><text:span text:style-name="T6">│Ваше место? <text:s text:c="12"/>│Сообщите местоположение воздуш</text:span><text:span text:style-name="T5">ного судна ... <text:s/>│</text:span></text:p>
      <text:p text:style-name="P9"><text:span text:style-name="T7">├────────────────────────┼──────────────────────────────────────────────┤</text:span></text:p>
      <text:p text:style-name="P9"><text:span text:style-name="T6">│Ваше место... <text:s text:c="10"/>│Местоположение воздушного судна ... <text:s text:c="10"/>│</text:span></text:p>
      <text:p text:style-name="P9"><text:span text:style-name="T7">├────────────────────────┼──────────────────────────────────────────────┤</text:span></text:p>
      <text:p text:style-name="P9"><text:span text:style-name="T6">│Доложите <text:s text:c="6"/></text:span><text:span text:style-name="T5"><text:s text:c="9"/>│Передайте информацию о Ваших действиях <text:s text:c="7"/>│</text:span></text:p>
      <text:p text:style-name="P9"><text:span text:style-name="T7">├────────────────────────┼──────────────────────────────────────────────┤</text:span></text:p>
      <text:p text:style-name="P9"><text:span text:style-name="T6">│Заход по ИЛС (по маякам)│Заход <text:s/>на <text:s/>посадку <text:s/>по <text:s/>радиомаячной <text:s text:c="2"/>системе│</text:span></text:p>
      <text:p text:style-name="P9"><text:span text:style-name="T6">│ <text:s text:c="23"/>│посадки (РМС) (в <text:s/>автома</text:span><text:span text:style-name="T5">тическом, <text:s/>директорном│</text:span></text:p>
      <text:p text:style-name="P9"><text:span text:style-name="T6">│ <text:s text:c="23"/>│режимах, или <text:s/>в <text:s/>режиме <text:s/>ПСП <text:s/>(планки <text:s/>системы│</text:span></text:p>
      <text:p text:style-name="P9"><text:span text:style-name="T6">│ <text:s text:c="23"/>│посадки) <text:s text:c="37"/>│</text:span></text:p>
      <text:p text:style-name="P9"><text:span text:style-name="T7">├────────────────────────┼──────────────────────────────────────────────┤</text:span></text:p>
      <text:p text:style-name="P9"><text:span text:style-name="T6">│Заход по </text:span><text:span text:style-name="T5">локатору <text:s text:c="6"/>│Заход на посадку по <text:s/>радиолокационной <text:s/>системе│</text:span></text:p>
      <text:p text:style-name="P9"><text:span text:style-name="T6">│ <text:s text:c="23"/>│посадки (РСП) <text:s text:c="32"/>│</text:span></text:p>
      <text:p text:style-name="P9"><text:span text:style-name="T7">├────────────────────────┼──────────────────────────────────────────────┤</text:span></text:p>
      <text:p text:style-name="P9"><text:span text:style-name="T6">│Заход <text:s text:c="3"/>по <text:s text:c="3"/>локатору,│Заход <text:s/>на <text:s/>посадку</text:span><text:span text:style-name="T5"> <text:s/>по <text:s/>РСП+ОСП <text:s/>(оборудование│</text:span></text:p>
      <text:p text:style-name="P9"><text:span text:style-name="T6">│контроль по приводным <text:s text:c="2"/>│системы посадки) <text:s text:c="29"/>│</text:span></text:p>
      <text:p text:style-name="P9"><text:span text:style-name="T7">├────────────────────────┼──────────────────────────────────────────────┤</text:span></text:p>
      <text:p text:style-name="P9"><text:span text:style-name="T6">│Заход по приводным <text:s text:c="5"/>│Заход на посадку по ОСП <text:s text:c="22"/>│</text:span></text:p>
      <text:p text:style-name="P9"><text:span text:style-name="T7">├────────────────────────┼──────────────────────────────────────────────┤</text:span></text:p>
      <text:p text:style-name="P9"><text:span text:style-name="T6">│Заход <text:s text:c="2"/>по <text:s text:c="3"/>приводным,│Заход на посадку по ОСП с использованием ОРЛ-А│</text:span></text:p>
      <text:p text:style-name="P9"><text:span text:style-name="T6">│контроль по обзорному <text:s text:c="2"/>│(обзорный радиолокатор аэродромный) <text:s text:c="10"/>│</text:span></text:p>
      <text:p text:style-name="P9"><text:span text:style-name="T7">├────────────────────────┼──────────────────────────────────────────────┤</text:span></text:p>
      <text:p text:style-name="P9"><text:span text:style-name="T6">│Заход по ОПРС <text:s text:c="10"/>│Заход <text:s/>на <text:s/>посадку <text:s/>по <text:s text:c="2"/>отдельной <text:s text:c="2"/>приводной│</text:span></text:p>
      <text:p text:style-name="P9"><text:span text:style-name="T6">│ <text:s text:c="23"/>│радиостанции <text:s text:c="33"/>│</text:span></text:p>
      <text:p text:style-name="P9"><text:span text:style-name="T7">├────────────────────────┼──────────────────────────────────────────────┤</text:span></text:p>
      <text:p text:style-name="P9"><text:span text:style-name="T6">│Заход по "Катету", заход│Заход <text:s/>на <text:s/>посадку <text:s/>по <text:s/>угломерно-дальномерной│</text:span></text:p>
      <text:p text:style-name="P9"><text:span text:style-name="T6">│по VOR/DME <text:s text:c="13"/>│системе <text:s text:c="38"/>│</text:span></text:p>
      <text:p text:style-name="P9"><text:span text:style-name="T7">├────────────────────────┼──────────────────────────────────────────────┤</text:span></text:p>
      <text:p text:style-name="P9"><text:span text:style-name="T6">│Заход визуальный <text:s text:c="7"/>│Продол</text:span><text:span text:style-name="T5">жение захода <text:s/>на <text:s/>посадку <text:s/>по <text:s/>приборам,│</text:span></text:p>
      <text:p text:style-name="P9"><text:span text:style-name="T6">│ <text:s text:c="23"/>│когда часть схемы <text:s/>или <text:s/>вся <text:s/>схема <text:s text:c="2"/>захода на│</text:span></text:p>
      <text:p text:style-name="P9"><text:span text:style-name="T6">│ <text:s text:c="23"/>│посадку <text:s/>по <text:s/>приборам <text:s/>не <text:s/>завершена <text:s/>и <text:s/>заход│</text:span></text:p>
      <text:p text:style-name="P9"><text:span text:style-name="T6">│ <text:s text:c="23"/>│осуществляется при визуальном контакте с</text:span><text:span text:style-name="T5"> ВПП и│</text:span></text:p>
      <text:p text:style-name="P9"><text:span text:style-name="T6">│ <text:s text:c="23"/>│(или) ее ориентирами <text:s text:c="25"/>│</text:span></text:p>
      <text:p text:style-name="P9"><text:span text:style-name="T7">├────────────────────────┼──────────────────────────────────────────────┤</text:span></text:p>
      <text:p text:style-name="P9"><text:span text:style-name="T6">│Заход на посадку по ПВП │Этап <text:s text:c="2"/>визуального <text:s text:c="2"/>полета, <text:s text:c="4"/>выполняемый с│</text:span></text:p>
      <text:p text:style-name="P9"><text:span text:style-name="T7">│ <text:s text:c="23"/>│</text:span><text:span text:style-name="T6">соблюдением правил визуальных полетов (ПВП) <text:s/>и│</text:span></text:p>
      <text:p text:style-name="P9"><text:span text:style-name="T6">│ <text:s text:c="23"/>│при установленных минимумах ПВП <text:s text:c="14"/>│</text:span></text:p>
      <text:p text:style-name="P9"><text:span text:style-name="T7">├────────────────────────┼──────────────────────────────────────────────┤</text:span></text:p>
      <text:p text:style-name="P9"><text:soft-page-break/><text:span text:style-name="T6">│Заход <text:s text:c="2"/>на <text:s text:c="4"/>посадку с│Заход на посадку по системе с прям</text:span><text:span text:style-name="T5">ой (выход на│</text:span></text:p>
      <text:p text:style-name="P9"><text:span text:style-name="T6">│прямой <text:s text:c="17"/>│РСБН, <text:s/>ДПРМ, <text:s/>отворот <text:s text:c="2"/>в <text:s text:c="2"/>расчетную <text:s text:c="2"/>точку,│</text:span></text:p>
      <text:p text:style-name="P9"><text:span text:style-name="T6">│ <text:s text:c="23"/>│разворот в расчетной точке на посадочный курс)│</text:span></text:p>
      <text:p text:style-name="P9"><text:span text:style-name="T7">├────────────────────────┼──────────────────────────────────────────────┤</text:span></text:p>
      <text:p text:style-name="P9"><text:span text:style-name="T6">│Заход в режиме "Воз</text:span><text:span text:style-name="T5">врат"│Заход на посадку по программе <text:s text:c="16"/>│</text:span></text:p>
      <text:p text:style-name="P9"><text:span text:style-name="T7">├────────────────────────┼──────────────────────────────────────────────┤</text:span></text:p>
      <text:p text:style-name="P9"><text:span text:style-name="T6">│Повторный заход <text:s text:c="8"/>│Заход на <text:s/>посадку <text:s/>двумя <text:s/>разворотами <text:s text:c="2"/>на 180│</text:span></text:p>
      <text:p text:style-name="P9"><text:span text:style-name="T6">│ <text:s text:c="23"/>│градусов <text:s text:c="19"/></text:span><text:span text:style-name="T7"><text:s text:c="18"/>│</text:span></text:p>
      <text:p text:style-name="P9"><text:span text:style-name="T7">├────────────────────────┼──────────────────────────────────────────────┤</text:span></text:p>
      <text:p text:style-name="P9"><text:span text:style-name="T6">│Заход <text:s text:c="3"/>с <text:s text:c="3"/>расчетного│Заход на посадку с <text:s/>расчетного <text:s/>рубежа <text:s/>начала│</text:span></text:p>
      <text:p text:style-name="P9"><text:span text:style-name="T6">│рубежа <text:s text:c="17"/>│снижения <text:s text:c="37"/>│</text:span></text:p>
      <text:p text:style-name="P9"><text:span text:style-name="T7">├────────────────────────┼──────────────────────────────────────────────┤</text:span></text:p>
      <text:p text:style-name="P9"><text:span text:style-name="T6">│Прямой <text:s text:c="17"/>│Магнитный пеленг в градусах от автоматического│</text:span></text:p>
      <text:p text:style-name="P9"><text:span text:style-name="T6">│ <text:s text:c="23"/>│радиопеленгатора (АРП) на ВС <text:s text:c="17"/>│</text:span></text:p>
      <text:p text:style-name="P9"><text:span text:style-name="T7">├────────────────────────┼──────────────────────────────────────────────┤</text:span></text:p>
      <text:p text:style-name="P9"><text:span text:style-name="T6">│Заход <text:s/>на <text:s text:c="4"/>посадку по│Заход на посадку с использованием <text:s/>дублирующих│</text:span></text:p>
      <text:p text:style-name="P9"><text:span text:style-name="T6">│радиопеленгатору <text:s text:c="7"/>│радиотехнических средств <text:s text:c="21"/>│</text:span></text:p>
      <text:p text:style-name="P9"><text:span text:style-name="T7">├────────────────────────┼──────────────────────────────────────────────┤</text:span></text:p>
      <text:p text:style-name="P9"><text:span text:style-name="T6">│Обратны</text:span><text:span text:style-name="T5">й <text:s text:c="15"/>│Измененный на 180 градусов магнитный пеленг от│</text:span></text:p>
      <text:p text:style-name="P9"><text:span text:style-name="T6">│ <text:s text:c="23"/>│АРП на ВС <text:s text:c="36"/>│</text:span></text:p>
      <text:p text:style-name="P9"><text:span text:style-name="T7">├────────────────────────┼──────────────────────────────────────────────┤</text:span></text:p>
      <text:p text:style-name="P9"><text:span text:style-name="T6">│Заход по GPS <text:s text:c="11"/>│Неточный заход <text:s/></text:span><text:span text:style-name="T5">на <text:s/>посадку <text:s/>по <text:s/>навигационной│</text:span></text:p>
      <text:p text:style-name="P9"><text:span text:style-name="T6">│ <text:s text:c="23"/>│спутниковой системе GPS <text:s text:c="22"/>│</text:span></text:p>
      <text:p text:style-name="P9"><text:span text:style-name="T7">├────────────────────────┼──────────────────────────────────────────────┤</text:span></text:p>
      <text:p text:style-name="P9"><text:span text:style-name="T6">│Заход по ГЛОНАСС/GPS <text:s text:c="3"/>│Точный заход <text:s/>на <text:s/>посадку <text:s/>по <text:s/>комбинированной│</text:span></text:p>
      <text:p text:style-name="P9"><text:span text:style-name="T7">│ </text:span><text:span text:style-name="T5"><text:s text:c="23"/>│навигационной спутниковой системе ГЛОНАСС/GPS │</text:span></text:p>
      <text:p text:style-name="P9"><text:span text:style-name="T7">└────────────────────────┴──────────────────────────────────────────────┘</text:span></text:p>
      <text:p text:style-name="P1"/>
      <text:p text:style-name="P1"><text:bookmark-start text:name="sub_1206"/><text:span text:style-name="T2">2.6. Позывные органов обслуживания воздушного движения (управления полетами) и абонентов, обеспечивающих производство полетов:</text:span></text:p>
      <text:p text:style-name="P1"><text:bookmark-end text:name="sub_1206"/><text:bookmark-start text:name="sub_1261"/><text:span text:style-name="T2">2.6.1. Для вызова диспетчера соответствующего диспетчерского пункта органа обслуживания воздушного движения (управления полетами) и абонентов, обеспечивающих производство полетов, установлены следующие радиотелефонные позывные:</text:span></text:p>
      <text:p text:style-name="P1"><text:bookmark-end text:name="sub_1261"/></text:p>
      <text:p text:style-name="P9"><text:span text:style-name="T7">┌───────────────────────────────────────────────┬───────────────────────┐</text:span></text:p>
      <text:p text:style-name="P9"><text:span text:style-name="T6">│ <text:s text:c="13"/>Диспетчерский пункт <text:s text:c="13"/>│ <text:s text:c="6"/>Позывной <text:s text:c="7"/>│</text:span></text:p>
      <text:p text:style-name="P9"><text:span text:style-name="T7">├───────────────────────────────────────────────┼───────────────────────┤</text:span></text:p>
      <text:p text:style-name="P9"><text:span text:style-name="T6">│Районный <text:s/></text:span><text:span text:style-name="T5">центр <text:s/>единой <text:s text:c="2"/>системы <text:s text:c="2"/>организации│ <text:s text:c="5"/>"Контроль" <text:s text:c="6"/>│</text:span></text:p>
      <text:p text:style-name="P9"><text:span text:style-name="T6">│воздушного движения (ЕС ОрВД), <text:s/>вспомогательный│ <text:s text:c="22"/>│</text:span></text:p>
      <text:p text:style-name="P9"><text:span text:style-name="T6">│районный центр (ВРЦ) ЕС ОрВД <text:s text:c="18"/>│ <text:s text:c="22"/>│</text:span></text:p>
      <text:p text:style-name="P9"><text:span text:style-name="T7">├───────────────────────────────────────────────┼───────────────────────┤</text:span></text:p>
      <text:p text:style-name="P9"><text:span text:style-name="T6">│Местный <text:s text:c="4"/>диспетчерский <text:s text:c="9"/>пункт (МДП),│ <text:s text:c="7"/>"Район" <text:s text:c="7"/>│</text:span></text:p>
      <text:p text:style-name="P9"><text:span text:style-name="T6">│вспомогательный <text:s/>местный <text:s/>диспетчерский <text:s text:c="2"/>пункт│ <text:s text:c="22"/>│</text:span></text:p>
      <text:p text:style-name="P9"><text:span text:style-name="T6">│(ВМДП) <text:s text:c="40"/>│ <text:s text:c="22"/>│</text:span></text:p>
      <text:p text:style-name="P9"><text:span text:style-name="T7">├───────────────────────────────────────────────┼───────────────────────┤</text:span></text:p>
      <text:p text:style-name="P9"><text:span text:style-name="T6">│Диспетчерский пункт подхода (ДПП), руководитель│ <text:s text:c="6"/>"Подход" <text:s text:c="7"/>│</text:span></text:p>
      <text:p text:style-name="P9"><text:span text:style-name="T6">│дальней зоны (КП, КДП аэродрома) <text:s text:c="14"/>│ <text:s text:c="22"/>│</text:span></text:p>
      <text:p text:style-name="P9"><text:span text:style-name="T7">├───────────────────────────────────────────────┼───────────────────────┤</text:span></text:p>
      <text:p text:style-name="P9"><text:span text:style-name="T6">│Диспетчерский пункт круга <text:s/>(ДПК), <text:s/>руководитель│ <text:s text:c="7"/>"Круг" <text:s text:c="8"/>│</text:span></text:p>
      <text:p text:style-name="P9"><text:span text:style-name="T6">│ближней зоны (КДП) <text:s text:c="28"/>│ <text:s text:c="22"/>│</text:span></text:p>
      <text:p text:style-name="P9"><text:span text:style-name="T7">├───────────────────────────────────────────────┼───────────────────────┤</text:span></text:p>
      <text:p text:style-name="P9"><text:span text:style-name="T6">│Пункт диспетчера <text:s/>посадки <text:s/>(ПДП), <text:s/>руководитель│ <text:s text:c="6"/>"Посадка" <text:s text:c="6"/>│</text:span></text:p>
      <text:p text:style-name="P9"><text:span text:style-name="T6">│зоны посадки (КДП) <text:s text:c="28"/>│ <text:s text:c="22"/>│</text:span></text:p>
      <text:p text:style-name="P9"><text:span text:style-name="T7">├───────────────────────────────────────────────┼───────────────────────┤</text:span></text:p>
      <text:p text:style-name="P9"><text:span text:style-name="T6">│Стартовый <text:s text:c="3"/>диспетчерский <text:s text:c="5"/></text:span><text:span text:style-name="T5"><text:s text:c="3"/>пункт (СДП),│ <text:s text:c="7"/>"Старт" <text:s text:c="7"/>│</text:span></text:p>
      <text:p text:style-name="P9"><text:span text:style-name="T6">│руководитель <text:s text:c="3"/>полетов <text:s text:c="4"/>(КДП), <text:s text:c="4"/>помощник│ <text:s text:c="22"/>│</text:span></text:p>
      <text:p text:style-name="P9"><text:span text:style-name="T6">│руководителя полетов (СКП) <text:s text:c="20"/>│ <text:s text:c="22"/>│</text:span></text:p>
      <text:p text:style-name="P9"><text:span text:style-name="T7">├───────────────────────────────────────────────┼───────────────────────┤</text:span></text:p>
      <text:p text:style-name="P9"><text:span text:style-name="T6">│Командный диспетчерский пункт местных воздушных│ <text:s text:c="7"/>"Вышка" <text:s text:c="7"/>│</text:span></text:p>
      <text:p text:style-name="P9"><text:soft-page-break/><text:span text:style-name="T6">│линий (КДП МВЛ), командный диспетчерский <text:s/>пункт│ <text:s text:c="22"/>│</text:span></text:p>
      <text:p text:style-name="P9"><text:span text:style-name="T6">│(КДП), пункт УВД "Вышка" <text:s text:c="22"/>│ <text:s text:c="22"/>│</text:span></text:p>
      <text:p text:style-name="P9"><text:span text:style-name="T7">├───────────────────────────────────────────────┼───────────────────────┤</text:span></text:p>
      <text:p text:style-name="P9"><text:span text:style-name="T6">│Командный диспетчерский пункт МВЛ без права ОВД│ <text:s text:c="7"/>"Волна" <text:s text:c="7"/>│</text:span></text:p>
      <text:p text:style-name="P9"><text:span text:style-name="T7">├───────────────────────────────────────────────┼───────────────────────┤</text:span></text:p>
      <text:p text:style-name="P9"><text:span text:style-name="T6">│Диспетчерский пункт руления (ДПР) <text:s text:c="13"/>│ <text:s text:c="6"/>"Руле</text:span><text:span text:style-name="T5">ние" <text:s text:c="6"/>│</text:span></text:p>
      <text:p text:style-name="P9"><text:span text:style-name="T7">├───────────────────────────────────────────────┼───────────────────────┤</text:span></text:p>
      <text:p text:style-name="P9"><text:span text:style-name="T6">│Дежурный по сопровождению <text:s text:c="21"/>│ <text:s text:c="6"/>"Перрон" <text:s text:c="7"/>│</text:span></text:p>
      <text:p text:style-name="P9"><text:span text:style-name="T7">├───────────────────────────────────────────────┼───────────────────────┤</text:span></text:p>
      <text:p text:style-name="P9"><text:span text:style-name="T6">│Радиостанция метеоин</text:span><text:span text:style-name="T5">формации <text:s text:c="18"/>│ <text:s text:c="7"/>"Метео" <text:s text:c="7"/>│</text:span></text:p>
      <text:p text:style-name="P9"><text:span text:style-name="T7">├───────────────────────────────────────────────┼───────────────────────┤</text:span></text:p>
      <text:p text:style-name="P9"><text:span text:style-name="T6">│Производственно-диспетчерская <text:s text:c="11"/>служба│ <text:s text:c="6"/>"Транзит" <text:s text:c="6"/>│</text:span></text:p>
      <text:p text:style-name="P9"><text:span text:style-name="T6">│авиационного предприятия <text:s text:c="22"/>│ <text:s text:c="5"/></text:span><text:span text:style-name="T7"><text:s text:c="17"/>│</text:span></text:p>
      <text:p text:style-name="P9"><text:span text:style-name="T7">├───────────────────────────────────────────────┼───────────────────────┤</text:span></text:p>
      <text:p text:style-name="P9"><text:span text:style-name="T6">│Радиопеленгатор <text:s text:c="31"/>│ <text:s text:c="6"/>"Пеленг" <text:s text:c="7"/>│</text:span></text:p>
      <text:p text:style-name="P9"><text:span text:style-name="T7">└───────────────────────────────────────────────┴───────────────────────┘</text:span></text:p>
      <text:p text:style-name="P1"/>
      <text:p text:style-name="P1"><text:bookmark-start text:name="sub_1262"/><text:span text:style-name="T2">2.6.2. Для вызова диспетчера соответствующего диспетчерского пункта органа обслуживания воздушного движения (управления полетами) экипаж ВС называет его географическое местоположение (условное наименование) и присвоенный радиотелефонный позывной.</text:span></text:p>
      <text:p text:style-name="P1"><text:bookmark-end text:name="sub_1262"/><text:span text:style-name="T2">При наличии нескольких направлений (секторов) ОВД к позывному диспетчерского пункта органа обслуживания воздушного движения (управления полетами) добавляется присвоенное им обозначение.</text:span></text:p>
      <text:p text:style-name="P1"><text:span text:style-name="T1">Например:</text:span></text:p>
      <text:p text:style-name="P1"/>
      <text:p text:style-name="P9"><text:span text:style-name="T5"><text:s/>"Самара-Контроль-1"; <text:s text:c="15"/>"Шереметьево-Старт-1";</text:span></text:p>
      <text:p text:style-name="P1"/>
      <text:p text:style-name="P9"><text:span text:style-name="T5"><text:s/>"Брянск-Район"; <text:s text:c="20"/>"Шереметьево-Руление";</text:span></text:p>
      <text:p text:style-name="P1"/>
      <text:p text:style-name="P9"><text:span text:style-name="T5"><text:s/>"Сочи-Подход-Юг"; <text:s text:c="18"/>"Шереметьево-Перрон";</text:span></text:p>
      <text:p text:style-name="P1"/>
      <text:p text:style-name="P9"><text:span text:style-name="T5"><text:s/>"Быково-Круг"; <text:s text:c="21"/>"Липецк-Вышка";</text:span></text:p>
      <text:p text:style-name="P1"/>
      <text:p text:style-name="P9"><text:span text:style-name="T5"><text:s/>"Свирь-Контроль"; <text:s text:c="18"/>"Быково-Посадка";</text:span></text:p>
      <text:p text:style-name="P1"/>
      <text:p text:style-name="P9"><text:span text:style-name="T5"><text:s/>"Кама-Подход"; <text:s text:c="21"/>"Иваново-Волна".</text:span></text:p>
      <text:p text:style-name="P1"/>
      <text:p text:style-name="P1"/>
      <text:p text:style-name="P1"><text:bookmark-start text:name="sub_1263"/><text:span text:style-name="T2">2.6.3. После установления устойчивой связи с диспетчером соответствующего диспетчерского пункта, исключающей возможность искажения содержания радиообмена, название географического местоположения (условное наименование) и радиотелефонный позывной диспетчерского пункта могут не называться.</text:span></text:p>
      <text:p text:style-name="P1"><text:bookmark-end text:name="sub_1263"/><text:bookmark-start text:name="sub_1264"/><text:span text:style-name="T2">2.6.4. При обозначении индексов автоматической радиовещательной передачи метеорологической и полетной информации в районе аэродрома для прилетающих и вылетающих воздушных судов (АТИС), стандартных схем прилета (СТАР) и вылета (СИД) по приборам с применением букв английского алфавита используются соответствия и произношения на русском языке:</text:span></text:p>
      <text:p text:style-name="P1"><text:bookmark-end text:name="sub_1264"/></text:p>
      <text:p text:style-name="P9"><text:span text:style-name="T7">┌──────────────────┬────────────────────┬───────────────────────────────┐</text:span></text:p>
      <text:p text:style-name="P9"><text:span text:style-name="T6">│ А</text:span><text:span text:style-name="T5">нглийская буква │ <text:s text:c="6"/>Слово <text:s text:c="7"/>│ <text:s text:c="2"/>Произношение, выраженное <text:s text:c="3"/>│</text:span></text:p>
      <text:p text:style-name="P9"><text:span text:style-name="T6">│ <text:s text:c="17"/>│ <text:s text:c="19"/>│ <text:s text:c="2"/>буквами русского алфавита <text:s text:c="2"/>│</text:span></text:p>
      <text:p text:style-name="P9"><text:span text:style-name="T7">├──────────────────┼────────────────────┼───────────────────────────────┤</text:span></text:p>
      <text:p text:style-name="P9"><text:span text:style-name="T6">│ <text:s text:c="7"/>А <text:s text:c="8"/>│ <text:s text:c="7"/>Alfa <text:s text:c="4"/></text:span><text:span text:style-name="T5"><text:s text:c="3"/>│ <text:s text:c="12"/>ЭЛФА <text:s text:c="13"/>│</text:span></text:p>
      <text:p text:style-name="P9"><text:span text:style-name="T7">├──────────────────┼────────────────────┼───────────────────────────────┤</text:span></text:p>
      <text:p text:style-name="P9"><text:span text:style-name="T6">│ <text:s text:c="7"/>В <text:s text:c="8"/>│ <text:s text:c="6"/>Bravo <text:s text:c="7"/>│ <text:s text:c="12"/>БРАВО <text:s text:c="12"/>│</text:span></text:p>
      <text:p text:style-name="P9"><text:span text:style-name="T7">├──────────────────┼────────────────────┼───────────────────────────────┤</text:span></text:p>
      <text:p text:style-name="P9"><text:span text:style-name="T6">│ <text:s text:c="7"/>С <text:s text:c="8"/>│ <text:s text:c="5"/>Charlie <text:s text:c="6"/>│ <text:s text:c="12"/>ЧАРЛИ <text:s text:c="12"/>│</text:span></text:p>
      <text:p text:style-name="P9"><text:span text:style-name="T7">├──────────────────┼────────────────────┼───────────────────────────────┤</text:span></text:p>
      <text:p text:style-name="P9"><text:span text:style-name="T6">│ <text:s text:c="7"/>D <text:s text:c="8"/>│ <text:s text:c="6"/>Delta <text:s text:c="7"/>│ <text:s text:c="11"/>ДЭЛЬТА <text:s text:c="12"/>│</text:span></text:p>
      <text:p text:style-name="P9"><text:span text:style-name="T7">├──────────────────┼────────────────────┼───────────────────────────────┤</text:span></text:p>
      <text:p text:style-name="P9"><text:soft-page-break/><text:span text:style-name="T6">│ <text:s text:c="7"/>Е <text:s text:c="8"/>│ <text:s text:c="7"/>Echo <text:s text:c="7"/>│ <text:s text:c="13"/>ЭКЭ <text:s text:c="13"/>│</text:span></text:p>
      <text:p text:style-name="P9"><text:span text:style-name="T7">├──────────────────┼────────────────────┼───────────────────────────────┤</text:span></text:p>
      <text:p text:style-name="P9"><text:span text:style-name="T6">│ <text:s text:c="7"/>F <text:s text:c="8"/>│ <text:s text:c="5"/>Foxtrot <text:s text:c="6"/>│ <text:s text:c="10"/>ФОКСТРОТ <text:s text:c="4"/></text:span><text:span text:style-name="T7"><text:s text:c="7"/>│</text:span></text:p>
      <text:p text:style-name="P9"><text:span text:style-name="T7">├──────────────────┼────────────────────┼───────────────────────────────┤</text:span></text:p>
      <text:p text:style-name="P9"><text:span text:style-name="T6">│ <text:s text:c="7"/>G <text:s text:c="8"/>│ <text:s text:c="7"/>Golf <text:s text:c="7"/>│ <text:s text:c="12"/>ГОЛФ <text:s text:c="13"/>│</text:span></text:p>
      <text:p text:style-name="P9"><text:span text:style-name="T7">├──────────────────┼────────────────────┼───────────────────────────────┤</text:span></text:p>
      <text:p text:style-name="P9"><text:span text:style-name="T6">│ <text:s text:c="7"/>Н <text:s text:c="8"/>│ <text:s text:c="4"/></text:span><text:span text:style-name="T5"><text:s text:c="2"/>Hotel <text:s text:c="7"/>│ <text:s text:c="12"/>ХОТЕЛ <text:s text:c="12"/>│</text:span></text:p>
      <text:p text:style-name="P9"><text:span text:style-name="T7">├──────────────────┼────────────────────┼───────────────────────────────┤</text:span></text:p>
      <text:p text:style-name="P9"><text:span text:style-name="T6">│ <text:s text:c="7"/>I <text:s text:c="8"/>│ <text:s text:c="6"/>India <text:s text:c="7"/>│ <text:s text:c="12"/>ИНДИА <text:s text:c="12"/>│</text:span></text:p>
      <text:p text:style-name="P9"><text:span text:style-name="T7">├──────────────────┼────────────────────┼───────────────────────────────┤</text:span></text:p>
      <text:p text:style-name="P9"><text:span text:style-name="T6">│ <text:s text:c="7"/>J <text:s text:c="8"/>│ <text:s text:c="5"/>Juliett <text:s text:c="6"/>│ <text:s text:c="11"/>ДЖУЛЬЕТ <text:s text:c="11"/>│</text:span></text:p>
      <text:p text:style-name="P9"><text:span text:style-name="T7">├──────────────────┼────────────────────┼───────────────────────────────┤</text:span></text:p>
      <text:p text:style-name="P9"><text:span text:style-name="T6">│ <text:s text:c="7"/>K <text:s text:c="8"/>│ <text:s text:c="7"/>Kilo <text:s text:c="7"/>│ <text:s text:c="12"/>КИЛО <text:s text:c="13"/>│</text:span></text:p>
      <text:p text:style-name="P9"><text:span text:style-name="T7">├──────────────────┼────────────────────┼───────────────────────────────┤</text:span></text:p>
      <text:p text:style-name="P9"><text:span text:style-name="T6">│ <text:s text:c="7"/>L <text:s text:c="8"/>│ <text:s text:c="7"/>Lima <text:s text:c="7"/>│ <text:s text:c="12"/>ЛИМА <text:s text:c="13"/>│</text:span></text:p>
      <text:p text:style-name="P9"><text:span text:style-name="T7">├──────────────────┼────────────────────┼───────────────────────────────┤</text:span></text:p>
      <text:p text:style-name="P9"><text:span text:style-name="T6">│ <text:s text:c="7"/>М <text:s text:c="8"/>│ <text:s text:c="7"/>Mike <text:s text:c="7"/>│ <text:s text:c="11"/></text:span><text:span text:style-name="T5"><text:s/>МАЙК <text:s text:c="13"/>│</text:span></text:p>
      <text:p text:style-name="P9"><text:span text:style-name="T7">├──────────────────┼────────────────────┼───────────────────────────────┤</text:span></text:p>
      <text:p text:style-name="P9"><text:span text:style-name="T6">│ <text:s text:c="7"/>N <text:s text:c="8"/>│ <text:s text:c="5"/>November <text:s text:c="5"/>│ <text:s text:c="10"/>НОВЕМБЕР <text:s text:c="11"/>│</text:span></text:p>
      <text:p text:style-name="P9"><text:span text:style-name="T7">├──────────────────┼────────────────────┼───────────────────────────────┤</text:span></text:p>
      <text:p text:style-name="P9"><text:span text:style-name="T6">│ <text:s text:c="7"/>О <text:s text:c="2"/></text:span><text:span text:style-name="T5"><text:s text:c="6"/>│ <text:s text:c="6"/>Oskar <text:s text:c="7"/>│ <text:s text:c="12"/>ОСКАР <text:s text:c="12"/>│</text:span></text:p>
      <text:p text:style-name="P9"><text:span text:style-name="T7">├──────────────────┼────────────────────┼───────────────────────────────┤</text:span></text:p>
      <text:p text:style-name="P9"><text:span text:style-name="T6">│ <text:s text:c="7"/>Р <text:s text:c="8"/>│ <text:s text:c="7"/>Papa <text:s text:c="7"/>│ <text:s text:c="12"/>ПАПА <text:s text:c="13"/>│</text:span></text:p>
      <text:p text:style-name="P9"><text:span text:style-name="T7">├──────────────────┼────────────────────┼───────────────────────────────┤</text:span></text:p>
      <text:p text:style-name="P9"><text:span text:style-name="T6">│ <text:s text:c="7"/>Q <text:s text:c="8"/>│ <text:s text:c="6"/>Quebec <text:s text:c="6"/>│ <text:s text:c="11"/>КВЕБЕК <text:s text:c="12"/>│</text:span></text:p>
      <text:p text:style-name="P9"><text:span text:style-name="T7">├──────────────────┼────────────────────┼───────────────────────────────┤</text:span></text:p>
      <text:p text:style-name="P9"><text:span text:style-name="T6">│ <text:s text:c="7"/>R <text:s text:c="8"/>│ <text:s text:c="6"/>Romeo <text:s text:c="7"/>│ <text:s text:c="12"/>РОМЕО <text:s text:c="12"/>│</text:span></text:p>
      <text:p text:style-name="P9"><text:span text:style-name="T7">├──────────────────┼────────────────────┼───────────────────────────────┤</text:span></text:p>
      <text:p text:style-name="P9"><text:span text:style-name="T6">│ <text:s text:c="7"/>S <text:s text:c="8"/>│ <text:s text:c="6"/>Sierra <text:s text:c="6"/>│ <text:s text:c="12"/>СЬЕРА <text:s text:c="12"/>│</text:span></text:p>
      <text:p text:style-name="P9"><text:span text:style-name="T7">├──────────────────┼────────────────────┼───────────────────────────────┤</text:span></text:p>
      <text:p text:style-name="P9"><text:span text:style-name="T7">│ <text:s text:c="7"/>T <text:s text:c="8"/>│ <text:s text:c="6"/>Tango <text:s text:c="7"/>│</text:span><text:span text:style-name="T5"> <text:s text:c="12"/>ТАНГО <text:s text:c="12"/>│</text:span></text:p>
      <text:p text:style-name="P9"><text:span text:style-name="T7">├──────────────────┼────────────────────┼───────────────────────────────┤</text:span></text:p>
      <text:p text:style-name="P9"><text:span text:style-name="T6">│ <text:s text:c="7"/>U <text:s text:c="8"/>│ <text:s text:c="5"/>Uniform <text:s text:c="6"/>│ <text:s text:c="11"/>ЮНИФОРМ <text:s text:c="11"/>│</text:span></text:p>
      <text:p text:style-name="P9"><text:span text:style-name="T7">├──────────────────┼────────────────────┼───────────────────────────────┤</text:span></text:p>
      <text:p text:style-name="P9"><text:span text:style-name="T7">│</text:span><text:span text:style-name="T5"> <text:s text:c="7"/>V <text:s text:c="8"/>│ <text:s text:c="6"/>Victor <text:s text:c="6"/>│ <text:s text:c="11"/>ВИКТОР <text:s text:c="12"/>│</text:span></text:p>
      <text:p text:style-name="P9"><text:span text:style-name="T7">├──────────────────┼────────────────────┼───────────────────────────────┤</text:span></text:p>
      <text:p text:style-name="P9"><text:span text:style-name="T6">│ <text:s text:c="7"/>W <text:s text:c="8"/>│ <text:s text:c="5"/>Whiskey <text:s text:c="6"/>│ <text:s text:c="12"/>ВИСКИ <text:s text:c="12"/>│</text:span></text:p>
      <text:p text:style-name="P9"><text:span text:style-name="T7">├──────────────────┼────────────────────┼───────────────────────────────┤</text:span></text:p>
      <text:p text:style-name="P9"><text:span text:style-name="T6">│ <text:s text:c="7"/>X <text:s text:c="8"/>│ <text:s text:c="6"/>X-ray <text:s text:c="7"/>│ <text:s text:c="11"/>ЭКСРЕЙ <text:s text:c="12"/>│</text:span></text:p>
      <text:p text:style-name="P9"><text:span text:style-name="T7">├──────────────────┼────────────────────┼───────────────────────────────┤</text:span></text:p>
      <text:p text:style-name="P9"><text:span text:style-name="T6">│ <text:s text:c="7"/>Y <text:s text:c="8"/>│ <text:s text:c="6"/>Yankee <text:s text:c="6"/>│ <text:s text:c="12"/>ЯНКИ <text:s text:c="10"/></text:span><text:span text:style-name="T7"><text:s text:c="3"/>│</text:span></text:p>
      <text:p text:style-name="P9"><text:span text:style-name="T7">├──────────────────┼────────────────────┼───────────────────────────────┤</text:span></text:p>
      <text:p text:style-name="P9"><text:span text:style-name="T6">│ <text:s text:c="7"/>Z <text:s text:c="8"/>│ <text:s text:c="7"/>Zulu <text:s text:c="7"/>│ <text:s text:c="12"/>ЗУЛУ <text:s text:c="13"/>│</text:span></text:p>
      <text:p text:style-name="P9"><text:span text:style-name="T7">└──────────────────┴────────────────────┴───────────────────────────────┘</text:span></text:p>
      <text:p text:style-name="P1"/>
      <text:p text:style-name="P1"><text:bookmark-start text:name="sub_1207"/><text:span text:style-name="T2">2.7. Позывные ВС и обозначения рейсов:</text:span></text:p>
      <text:p text:style-name="P1"><text:bookmark-end text:name="sub_1207"/><text:bookmark-start text:name="sub_1271"/><text:span text:style-name="T2">2.7.1. Для ведения радиосвязи с диспетчерами диспетчерских пунктов органов обслуживания воздушного движения (управления полетами) экипажи воздушных судов используют следующие типы позывных:</text:span></text:p>
      <text:p text:style-name="P1"><text:bookmark-end text:name="sub_1271"/><text:span text:style-name="T2">при радиотелефонной связи:</text:span></text:p>
      <text:p text:style-name="P1"><text:bookmark-start text:name="sub_12711"/><text:span text:style-name="T2">а) установленные Международной организацией гражданской авиации (ИКАО) или полученные при регистрации официального названия (радиотелефонный позывной) авиакомпании и номер рейса (например: АЭРОФЛОТ-325);</text:span></text:p>
      <text:p text:style-name="P1"><text:bookmark-end text:name="sub_12711"/><text:bookmark-start text:name="sub_12712"/><text:span text:style-name="T2">б) пятизначный цифровой позывной, как правило, соответствующий присвоенному регистрационному номеру воздушного судна (например: 86535);</text:span></text:p>
      <text:p text:style-name="P1"><text:bookmark-end text:name="sub_12712"/><text:bookmark-start text:name="sub_12713"/><text:span text:style-name="T2">в) пятибуквенный позывной, как правило, соответствующий присвоенному регистрационному номеру воздушного судна (например: G-ABCD);</text:span></text:p>
      <text:p text:style-name="P1"><text:bookmark-end text:name="sub_12713"/><text:bookmark-start text:name="sub_12714"/><text:span text:style-name="T2">г) название фирмы-изготовителя или модели воздушного судна перед пятибуквенным регистрационным номером воздушного судна (например: Цессна F-KYRS);</text:span></text:p>
      <text:p text:style-name="P1"><text:bookmark-end text:name="sub_12714"/><text:span text:style-name="T2">при телеграфной связи - пятибуквенный позывной, указанный в разрешении на использование </text:span><text:soft-page-break/><text:span text:style-name="T2">бортовой радиостанции.</text:span></text:p>
      <text:p text:style-name="P1"><text:bookmark-start text:name="sub_1272"/><text:span text:style-name="T2">2.7.2. После установления экипажем воздушного судна надежной радиосвязи и в процессе ведения радиообмена цифровые и буквенные значения позывных могут быть сокращены:</text:span></text:p>
      <text:p text:style-name="P1"><text:bookmark-end text:name="sub_1272"/><text:span text:style-name="T2">пятизначный цифровой позывной воздушного судна (например: 86534) до трех последних цифр (например: 534);</text:span></text:p>
      <text:p text:style-name="P1"><text:span text:style-name="T2">пятибуквенный позывной воздушного судна (например: G-ABCD или Цессна F-KYRS) до первой буквы и двух последних букв (например: G-CD или Цессна-RS).</text:span></text:p>
      <text:p text:style-name="P1"><text:bookmark-start text:name="sub_1273"/><text:span text:style-name="T2">2.7.3. При нахождении на связи двух и более воздушных судов с позывными, имеющими одинаковые или созвучные (близкое сходство по звучанию) три последние цифры или две последние буквы, сокращение позывного воздушного судна запрещается. О работе полными позывными дает указание диспетчер диспетчерского пункта органа обслуживания воздушного движения (управления полетами), в зоне (районе) которого находятся ВС с созвучными позывными.</text:span></text:p>
      <text:p text:style-name="P1"><text:bookmark-end text:name="sub_1273"/><text:bookmark-start text:name="sub_1274"/><text:span text:style-name="T2">2.7.4. В тех случаях, когда позывной ВС судна состоит из названия (радиотелефонного позывного) авиакомпании и номера рейса (Например: "АЭРОФЛОТ-325), сокращение позывного ВС не допускается.</text:span></text:p>
      <text:p text:style-name="P1"><text:bookmark-end text:name="sub_1274"/><text:bookmark-start text:name="sub_1208"/><text:span text:style-name="T2">2.8. Размерность передаваемых числовых значений:</text:span></text:p>
      <text:p text:style-name="P1"><text:bookmark-end text:name="sub_1208"/><text:bookmark-start text:name="sub_1281"/><text:span text:style-name="T2">2.8.1. При передаче числовых значений размерность определяется следующими единицами измерения:</text:span></text:p>
      <text:p text:style-name="P1"><text:bookmark-end text:name="sub_1281"/></text:p>
      <text:p text:style-name="P9"><text:span text:style-name="T5"><text:s/>Расстояние <text:s text:c="32"/>- км;</text:span></text:p>
      <text:p text:style-name="P1"/>
      <text:p text:style-name="P9"><text:span text:style-name="T5"><text:s/>Высота полета <text:s text:c="29"/>- м;</text:span></text:p>
      <text:p text:style-name="P1"/>
      <text:p text:style-name="P9"><text:span text:style-name="T5"><text:s/>Эшелон полета <text:s text:c="29"/>- м;</text:span></text:p>
      <text:p text:style-name="P1"/>
      <text:p text:style-name="P9"><text:span text:style-name="T5"><text:s/>Скорость полета (приборная, истинная, <text:s text:c="5"/>- км/ч; число "М";</text:span></text:p>
      <text:p text:style-name="P9"><text:span text:style-name="T5"><text:s/>путевая)</text:span></text:p>
      <text:p text:style-name="P1"/>
      <text:p text:style-name="P9"><text:span text:style-name="T5"><text:s/>Вертикальная скорость <text:s text:c="21"/>- м/с;</text:span></text:p>
      <text:p text:style-name="P1"/>
      <text:p text:style-name="P9"><text:span text:style-name="T5"><text:s/>Скорость ветра на эшелоне (высоте) полета <text:s/>- км/ч;</text:span></text:p>
      <text:p text:style-name="P1"/>
      <text:p text:style-name="P9"><text:span text:style-name="T5"><text:s/>Скорость ветра у земли <text:s text:c="20"/>- м/с;</text:span></text:p>
      <text:p text:style-name="P1"/>
      <text:p text:style-name="P9"><text:span text:style-name="T5"><text:s/>Направление ветра на эшелоне (высоте) <text:s text:c="5"/>- град;</text:span></text:p>
      <text:p text:style-name="P9"><text:span text:style-name="T5"><text:s/>полета (от истинного меридиана)</text:span></text:p>
      <text:p text:style-name="P1"/>
      <text:p text:style-name="P9"><text:span text:style-name="T5"><text:s/>Направление ветра у земли (от магнитного <text:s text:c="2"/>- град;</text:span></text:p>
      <text:p text:style-name="P9"><text:span text:style-name="T5"><text:s/>меридиана)</text:span></text:p>
      <text:p text:style-name="P1"/>
      <text:p text:style-name="P9"><text:span text:style-name="T5"><text:s/>Высота облачности <text:s text:c="25"/>- м;</text:span></text:p>
      <text:p text:style-name="P1"/>
      <text:p text:style-name="P9"><text:span text:style-name="T5"><text:s/>Количество облачности <text:s text:c="21"/>- октант; балл</text:span></text:p>
      <text:p text:style-name="P1"/>
      <text:p text:style-name="P9"><text:span text:style-name="T5"><text:s/>Видимость на ВПП (дальность видимости) <text:s text:c="4"/>- м, км;</text:span></text:p>
      <text:p text:style-name="P1"/>
      <text:p text:style-name="P9"><text:span text:style-name="T5"><text:s/>Давление на аэродроме <text:s text:c="21"/>- мм. рт. ст., гПа; мбар</text:span></text:p>
      <text:p text:style-name="P1"/>
      <text:p text:style-name="P9"><text:span text:style-name="T5"><text:s/>Температура <text:s text:c="31"/>- град. Цельсия (°С);</text:span></text:p>
      <text:p text:style-name="P1"/>
      <text:p text:style-name="P9"><text:span text:style-name="T5"><text:s/>Остаток топлива <text:s text:c="27"/>- в часах и минутах или</text:span></text:p>
      <text:p text:style-name="P9"><text:span text:style-name="T5"><text:s text:c="44"/>тоннах и (кг);</text:span></text:p>
      <text:p text:style-name="P1"/>
      <text:p text:style-name="P9"><text:span text:style-name="T5"><text:s/>Магнитный путевой угол (МПУ) взлета и <text:s text:c="5"/>- град;</text:span></text:p>
      <text:p text:style-name="P9"><text:span text:style-name="T5"><text:s/>посадки</text:span></text:p>
      <text:p text:style-name="P1"/>
      <text:p text:style-name="P9"><text:span text:style-name="T5"><text:s/>МПУ ВПП <text:s text:c="35"/>- десятки градусов;</text:span></text:p>
      <text:p text:style-name="P1"><text:soft-page-break/></text:p>
      <text:p text:style-name="P9"><text:span text:style-name="T5"><text:s/>Номер ВПП <text:s text:c="33"/>- двузначное число.</text:span></text:p>
      <text:p text:style-name="P1"/>
      <text:p text:style-name="P1"/>
      <text:p text:style-name="P1"><text:bookmark-start text:name="sub_1282"/><text:span text:style-name="T2">2.8.2. После установления надежной двусторонней радиотелефонной связи между экипажем ВС и диспетчером, исключающей возможность непонимания содержания передач, значения единиц измерений могут передаваться без их названия.</text:span></text:p>
      <text:p text:style-name="P1"><text:bookmark-end text:name="sub_1282"/><text:bookmark-start text:name="sub_1209"/><text:span text:style-name="T2">2.9. Установление и ведение радиотелефонной связи:</text:span></text:p>
      <text:p text:style-name="P1"><text:bookmark-end text:name="sub_1209"/><text:bookmark-start text:name="sub_1291"/><text:span text:style-name="T2">2.9.1. Установление радиотелефонной связи должно начинаться с вызова и ответа на вызов с использованием позывных в следующем порядке:</text:span></text:p>
      <text:p text:style-name="P1"><text:bookmark-end text:name="sub_1291"/><text:bookmark-start text:name="sub_12911"/><text:span text:style-name="T2">а) при выходе экипажа ВС на связь передается:</text:span></text:p>
      <text:p text:style-name="P1"><text:bookmark-end text:name="sub_12911"/><text:span text:style-name="T2">условное наименование и позывной вызываемого диспетчерского пункта органа обслуживания воздушного движения (управления полетами);</text:span></text:p>
      <text:p text:style-name="P1"><text:span text:style-name="T2">позывной ВС;</text:span></text:p>
      <text:p text:style-name="P1"><text:span text:style-name="T2">сообщение (информация);</text:span></text:p>
      <text:p text:style-name="P1"><text:bookmark-start text:name="sub_12912"/><text:span text:style-name="T2">б) при выходе диспетчера на связь передаются:</text:span></text:p>
      <text:p text:style-name="P1"><text:bookmark-end text:name="sub_12912"/><text:span text:style-name="T2">номер (позывной) вызываемого ВС;</text:span></text:p>
      <text:p text:style-name="P1"><text:span text:style-name="T2">условное наименование и позывной вызывающего диспетчерского пункта органа обслуживания воздушного движения (управления полетами);</text:span></text:p>
      <text:p text:style-name="P1"><text:span text:style-name="T2">сообщение (информация, указания и т. п.);</text:span></text:p>
      <text:p text:style-name="P1"><text:bookmark-start text:name="sub_12913"/><text:span text:style-name="T2">в) при ответе экипажа ВС передаются:</text:span></text:p>
      <text:p text:style-name="P1"><text:bookmark-end text:name="sub_12913"/><text:span text:style-name="T2">номер (позывной) ВС;</text:span></text:p>
      <text:p text:style-name="P1"><text:span text:style-name="T2">информация в форме типовых слов (фраз) или повторение диспетчерских указаний.</text:span></text:p>
      <text:p text:style-name="P1"><text:span text:style-name="T1">Например:</text:span></text:p>
      <text:p text:style-name="P1"/>
      <text:p text:style-name="P1"><draw:frame draw:style-name="fr1" text:anchor-type="as-char" svg:width="6.8646in" svg:height="2.1252in" draw:z-index="3"><draw:image xlink:href="Pictures/1000000000000893000002A7AB0A6DCC.png" xlink:type="simple" xlink:show="embed" xlink:actuate="onLoad"/></draw:frame></text:p>
      <text:p text:style-name="P1"/>
      <text:p text:style-name="P1"><text:bookmark-start text:name="sub_1292"/><text:span text:style-name="T2">2.9.2. Если при установлении связи имеется уверенность в том, что вызов будет принят, допускается передача сообщения, не ожидая ответа на вызов.</text:span></text:p>
      <text:p text:style-name="P1"><text:bookmark-end text:name="sub_1292"/><text:span text:style-name="T1">Например:</text:span></text:p>
      <text:p text:style-name="P1"/>
      <text:p text:style-name="P1"><text:soft-page-break/><draw:frame draw:style-name="fr1" text:anchor-type="as-char" svg:width="6.9689in" svg:height="3.9063in" draw:z-index="5"><draw:image xlink:href="Pictures/100000000000086E000004BA0B0B6941.png" xlink:type="simple" xlink:show="embed" xlink:actuate="onLoad"/></draw:frame></text:p>
      <text:p text:style-name="P1"/>
      <text:p text:style-name="P1"><text:bookmark-start text:name="sub_1293"/><text:span text:style-name="T2">2.9.3. В случаях, когда диспетчеру требуется передать сообщение всем воздушным судам, находящимся в зоне (районе) диспетчерского пункта, передается сообщение всем бортам.</text:span></text:p>
      <text:p text:style-name="P1"><text:bookmark-end text:name="sub_1293"/><text:span text:style-name="T1">Например:</text:span></text:p>
      <text:p text:style-name="P1"/>
      <text:p text:style-name="P1"><draw:frame draw:style-name="fr1" text:anchor-type="as-char" svg:width="6.8437in" svg:height="1.1457in" draw:z-index="7"><draw:image xlink:href="Pictures/100000000000088D0000016D8C53C47A.png" xlink:type="simple" xlink:show="embed" xlink:actuate="onLoad"/></draw:frame></text:p>
      <text:p text:style-name="P1"/>
      <text:p text:style-name="P1"><text:span text:style-name="T1">Примечание:</text:span><text:span text:style-name="T2"> Общие вызовы подтверждения не требуют. В случае неуверенности приема сообщения экипажами отдельных ВС они вызываются диспетчером для полного или частичного подтверждения приема сообщения.</text:span></text:p>
      <text:p text:style-name="P1"/>
      <text:p text:style-name="P1"><text:bookmark-start text:name="sub_1294"/><text:span text:style-name="T2">2.9.4. Если есть сомнение в правильности принятого сообщения, запрашивается полное или частичное его повторение.</text:span></text:p>
      <text:p text:style-name="P1"><text:bookmark-end text:name="sub_1294"/><text:span text:style-name="T1">Например:</text:span></text:p>
      <text:p text:style-name="P1"/>
      <text:p text:style-name="P9"><text:span text:style-name="T7">┌───────────────────────────────────┬───────────────────────────────────┐</text:span></text:p>
      <text:p text:style-name="P9"><text:span text:style-name="T6">│Содержание запроса <text:s text:c="16"/>│Содержание передачи <text:s text:c="15"/>│</text:span></text:p>
      <text:p text:style-name="P9"><text:span text:style-name="T7">├───────────────────────────────────┼───────────────────────────────────┤</text:span></text:p>
      <text:p text:style-name="P9"><text:span text:style-name="T6">│Повторите <text:s text:c="25"/>│Повторите все сообщения <text:s text:c="11"/>│</text:span></text:p>
      <text:p text:style-name="P9"><text:span text:style-name="T7">├───────────────────────────────────┼───────────────────────────────────┤</text:span></text:p>
      <text:p text:style-name="P9"><text:span text:style-name="T6">│Повторите... (пункт) <text:s text:c="14"/>│Пов</text:span><text:span text:style-name="T5">торите определенный пункт <text:s text:c="6"/>│</text:span></text:p>
      <text:p text:style-name="P9"><text:span text:style-name="T7">├───────────────────────────────────┼───────────────────────────────────┤</text:span></text:p>
      <text:p text:style-name="P9"><text:span text:style-name="T6">│Повторите <text:s/>все <text:s/>перед <text:s/>... <text:s/>(первое│Повторите часть сообщения <text:s text:c="9"/>│</text:span></text:p>
      <text:p text:style-name="P9"><text:span text:style-name="T6">│слово, принятое удовлетворительно) │ <text:s text:c="34"/>│</text:span></text:p>
      <text:p text:style-name="P9"><text:span text:style-name="T7">├───────────────────────────────────┼───────────────────────────────────┤</text:span></text:p>
      <text:p text:style-name="P9"><text:span text:style-name="T6">│Повторите все после ... <text:s/>(последнее│Повторите часть сообщения <text:s text:c="9"/>│</text:span></text:p>
      <text:p text:style-name="P9"><text:span text:style-name="T6">│слово, принятое удовлетворительно) │ <text:s text:c="34"/>│</text:span></text:p>
      <text:p text:style-name="P9"><text:span text:style-name="T7">├───────────────────────────────────┼───────────────────────────────────┤</text:span></text:p>
      <text:p text:style-name="P9"><text:span text:style-name="T6">│Повторите все между ... и ... <text:s text:c="5"/>│Повторите сообщение от ... до ... <text:s/>│</text:span></text:p>
      <text:p text:style-name="P9"><text:soft-page-break/><text:span text:style-name="T7">└───────────────────────────────────┴───────────────────────────────────┘</text:span></text:p>
      <text:p text:style-name="P1"/>
      <text:p text:style-name="P1"><text:bookmark-start text:name="sub_1295"/><text:span text:style-name="T2">2.9.5. Если диспетчер не уверен в номере (позывном) ВС, экипаж которого вызывал диспетчера, последний запрашивает его позывной, пока не установит его точное обозначение. Диспетчеру запрещается давать, а экипажу ВС выполнять безадресные указания (разрешения и т.д.).</text:span></text:p>
      <text:p text:style-name="P1"><text:bookmark-end text:name="sub_1295"/><text:span text:style-name="T1">Например:</text:span></text:p>
      <text:p text:style-name="P1"/>
      <text:p text:style-name="P1"><draw:frame draw:style-name="fr1" text:anchor-type="as-char" svg:width="6.8335in" svg:height="1.8752in" draw:z-index="9"><draw:image xlink:href="Pictures/100000000000088C00000258075F82A8.png" xlink:type="simple" xlink:show="embed" xlink:actuate="onLoad"/></draw:frame></text:p>
      <text:p text:style-name="P1"/>
      <text:p text:style-name="P1"><text:bookmark-start text:name="sub_1296"/><text:span text:style-name="T2">2.9.6. Если при передаче допускается ошибка, для введения поправки произносится фраза "Даю поправку", а затем повторяется исправленная часть сообщения.</text:span></text:p>
      <text:p text:style-name="P1"><text:bookmark-end text:name="sub_1296"/><text:span text:style-name="T1">Например:</text:span></text:p>
      <text:p text:style-name="P1"/>
      <text:p text:style-name="P1"><draw:frame draw:style-name="fr1" text:anchor-type="as-char" svg:width="6.802in" svg:height="2.3335in" draw:z-index="11"><draw:image xlink:href="Pictures/100000000000087F000002EBEB6483D5.png" xlink:type="simple" xlink:show="embed" xlink:actuate="onLoad"/></draw:frame></text:p>
      <text:p text:style-name="P1"/>
      <text:p text:style-name="P1"><text:bookmark-start text:name="sub_1297"/><text:span text:style-name="T2">2.9.7. Если поправку целесообразно внести путем повторения всего сообщения, перед передачей исправленного сообщения используется фраза "Даю поправку, повторяю".</text:span></text:p>
      <text:p text:style-name="P1"><text:bookmark-end text:name="sub_1297"/><text:bookmark-start text:name="sub_1298"/><text:span text:style-name="T2">2.9.8. Диспетчеры не должны вступать в радиообмен с экипажем ВС во время взлета, при заходе на посадку с момента визуального обнаружения ВС после пролета БПРМ и до окончания пробега, за исключением случаев, когда этого требуют условия обеспечения безопасности полета воздушного судна.</text:span></text:p>
      <text:p text:style-name="P1"><text:bookmark-end text:name="sub_1298"/><text:bookmark-start text:name="sub_1299"/><text:span text:style-name="T2">2.9.9. Если существует возможность того, что прием сообщения будет затруднен, то важные элементы его должны передаваться дважды.</text:span></text:p>
      <text:p text:style-name="P1"><text:bookmark-end text:name="sub_1299"/><text:bookmark-start text:name="sub_12010"/><text:span text:style-name="T2">2.10. Передача ОВД и переход с одной радиочастоты на другую:</text:span></text:p>
      <text:p text:style-name="P1"><text:bookmark-end text:name="sub_12010"/><text:bookmark-start text:name="sub_120101"/><text:span text:style-name="T2">2.10.1. Экипаж ВС непрерывно прослушивает канал (частоту) радиосвязи диспетчера того диспетчерского пункта, на ОВД которого он находится.</text:span></text:p>
      <text:p text:style-name="P1"><text:bookmark-end text:name="sub_120101"/><text:bookmark-start text:name="sub_120102"/><text:span text:style-name="T2">2.10.2. Переход на радиосвязь с диспетчером другого диспетчерского пункта осуществляется только после получения разрешения на это от диспетчера диспетчерского пункта, в зоне (районе) которого ВС находилось.</text:span></text:p>
      <text:p text:style-name="P1"><text:bookmark-end text:name="sub_120102"/><text:span text:style-name="T1">Например:</text:span></text:p>
      <text:p text:style-name="P1"/>
      <text:p text:style-name="P1"><text:soft-page-break/><draw:frame draw:style-name="fr1" text:anchor-type="as-char" svg:width="6.802in" svg:height="1.5626in" draw:z-index="13"><draw:image xlink:href="Pictures/1000000000000880000001F328AE456A.png" xlink:type="simple" xlink:show="embed" xlink:actuate="onLoad"/></draw:frame></text:p>
      <text:p text:style-name="P1"/>
      <text:p text:style-name="P1"><text:bookmark-start text:name="sub_120103"/><text:span text:style-name="T2">2.10.3. При отсутствии указания диспетчера о переходе на частоту работы смежного диспетчерского пункта экипаж ВС до осуществления перехода запрашивает об этом диспетчера, на ОВД которого он находится.</text:span></text:p>
      <text:p text:style-name="P1"><text:bookmark-end text:name="sub_120103"/><text:bookmark-start text:name="sub_120104"/><text:span text:style-name="T2">2.10.4. Если экипажу ВС не представилось возможным установить связь на назначенной частоте, он обязан об этом доложить диспетчеру, на ОВД которого он находился, и осуществлять с ним радиообмен на его частоте.</text:span></text:p>
      <text:p text:style-name="P1"><text:bookmark-end text:name="sub_120104"/><text:span text:style-name="T1">Например:</text:span></text:p>
      <text:p text:style-name="P1"/>
      <text:p text:style-name="P1"><draw:frame draw:style-name="fr1" text:anchor-type="as-char" svg:width="6.8437in" svg:height="2.8752in" draw:z-index="15"><draw:image xlink:href="Pictures/100000000000088D000003993144AA54.png" xlink:type="simple" xlink:show="embed" xlink:actuate="onLoad"/></draw:frame></text:p>
      <text:p text:style-name="P1"/>
      <text:p text:style-name="P1"><text:bookmark-start text:name="sub_12011"/><text:span text:style-name="T2">2.11. Повторение диспетчерских указаний:</text:span></text:p>
      <text:p text:style-name="P1"><text:bookmark-end text:name="sub_12011"/><text:bookmark-start text:name="sub_120111"/><text:span text:style-name="T2">2.11.1 Экипаж ВС при получении диспетчерских указаний обязан повторить:</text:span></text:p>
      <text:p text:style-name="P1"><text:bookmark-end text:name="sub_120111"/><text:span text:style-name="T2">сообщения, отличающиеся от типовых или требующие изменения ранее принятого решения (или задания на полет);</text:span></text:p>
      <text:p text:style-name="P1"><text:span text:style-name="T2">разрешения или запрещения на пересечение ВПП, взлета, занятие исполнительного старта, захода на посадку, посадки, изменения эшелона (высоты) полета и т.д.;</text:span></text:p>
      <text:p text:style-name="P1"><text:span text:style-name="T2">значение принятого и установленного на высотомере давления;</text:span></text:p>
      <text:p text:style-name="P1"><text:span text:style-name="T2">значение контрольной высоты;</text:span></text:p>
      <text:p text:style-name="P1"><text:span text:style-name="T2">значение заданного времени;</text:span></text:p>
      <text:p text:style-name="P1"><text:span text:style-name="T2">заданный эшелон (высоту) полета;</text:span></text:p>
      <text:p text:style-name="P1"><text:span text:style-name="T2">заданный курс полета;</text:span></text:p>
      <text:p text:style-name="P1"><text:span text:style-name="T2">значение МПУ ВПП, номера ВПП;</text:span></text:p>
      <text:p text:style-name="P1"><text:span text:style-name="T2">заданную скорость полета или число "М";</text:span></text:p>
      <text:p text:style-name="P1"><text:span text:style-name="T2">значение заданной частоты (номера) канала связи.</text:span></text:p>
      <text:p text:style-name="P1"><text:span text:style-name="T2">В случае, если экипаж ВС не повторил указанные сообщения, диспетчер обязан потребовать от него их повторения.</text:span></text:p>
      <text:p text:style-name="P1"><text:bookmark-start text:name="sub_120112"/><text:span text:style-name="T2">2.11.2. Если экипаж ВС повторил разрешение или указание неправильно, то диспетчер передает слово "ошибка", за которым следует содержание правильного разрешения или указания.</text:span></text:p>
      <text:p text:style-name="P1"><text:bookmark-end text:name="sub_120112"/><text:span text:style-name="T1">Например:</text:span></text:p>
      <text:p text:style-name="P1"/>
      <text:p text:style-name="P1"><text:soft-page-break/><draw:frame draw:style-name="fr1" text:anchor-type="as-char" svg:width="6.8854in" svg:height="1.7189in" draw:z-index="17"><draw:image xlink:href="Pictures/100000000000089B00000226BAE479D8.png" xlink:type="simple" xlink:show="embed" xlink:actuate="onLoad"/></draw:frame></text:p>
      <text:p text:style-name="P1"/>
      <text:p text:style-name="P1"><text:bookmark-start text:name="sub_120113"/><text:span text:style-name="T2">2.11.3. Если экипаж ВС получает разрешение или указание, которое не может выполнить, он обязан доложить об этом диспетчеру, на ОВД которого он находится, используя фразу "выполнить не могу ("не имею возможности") и указать причину.</text:span></text:p>
      <text:p text:style-name="P1"><text:bookmark-end text:name="sub_120113"/><text:bookmark-start text:name="sub_12012"/><text:span text:style-name="T2">2.12. Правила проверки радиостанций и пробная связь:</text:span></text:p>
      <text:p text:style-name="P1"><text:bookmark-end text:name="sub_12012"/><text:bookmark-start text:name="sub_120121"/><text:span text:style-name="T2">2.12.1. Включение для проверки радиостанции и осуществление пробной связи в радиосетях авиационной электросвязи должно выполняться так, чтобы проверка не мешала радиообмену при ОВД.</text:span></text:p>
      <text:p text:style-name="P1"><text:bookmark-end text:name="sub_120121"/><text:bookmark-start text:name="sub_120122"/><text:span text:style-name="T2">2.12.2. Если есть необходимость в передаче проверочных сигналов (для настройки радиостанций), то их продолжительность не должна превышать 10 секунд. Радиотелефонная передача таких сигналов должна состоять из ряда цифр (один, два, три и т.д.) и позывного передающей радиостанции.</text:span></text:p>
      <text:p text:style-name="P1"><text:bookmark-end text:name="sub_120122"/><text:bookmark-start text:name="sub_120123"/><text:span text:style-name="T2">2.12.3. Пробная связь экипажа ВС или авиатехника инженерно-авиационной службы (ИАС) на частоте соответствующего диспетчерского пункта должна выполняться в следующем порядке:</text:span></text:p>
      <text:p text:style-name="P1"><text:bookmark-end text:name="sub_120123"/></text:p>
      <text:p text:style-name="P1"><text:span text:style-name="T2">Передача:</text:span></text:p>
      <text:p text:style-name="P1"><text:span text:style-name="T2">позывной вызываемого диспетчерского пункта органа обслуживания воздушного движения (управления полетами);</text:span></text:p>
      <text:p text:style-name="P1"><text:span text:style-name="T2">номер (позывной) ВС;</text:span></text:p>
      <text:p text:style-name="P1"><text:span text:style-name="T2">слова:</text:span></text:p>
      <text:p text:style-name="P1"><text:span text:style-name="T2">"техническая проверка" (на земле);</text:span></text:p>
      <text:p text:style-name="P1"><text:span text:style-name="T2">"предполетная проверка" (перед вылетом);</text:span></text:p>
      <text:p text:style-name="P1"><text:span text:style-name="T2">"проверка связи" (в полете, при необходимости).</text:span></text:p>
      <text:p text:style-name="P1"/>
      <text:p text:style-name="P1"><text:span text:style-name="T2">Ответ:</text:span></text:p>
      <text:p text:style-name="P1"><text:span text:style-name="T2">позывной диспетчерского пункта органа ОВД (управления полетами);</text:span></text:p>
      <text:p text:style-name="P1"><text:span text:style-name="T2">номер (позывной) ВС;</text:span></text:p>
      <text:p text:style-name="P1"><text:span text:style-name="T2">сообщение о разборчивости передачи;</text:span></text:p>
      <text:p text:style-name="P1"><text:span text:style-name="T2">слово "конец".</text:span></text:p>
      <text:p text:style-name="P1"><text:bookmark-start text:name="sub_120124"/><text:span text:style-name="T2">2.12.4. Ориентировочная проверка качества связи по степени смысловой разборчивости речи при передаче определяется следующими характеристиками:</text:span></text:p>
      <text:p text:style-name="P1"><text:bookmark-end text:name="sub_120124"/><text:span text:style-name="T2">1 - полная неразборчивость переданного сообщения;</text:span></text:p>
      <text:p text:style-name="P1"><text:span text:style-name="T2">2 - сообщение принимается с большим трудом и требует дополнительных переспросов и повторений;</text:span></text:p>
      <text:p text:style-name="P1"><text:span text:style-name="T2">3 - сообщение принимается с трудом без переспросов и повторений;</text:span></text:p>
      <text:p text:style-name="P1"><text:span text:style-name="T2">4 - сообщение разборчиво, принимается без затруднений;</text:span></text:p>
      <text:p text:style-name="P1"><text:span text:style-name="T2">5 - сообщение вполне разборчиво, принимается без напряжения внимания.</text:span></text:p>
      <text:p text:style-name="P1"><text:span text:style-name="T1">Например:</text:span></text:p>
      <text:p text:style-name="P1"/>
      <text:p text:style-name="P1"><text:soft-page-break/><draw:frame draw:style-name="fr1" text:anchor-type="as-char" svg:width="6.9165in" svg:height="3.2709in" draw:z-index="19"><draw:image xlink:href="Pictures/10000000000008A500000415040FAFFE.png" xlink:type="simple" xlink:show="embed" xlink:actuate="onLoad"/></draw:frame></text:p>
      <text:p text:style-name="P1"/>
      <text:h text:style-name="P4" text:outline-level="1"><text:bookmark-start text:name="sub_1300"/><text:span text:style-name="T1">III. Общая типовая фразеология</text:span></text:h>
      <text:p text:style-name="P1"><text:bookmark-end text:name="sub_1300"/></text:p>
      <text:p text:style-name="P1"><text:bookmark-start text:name="sub_1301"/><text:span text:style-name="T2">3.1. Указания в отношении высот полета ВС:</text:span></text:p>
      <text:p text:style-name="P1"><text:bookmark-end text:name="sub_1301"/><text:bookmark-start text:name="sub_1311"/><text:span text:style-name="T2">3.1.1. Отсчет барометрической высоты полета воздушного судна производится в соответствии с нормативным правовым актом, регламентирующим правила установки шкалы давления барометрического высотомера.</text:span></text:p>
      <text:p text:style-name="P1"><text:bookmark-end text:name="sub_1311"/><text:bookmark-start text:name="sub_1312"/><text:span text:style-name="T2">3.1.2. При уточнении высоты следования ВС:</text:span></text:p>
      <text:p text:style-name="P1"><text:bookmark-end text:name="sub_1312"/><text:span text:style-name="T1">Например:</text:span></text:p>
      <text:p text:style-name="P1"/>
      <text:p text:style-name="P1"><draw:frame draw:style-name="fr1" text:anchor-type="as-char" svg:width="6.8335in" svg:height="1.9165in" draw:z-index="21"><draw:image xlink:href="Pictures/100000000000088A00000266107DB4ED.png" xlink:type="simple" xlink:show="embed" xlink:actuate="onLoad"/></draw:frame></text:p>
      <text:p text:style-name="P1"/>
      <text:p text:style-name="P1"><text:bookmark-start text:name="sub_1313"/><text:span text:style-name="T2">3.1.3. При передаче указания экипажу ВС о занятии высоты без назначения промежуточного доклада и условий набора (снижения):</text:span></text:p>
      <text:p text:style-name="P1"><text:bookmark-end text:name="sub_1313"/><text:span text:style-name="T1">Например:</text:span></text:p>
      <text:p text:style-name="P1"/>
      <text:p text:style-name="P1"><text:soft-page-break/><draw:frame draw:style-name="fr1" text:anchor-type="as-char" svg:width="6.9898in" svg:height="2.1146in" draw:z-index="23"><draw:image xlink:href="Pictures/10000000000008730000028FFBF71067.png" xlink:type="simple" xlink:show="embed" xlink:actuate="onLoad"/></draw:frame></text:p>
      <text:p text:style-name="P1"/>
      <text:p text:style-name="P1"><text:bookmark-start text:name="sub_1314"/><text:span text:style-name="T2">3.1.4. При передаче указания экипажу ВС о занятии высоты с назначением промежуточного доклада и условий набора (снижения).</text:span></text:p>
      <text:p text:style-name="P1"><text:bookmark-end text:name="sub_1314"/><text:span text:style-name="T1">Например:</text:span></text:p>
      <text:p text:style-name="P1"/>
      <text:p text:style-name="P1"><draw:frame draw:style-name="fr1" text:anchor-type="as-char" svg:width="6.8543in" svg:height="3.198in" draw:z-index="25"><draw:image xlink:href="Pictures/1000000000000890000003FF4105BF3E.png" xlink:type="simple" xlink:show="embed" xlink:actuate="onLoad"/></draw:frame></text:p>
      <text:p text:style-name="P1"/>
      <text:p text:style-name="P1"><text:bookmark-start text:name="sub_1315"/><text:span text:style-name="T2">3.1.5. При выдаче экипажу ВС условий набора (снижения) с использованием ПОД, контрольного ориентира, ППМ, рубежа передачи ОВД или расстояния до них, а также характеристик режима набора (снижения):</text:span></text:p>
      <text:p text:style-name="P1"><text:bookmark-end text:name="sub_1315"/><text:span text:style-name="T1">Например:</text:span></text:p>
      <text:p text:style-name="P1"><text:span text:style-name="T2">на Губино (на 1 ППМ);</text:span></text:p>
      <text:p text:style-name="P1"><text:span text:style-name="T2">набор (снижение) ускорьте (по возможности);</text:span></text:p>
      <text:p text:style-name="P1"><text:span text:style-name="T2">40 после Виноградове (за 20 до Виноградово);</text:span></text:p>
      <text:p text:style-name="P1"><text:span text:style-name="T2">после Губино (после ППМ).</text:span></text:p>
      <text:p text:style-name="P1"/>
      <text:p text:style-name="P1"><text:bookmark-start text:name="sub_1316"/><text:span text:style-name="T2">3.1.6. При выдаче разрешения экипажу ВС о занятии высоты по расчету передаются условия снижения (набора):</text:span></text:p>
      <text:p text:style-name="P1"><text:bookmark-end text:name="sub_1316"/><text:span text:style-name="T1">Например:</text:span></text:p>
      <text:p text:style-name="P1"/>
      <text:p text:style-name="P1"><text:soft-page-break/><draw:frame draw:style-name="fr1" text:anchor-type="as-char" svg:width="6.9272in" svg:height="2.2398in" draw:z-index="27"><draw:image xlink:href="Pictures/10000000000008A9000002CCB2751AEA.png" xlink:type="simple" xlink:show="embed" xlink:actuate="onLoad"/></draw:frame></text:p>
      <text:p text:style-name="P1"/>
      <text:p text:style-name="P1"><text:bookmark-start text:name="sub_1317"/><text:span text:style-name="T2">3.1.7. При передаче экипажу ВС указания о выдерживании занятого эшелона полета:</text:span></text:p>
      <text:p text:style-name="P1"><text:bookmark-end text:name="sub_1317"/><text:span text:style-name="T1">Например:</text:span></text:p>
      <text:p text:style-name="P1"/>
      <text:p text:style-name="P1"><draw:frame draw:style-name="fr1" text:anchor-type="as-char" svg:width="6.8335in" svg:height="1.5209in" draw:z-index="29"><draw:image xlink:href="Pictures/1000000000000889000001E5463FC5A8.png" xlink:type="simple" xlink:show="embed" xlink:actuate="onLoad"/></draw:frame></text:p>
      <text:p text:style-name="P1"/>
      <text:p text:style-name="P1"><text:bookmark-start text:name="sub_1318"/><text:span text:style-name="T2">3.1.8. При передаче указаний экипажу ВС на изменение эшелона (высоты полета) сообщается причина:</text:span></text:p>
      <text:p text:style-name="P1"><text:bookmark-end text:name="sub_1318"/><text:span text:style-name="T1">Например:</text:span></text:p>
      <text:p text:style-name="P1"><text:span text:style-name="T2">а) следуйте 3900, встречный на 4200, между вами 30, расхождение левыми бортами;</text:span></text:p>
      <text:p text:style-name="P1"><text:span text:style-name="T2">б) на участке Марьинка - Знаменка высоты 4500-7200 закрыты;</text:span></text:p>
      <text:p text:style-name="P1"><text:span text:style-name="T2">в) впереди (слева, справа) на удалении 70 засветы, борты проходили на 10100 сверх облаков, верхняя кромка 9100;</text:span></text:p>
      <text:p text:style-name="P1"><text:span text:style-name="T2">г) на высотах до 200 наблюдается сдвиг ветра;</text:span></text:p>
      <text:p text:style-name="P1"><text:span text:style-name="T2">д) в районе Ашитково стая птиц, перелет на запад на 400.</text:span></text:p>
      <text:p text:style-name="P1"/>
      <text:p text:style-name="P1"><text:bookmark-start text:name="sub_1319"/><text:span text:style-name="T2">3.1.9. После передачи экипажу ВС указания об изменении высоты и, при необходимости, ускорении ее занятия передается указание об увеличении скорости набора (снижения) в соответствии с руководством по летной эксплуатации (РЛЭ) ВС:</text:span></text:p>
      <text:p text:style-name="P1"><text:bookmark-end text:name="sub_1319"/><text:span text:style-name="T1">Например:</text:span></text:p>
      <text:p text:style-name="P1"/>
      <text:p text:style-name="P1"><draw:frame draw:style-name="fr1" text:anchor-type="as-char" svg:width="6.8957in" svg:height="1.3957in" draw:z-index="31"><draw:image xlink:href="Pictures/100000000000089F000001C0A25E7F6E.png" xlink:type="simple" xlink:show="embed" xlink:actuate="onLoad"/></draw:frame></text:p>
      <text:p text:style-name="P1"/>
      <text:p text:style-name="P1"><text:bookmark-start text:name="sub_13110"/><text:span text:style-name="T2">3.1.10. Если необходимо выполнение задержки ВС в установленных для этого зонах ожидания, диспетчером соответствующего диспетчерского пункта передается указание о порядке выполнения полета и время выхода из зоны ожидания (при необходимости):</text:span></text:p>
      <text:p text:style-name="P1"><text:bookmark-end text:name="sub_13110"/><text:span text:style-name="T1">Например:</text:span></text:p>
      <text:p text:style-name="P1"/>
      <text:p text:style-name="P1"><text:soft-page-break/><draw:frame draw:style-name="fr1" text:anchor-type="as-char" svg:width="6.8752in" svg:height="3.0835in" draw:z-index="33"><draw:image xlink:href="Pictures/1000000000000898000003D9D5389963.png" xlink:type="simple" xlink:show="embed" xlink:actuate="onLoad"/></draw:frame></text:p>
      <text:p text:style-name="P1"/>
      <text:p text:style-name="P1"><text:bookmark-start text:name="sub_1302"/><text:span text:style-name="T2">3.2. Информация о взаимном местоположении ВС:</text:span></text:p>
      <text:p text:style-name="P1"><text:bookmark-end text:name="sub_1302"/><text:bookmark-start text:name="sub_1321"/><text:span text:style-name="T2">3.2.1. В зависимости от воздушной и метеорологической обстановки диспетчер должен информировать экипажи ВС о возможной конфликтной ситуации путем выдачи информации о взаимном местоположении ВС, которая должна содержать следующие сведения:</text:span></text:p>
      <text:p text:style-name="P1"><text:bookmark-end text:name="sub_1321"/><text:span text:style-name="T2">курсовой угол конфликтующего ВС;</text:span></text:p>
      <text:p text:style-name="P1"><text:span text:style-name="T2">расстояние между ВС;</text:span></text:p>
      <text:p text:style-name="P1"><text:span text:style-name="T2">относительное перемещение ВС;</text:span></text:p>
      <text:p text:style-name="P1"><text:span text:style-name="T2">эшелон (высоту) полета или расположение ВС по высоте (выше, ниже);</text:span></text:p>
      <text:p text:style-name="P1"><text:span text:style-name="T2">тип ВС (при возможности).</text:span></text:p>
      <text:p text:style-name="P1"><text:span text:style-name="T1">Примечание:</text:span></text:p>
      <text:p text:style-name="P1"><text:span text:style-name="T2">Информацию о взаимном местоположении ВС может не передаваться экипажам ВС, если ВС следуют на заданных эшелонах и прогнозируемая воздушная обстановка не предполагает нарушения установленных интервалов между ВС.</text:span></text:p>
      <text:p text:style-name="P1"/>
      <text:p text:style-name="P1"><text:bookmark-start text:name="sub_1322"/><text:span text:style-name="T2">3.2.2. Относительное перемещение ВС следует передавать (сообщать) соответствующими терминами: сближение, попутный, встречный, расхождение, обгоняет, пересекающий слева направо (справа налево), впереди (сзади), по курсу.</text:span></text:p>
      <text:p text:style-name="P1"><text:bookmark-end text:name="sub_1322"/><text:span text:style-name="T1">Например:</text:span></text:p>
      <text:p text:style-name="P1"/>
      <text:p text:style-name="P1"><draw:frame draw:style-name="fr1" text:anchor-type="as-char" svg:width="6.8543in" svg:height="3.0102in" draw:z-index="35"><draw:image xlink:href="Pictures/1000000000000890000003C4C66F6463.png" xlink:type="simple" xlink:show="embed" xlink:actuate="onLoad"/></draw:frame></text:p>
      <text:p text:style-name="P1"/>
      <text:p text:style-name="P1"><text:bookmark-start text:name="sub_1303"/><text:soft-page-break/><text:span text:style-name="T2">3.3. Сообщение экипажами ВС данных о местоположении:</text:span></text:p>
      <text:p text:style-name="P1"><text:bookmark-end text:name="sub_1303"/><text:bookmark-start text:name="sub_1331"/><text:span text:style-name="T2">3.3.1. Сообщения о местоположении передаются экипажами ВС при пролете установленных пунктов обязательных донесений или назначенных диспетчером контрольных пунктов (рубежей).</text:span></text:p>
      <text:p text:style-name="P1"><text:bookmark-end text:name="sub_1331"/><text:bookmark-start text:name="sub_1332"/><text:span text:style-name="T2">3.3.2. Сообщения о местоположении содержат следующие элементы информации:</text:span></text:p>
      <text:p text:style-name="P1"><text:bookmark-end text:name="sub_1332"/><text:span text:style-name="T2">номер (позывной) ВС;</text:span></text:p>
      <text:p text:style-name="P1"><text:span text:style-name="T2">время пролета ПОД, контрольного ориентира (пункта), ППМ, рубежа передачи ОВД (время не сообщается, если передача ведется в момент пролета ПОД, контрольного ориентира (пункта), ППМ, рубежа передачи ОВД или отличается от фактического времени пролета менее чем на 1 минуту);</text:span></text:p>
      <text:p text:style-name="P1"><text:span text:style-name="T2">наименование (обозначение) ПОД, контрольного ориентира (пункта), ППМ, рубежа передачи ОВД, места на воздушной трассе, МВЛ, маршруте полета, набора (снижения) высоты или на схеме выхода (входа) из (в) района аэродрома, снижения и захода на посадку;</text:span></text:p>
      <text:p text:style-name="P1"><text:span text:style-name="T2">эшелон (высота) полета;</text:span></text:p>
      <text:p text:style-name="P1"><text:span text:style-name="T2">число "М" (при применении "Метода числа "М");</text:span></text:p>
      <text:p text:style-name="P1"><text:span text:style-name="T2">следующий (очередной) пункт обязательного донесения.</text:span></text:p>
      <text:p text:style-name="P1"><text:span text:style-name="T1">Например:</text:span></text:p>
      <text:p text:style-name="P1"/>
      <text:p text:style-name="P1"><draw:frame draw:style-name="fr1" text:anchor-type="as-char" svg:width="6.9063in" svg:height="2.5728in" draw:z-index="37"><draw:image xlink:href="Pictures/10000000000008A20000033839E01898.png" xlink:type="simple" xlink:show="embed" xlink:actuate="onLoad"/></draw:frame></text:p>
      <text:p text:style-name="P1"/>
      <text:p text:style-name="P1"><text:bookmark-start text:name="sub_1333"/><text:span text:style-name="T2">3.3.3. Если у диспетчера имеется достаточная информация о выполнении полета от используемой системы наблюдения ОВД, экипажи ВС могут по указанию диспетчера освобождаться от необходимости обязательной передачи сообщений о своем местоположении.</text:span></text:p>
      <text:p text:style-name="P1"><text:bookmark-end text:name="sub_1333"/><text:span text:style-name="T2">При необходимости возобновления экипажем ВС передачи о местоположении диспетчер назначает ему очередной контрольный пункт для доклада.</text:span></text:p>
      <text:p text:style-name="P1"><text:bookmark-start text:name="sub_1334"/><text:span text:style-name="T2">3.3.4. При наличии в зоне (районе) диспетчерского пункта опасных метеорологических явлений (болтанка, грозовая деятельность, сильные ливневые осадки, обледенение, электризация атмосферы и т.д.) диспетчер сообщает об этом экипажам ВС с указанием зон (районов) с опасными метеоявлениями, информирует о смещении грозовых очагов и дает (по возможности) экипажам ВС рекомендации по обходу таких зон (районов), а при необходимости (по запросу) экипажа ВС изменяет эшелон полета.</text:span></text:p>
      <text:p text:style-name="P1"><text:bookmark-end text:name="sub_1334"/><text:span text:style-name="T1">Например:</text:span></text:p>
      <text:p text:style-name="P1"/>
      <text:p text:style-name="P1"><text:soft-page-break/><draw:frame draw:style-name="fr1" text:anchor-type="as-char" svg:width="6.8854in" svg:height="4.552in" draw:z-index="39"><draw:image xlink:href="Pictures/100000000000089B000005B081153807.png" xlink:type="simple" xlink:show="embed" xlink:actuate="onLoad"/></draw:frame></text:p>
      <text:p text:style-name="P1"/>
      <text:p text:style-name="P1"><text:bookmark-start text:name="sub_1335"/><text:span text:style-name="T2">3.3.5. Диспетчер, в зоне ОВД которого меняется общее направление полета, сообщает экипажу ВС о необходимости смены эшелона в поворотном пункте маршрута, согласовывает с экипажем ВС желаемый эшелон. Экипаж ВС сообщает диспетчеру расчетное время пролета этого поворотного пункта маршрута. Диспетчер по запросу экипажа ВС на смену эшелона дает указание на его занятие. Занятие назначенного эшелона экипаж ВС осуществляет за 20 км до выхода на поворотный пункт маршрута.</text:span></text:p>
      <text:p text:style-name="P1"><text:bookmark-end text:name="sub_1335"/><text:span text:style-name="T1">Например:</text:span></text:p>
      <text:p text:style-name="P1"/>
      <text:p text:style-name="P1"><draw:frame draw:style-name="fr1" text:anchor-type="as-char" svg:width="6.8854in" svg:height="2.4583in" draw:z-index="41"><draw:image xlink:href="Pictures/100000000000089A0000031442B7F920.png" xlink:type="simple" xlink:show="embed" xlink:actuate="onLoad"/></draw:frame></text:p>
      <text:p text:style-name="P1"/>
      <text:p text:style-name="P1"><text:bookmark-start text:name="sub_1336"/><text:span text:style-name="T2">3.3.6. Если во время полета изменились метеоусловия и возникла необходимость изменения правил его выполнения, экипаж ВС запрашивает разрешение у диспетчера.</text:span></text:p>
      <text:p text:style-name="P1"><text:bookmark-end text:name="sub_1336"/><text:span text:style-name="T1">Например:</text:span></text:p>
      <text:p text:style-name="P1"/>
      <text:p text:style-name="P1"><text:soft-page-break/><draw:frame draw:style-name="fr1" text:anchor-type="as-char" svg:width="6.9063in" svg:height="2.1043in" draw:z-index="43"><draw:image xlink:href="Pictures/10000000000008A1000002A0143FAAFF.png" xlink:type="simple" xlink:show="embed" xlink:actuate="onLoad"/></draw:frame></text:p>
      <text:p text:style-name="P1"/>
      <text:h text:style-name="P4" text:outline-level="1"><text:bookmark-start text:name="sub_1400"/><text:span text:style-name="T1">IV. Опознавание, разведение воздушных судов и использование средств вторичной радиолокации</text:span></text:h>
      <text:p text:style-name="P1"><text:bookmark-end text:name="sub_1400"/></text:p>
      <text:p text:style-name="P1"><text:bookmark-start text:name="sub_1401"/><text:span text:style-name="T2">4.1. Опознавание ВС:</text:span></text:p>
      <text:p text:style-name="P1"><text:bookmark-end text:name="sub_1401"/><text:span text:style-name="T2">В целях исключения ошибок при определении местоположения ВС на индикаторе воздушной обстановки (ИВО) диспетчер обязан комплексно использовать следующие методы опознования:</text:span></text:p>
      <text:p text:style-name="P1"><text:span text:style-name="T2">пеленгацию - сравнение значений пеленга ВС на индикаторе автоматического радиопеленгатора (АРП) и азимута отметки на ИВО;</text:span></text:p>
      <text:p text:style-name="P1"><text:span text:style-name="T2">привязку - сопоставление координат известной точки (в момент доклада экипажа ВС о ее пролете) с координатами отметки ВС на ИВО;</text:span></text:p>
      <text:p text:style-name="P1"><text:span text:style-name="T2">маневра - сопоставление направления перемещения отметки от ВС на ИВО с направлением заданным диспетчером;</text:span></text:p>
      <text:p text:style-name="P1"><text:span text:style-name="T2">сравнение - сопоставление информации, передаваемой экипажем ВС и отображаемой на ИВО в формуляре сопровождения ВС, а также путем использования информации системы госопознования.</text:span></text:p>
      <text:p text:style-name="P1"><text:bookmark-start text:name="sub_1402"/><text:span text:style-name="T2">4.2. Разведение ВС по ИВО:</text:span></text:p>
      <text:p text:style-name="P1"><text:bookmark-end text:name="sub_1402"/><text:bookmark-start text:name="sub_1421"/><text:span text:style-name="T2">4.2.1. Для разведения ВС экипажам ВС могут указываться определенные направления полета для обеспечения их безопасного эшелонирования. При этом экипажам ВС, как правило, сообщаются причины изменения курса, если это само собой не очевидно.</text:span></text:p>
      <text:p text:style-name="P1"><text:bookmark-end text:name="sub_1421"/><text:span text:style-name="T1">Например:</text:span></text:p>
      <text:p text:style-name="P1"/>
      <text:p text:style-name="P1"><draw:frame draw:style-name="fr1" text:anchor-type="as-char" svg:width="6.802in" svg:height="2.0937in" draw:z-index="45"><draw:image xlink:href="Pictures/10000000000008800000029EDD4EB301.png" xlink:type="simple" xlink:show="embed" xlink:actuate="onLoad"/></draw:frame></text:p>
      <text:p text:style-name="P1"/>
      <text:p text:style-name="P1"><text:bookmark-start text:name="sub_1422"/><text:span text:style-name="T2">4.2.2. Если сохранение прежнего курса обеспечивает боковое эшелонирование между ВС, экипажам ВС передаются соответствующие указания.</text:span></text:p>
      <text:p text:style-name="P1"><text:bookmark-end text:name="sub_1422"/><text:span text:style-name="T1">Например:</text:span></text:p>
      <text:p text:style-name="P1"/>
      <text:p text:style-name="P1"><text:soft-page-break/><draw:frame draw:style-name="fr1" text:anchor-type="as-char" svg:width="6.8228in" svg:height="2.5937in" draw:z-index="47"><draw:image xlink:href="Pictures/10000000000008860000033DC8D0DE0E.png" xlink:type="simple" xlink:show="embed" xlink:actuate="onLoad"/></draw:frame></text:p>
      <text:p text:style-name="P1"/>
      <text:p text:style-name="P1"><text:bookmark-start text:name="sub_1423"/><text:span text:style-name="T2">4.2.3. При запросе экипажа ВС о своем местоположении или при уклонении ВС от воздушной трассы, МВЛ, маршрута ОВД экипажу ВС передается азимут и удаление или информация о его местоположении относительно воздушной трассы, МВЛ, маршрута ОВД (с учетом технических возможностей средств РТОП), удаление до очередного или последнего пункта обязательного донесения и, при необходимости, курс следования, величина углового отворота (при полете по ортодромии) для выхода ВС на воздушную трассу, МВЛ, маршрут ОВД.</text:span></text:p>
      <text:p text:style-name="P1"><text:bookmark-end text:name="sub_1423"/><text:span text:style-name="T1">Например:</text:span></text:p>
      <text:p text:style-name="P1"/>
      <text:p text:style-name="P1"><draw:frame draw:style-name="fr1" text:anchor-type="as-char" svg:width="6.8335in" svg:height="3.0209in" draw:z-index="49"><draw:image xlink:href="Pictures/100000000000088A000003C5ACDAF304.png" xlink:type="simple" xlink:show="embed" xlink:actuate="onLoad"/></draw:frame></text:p>
      <text:p text:style-name="P1"/>
      <text:p text:style-name="P1"><text:span text:style-name="T1">Примечание:</text:span><text:span text:style-name="T2"> После получения информации от диспетчера о своем местоположении экипаж ВС обязан принять меры для выхода на линию заданного пути (ЛЗП).</text:span></text:p>
      <text:p text:style-name="P1"/>
      <text:p text:style-name="P1"><text:bookmark-start text:name="sub_1424"/><text:span text:style-name="T2">4.2.4. При выхода ВС на воздушную трассу, МВЛ, маршрут ОВД диспетчер сообщает экипажу ВС об этом (при необходимости) и передает информацию о его местоположении.</text:span></text:p>
      <text:p text:style-name="P1"><text:bookmark-end text:name="sub_1424"/><text:span text:style-name="T1">Например:</text:span></text:p>
      <text:p text:style-name="P1"/>
      <text:p text:style-name="P1"><text:soft-page-break/><draw:frame draw:style-name="fr1" text:anchor-type="as-char" svg:width="6.8543in" svg:height="3.0937in" draw:z-index="51"><draw:image xlink:href="Pictures/1000000000000890000003DFC77DDD57.png" xlink:type="simple" xlink:show="embed" xlink:actuate="onLoad"/></draw:frame></text:p>
      <text:p text:style-name="P1"/>
      <text:p text:style-name="P1"><text:bookmark-start text:name="sub_1403"/><text:span text:style-name="T2">4.3. Использование средств вторичной радиолокации:</text:span></text:p>
      <text:p text:style-name="P1"><text:bookmark-end text:name="sub_1403"/><text:bookmark-start text:name="sub_1431"/><text:span text:style-name="T2">4.3.1. При использовании средств вторичной радиолокации (аппаратуры госопознавания) в радиообмене между диспетчером и экипажем ВС используются типовые фразы относительно режима работы бортовых приемоответчиков.</text:span></text:p>
      <text:p text:style-name="P1"><text:bookmark-end text:name="sub_1431"/><text:span text:style-name="T1">Например:</text:span></text:p>
      <text:p text:style-name="P1"/>
      <text:p text:style-name="P9"><text:span text:style-name="T7">┌────────────────────────┬──────────────────────────────────────────────┐</text:span></text:p>
      <text:p text:style-name="P9"><text:span text:style-name="T6">│ <text:s text:c="8"/>Фраза <text:s text:c="9"/>│ <text:s text:c="18"/>Значение <text:s text:c="18"/>│</text:span></text:p>
      <text:p text:style-name="P9"><text:span text:style-name="T7">├────────────────────────┼──────────────────────────────────────────────┤</text:span></text:p>
      <text:p text:style-name="P9"><text:span text:style-name="T6">│Установите код <text:s text:c="9"/>│Установите <text:s/>код <text:s/>индивидуального <text:s text:c="2"/>опознавания│</text:span></text:p>
      <text:p text:style-name="P9"><text:span text:style-name="T6">│ <text:s text:c="23"/>│согласно указанию <text:s text:c="28"/>│</text:span></text:p>
      <text:p text:style-name="P9"><text:span text:style-name="T7">├────────────────────────┼──────────────────────────────────────────────┤</text:span></text:p>
      <text:p text:style-name="P9"><text:span text:style-name="T6">│Подтвердите код <text:s text:c="8"/>│Подтвердите <text:s/>установку <text:s/>кода <text:s text:c="2"/>индивидуального│</text:span></text:p>
      <text:p text:style-name="P9"><text:span text:style-name="T6">│ <text:s text:c="23"/>│опознавания <text:s text:c="34"/>│</text:span></text:p>
      <text:p text:style-name="P9"><text:span text:style-name="T7">├────────────────────────┼──────────────────────────────────────────────┤</text:span></text:p>
      <text:p text:style-name="P9"><text:span text:style-name="T6">│Установите повт</text:span><text:span text:style-name="T5">орно код │Включите <text:s text:c="4"/>вторично <text:s text:c="9"/>назначенный код│</text:span></text:p>
      <text:p text:style-name="P9"><text:span text:style-name="T6">│ <text:s text:c="23"/>│индивидуального опознавания <text:s text:c="18"/>│</text:span></text:p>
      <text:p text:style-name="P9"><text:span text:style-name="T7">├────────────────────────┼──────────────────────────────────────────────┤</text:span></text:p>
      <text:p text:style-name="P9"><text:span text:style-name="T6">│Код <text:s text:c="10"/>"Бедствие"│Запрос кода бедствия <text:s text:c="3"/></text:span><text:span text:style-name="T7"><text:s text:c="22"/>│</text:span></text:p>
      <text:p text:style-name="P9"><text:span text:style-name="T6">│("Мейдей") <text:s text:c="13"/>│ <text:s text:c="45"/>│</text:span></text:p>
      <text:p text:style-name="P9"><text:span text:style-name="T7">├────────────────────────┼──────────────────────────────────────────────┤</text:span></text:p>
      <text:p text:style-name="P9"><text:span text:style-name="T6">│Проверьте <text:s text:c="5"/>установку│Проверьте <text:s/>установку <text:s/>давления <text:s/>и <text:s/>подтвердите│</text:span></text:p>
      <text:p text:style-name="P9"><text:span text:style-name="T6">│высотомер</text:span><text:span text:style-name="T5">а и подтвердите│высоту полета <text:s text:c="32"/>│</text:span></text:p>
      <text:p text:style-name="P9"><text:span text:style-name="T6">│высоту <text:s text:c="17"/>│ <text:s text:c="45"/>│</text:span></text:p>
      <text:p text:style-name="P9"><text:span text:style-name="T7">├────────────────────────┼──────────────────────────────────────────────┤</text:span></text:p>
      <text:p text:style-name="P9"><text:span text:style-name="T6">│Проверьте высоту <text:s text:c="7"/>│Проверьте и подтве</text:span><text:span text:style-name="T5">рдите высоту полета <text:s text:c="8"/>│</text:span></text:p>
      <text:p text:style-name="P9"><text:span text:style-name="T7">├────────────────────────┼──────────────────────────────────────────────┤</text:span></text:p>
      <text:p text:style-name="P9"><text:span text:style-name="T6">│Контроль по вторичному <text:s/>│Контролирую ваш полет по данным ВРЛ <text:s text:c="10"/>│</text:span></text:p>
      <text:p text:style-name="P9"><text:span text:style-name="T7">├────────────────────────┼──────────────────────────────────────────────┤</text:span></text:p>
      <text:p text:style-name="P9"><text:span text:style-name="T6">│Реж</text:span><text:span text:style-name="T5">им УВД <text:s text:c="14"/>│Включите режим УВД на ответчике ВРЛ <text:s text:c="10"/>│</text:span></text:p>
      <text:p text:style-name="P9"><text:span text:style-name="T7">├────────────────────────┼──────────────────────────────────────────────┤</text:span></text:p>
      <text:p text:style-name="P9"><text:span text:style-name="T6">│Включите вторичный <text:s text:c="5"/>│Включите ответчик ВРЛ <text:s text:c="24"/>│</text:span></text:p>
      <text:p text:style-name="P9"><text:span text:style-name="T7">├────────────────────────┼──────────────────────────────────────────────┤</text:span></text:p>
      <text:p text:style-name="P9"><text:span text:style-name="T6">│Проверьте "борт" <text:s text:c="7"/>│Проверьте <text:s text:c="5"/>работоспособность <text:s text:c="5"/>бортовой│</text:span></text:p>
      <text:p text:style-name="P9"><text:span text:style-name="T6">│ <text:s text:c="23"/>│аппаратуры госопознавания <text:s text:c="20"/>│</text:span></text:p>
      <text:p text:style-name="P9"><text:span text:style-name="T7">├────────────────────────┼──────────────────────────────────────────────┤</text:span></text:p>
      <text:p text:style-name="P9"><text:span text:style-name="T6">│Включите "борт" <text:s text:c="8"/>│Включите бортовую аппаратуру госопознавания <text:s text:c="2"/>│</text:span></text:p>
      <text:p text:style-name="P9"><text:span text:style-name="T7">├────────────────────────┼──────────────────────────────────────────────┤</text:span></text:p>
      <text:p text:style-name="P9"><text:span text:style-name="T6">│Проверьте <text:s/>включение <text:s text:c="2"/>и│Проверьте <text:s text:c="2"/>включение <text:s text:c="2"/>бортовой <text:s text:c="3"/>аппаратуры│</text:span></text:p>
      <text:p text:style-name="P9"><text:soft-page-break/><text:span text:style-name="T6">│положение "борта" <text:s text:c="6"/>│госопо</text:span><text:span text:style-name="T5">знавания и правильность <text:s/>установки <text:s/>кода│</text:span></text:p>
      <text:p text:style-name="P9"><text:span text:style-name="T6">│ <text:s text:c="23"/>│госопознавания <text:s text:c="31"/>│</text:span></text:p>
      <text:p text:style-name="P9"><text:span text:style-name="T7">├────────────────────────┼──────────────────────────────────────────────┤</text:span></text:p>
      <text:p text:style-name="P9"><text:span text:style-name="T6">│Включите "Активный" <text:s text:c="4"/>│Включите режим активного ответа <text:s text:c="8"/></text:span><text:span text:style-name="T7"><text:s text:c="6"/>│</text:span></text:p>
      <text:p text:style-name="P9"><text:span text:style-name="T7">└────────────────────────┴──────────────────────────────────────────────┘</text:span></text:p>
      <text:p text:style-name="P1"/>
      <text:p text:style-name="P1"><text:bookmark-start text:name="sub_1432"/><text:span text:style-name="T2">4.3.2. Ответ экипажа ВС на указания диспетчера в отношении использования средств вторичной радиолокации представляет собой подтверждение или повторение указания.</text:span></text:p>
      <text:p text:style-name="P1"><text:bookmark-end text:name="sub_1432"/><text:span text:style-name="T1">Например:</text:span></text:p>
      <text:p text:style-name="P1"/>
      <text:p text:style-name="P1"><draw:frame draw:style-name="fr1" text:anchor-type="as-char" svg:width="6.8437in" svg:height="3.7083in" draw:z-index="53"><draw:image xlink:href="Pictures/100000000000088F000004A42BA89D3A.png" xlink:type="simple" xlink:show="embed" xlink:actuate="onLoad"/></draw:frame></text:p>
      <text:p text:style-name="P1"/>
      <text:p text:style-name="P1"><text:bookmark-start text:name="sub_1433"/><text:span text:style-name="T2">4.3.3. В целях сокращения обязательных сеансов радиосвязи при контроле за движением ВС с использованием вторичной радиолокационной информации диспетчер может вводить конкретным ВС режим "контроль по вторичному". При таком режиме экипажи ВС докладывают органу ОВД пролет очередных пунктов обязательных донесений только по указанию (запросу) диспетчера. При введении режима "контроль по вторичному" выход из зоны не докладывается только в случае, если экипажу ВС было дано указание на работу с диспетчером смежной зоны (сектора) и указана его частота одновременно с введением этого режима. Если возникла необходимость в изменении эшелона (высоты) полета, то такое изменение осуществляется по запросу экипажа ВС с разрешения диспетчера или по его указанию.</text:span></text:p>
      <text:p text:style-name="P1"><text:bookmark-end text:name="sub_1433"/><text:span text:style-name="T2">С момента ввода режима "контроль по вторичному" экипаж ВС выполняет полет согласно заданию на полет и ведет непрерывное прослушивание канала (частоты) авиационной электросвязи соответствующего диспетчерского пункта.</text:span></text:p>
      <text:p text:style-name="P1"><text:span text:style-name="T1">Например:</text:span></text:p>
      <text:p text:style-name="P1"/>
      <text:p text:style-name="P1"><text:soft-page-break/><draw:frame draw:style-name="fr1" text:anchor-type="as-char" svg:width="6.8646in" svg:height="4.0835in" draw:z-index="55"><draw:image xlink:href="Pictures/1000000000000893000005197BC79F0B.png" xlink:type="simple" xlink:show="embed" xlink:actuate="onLoad"/></draw:frame></text:p>
      <text:p text:style-name="P1"><text:soft-page-break/></text:p>
      <text:h text:style-name="P4" text:outline-level="1"><text:bookmark-start text:name="sub_1500"/><text:span text:style-name="T1">V. Типовая фразеология радиообмена диспетчеров органов обслуживания воздушного движения (управления полетами) с экипажами воздушных судов</text:span></text:h>
      <text:p text:style-name="P1"><text:bookmark-end text:name="sub_1500"/></text:p>
      <text:p text:style-name="P1"><text:bookmark-start text:name="sub_1501"/><text:span text:style-name="T2">5.1. Диспетчерский пункт руления (ДПР):</text:span></text:p>
      <text:p text:style-name="P1"><text:bookmark-end text:name="sub_1501"/><text:bookmark-start text:name="sub_1511"/><text:span text:style-name="T2">5.1.1. Запрос экипажа ВС на запуск двигателя (двигателей):</text:span></text:p>
      <text:p text:style-name="P1"><text:bookmark-end text:name="sub_1511"/><text:bookmark-start text:name="sub_15111"/><text:span text:style-name="T2">5.1.1.1. При запросе на запуск двигателей экипаж ВС сообщает номер стоянки и наличие информации АТИС или метеоданных (погоды) МВ-канала. Если от экипажа ВС не поступил доклад о приеме информации АТИС или метеоданных МВ-канала, диспетчер обязан запросить у экипажа ВС их наличие.</text:span></text:p>
      <text:p text:style-name="P1"><text:bookmark-end text:name="sub_15111"/><text:span text:style-name="T1">Например:</text:span></text:p>
      <text:p text:style-name="P1"/>
      <text:p text:style-name="P1"><draw:frame draw:style-name="fr2" text:anchor-type="as-char" svg:width="6.8543in" svg:height="2.5in" draw:z-index="0"><draw:image xlink:href="Pictures/10000000000008920000032061F46491.png" xlink:type="simple" xlink:show="embed" xlink:actuate="onLoad"/></draw:frame></text:p>
      <text:p text:style-name="P1"/>
      <text:p text:style-name="P1"><text:bookmark-start text:name="sub_15112"/><text:span text:style-name="T2">5.1.1.2. При запросе экипажем вертолета разрешения на запуск двигателей и контрольное висение передача ОВД от диспетчера "Руления" диспетчеру "Старта" после контрольного висения осуществляется:</text:span></text:p>
      <text:p text:style-name="P1"><text:bookmark-end text:name="sub_15112"/><text:span text:style-name="T2">при взлете по самолетному - на установленных рубежах передачи ОВД самолетами;</text:span></text:p>
      <text:p text:style-name="P1"><text:span text:style-name="T2">при взлете по вертолетному - после доклада экипажа вертолета о выполнении контрольного висения.</text:span></text:p>
      <text:p text:style-name="P1"><text:span text:style-name="T1">Например:</text:span></text:p>
      <text:p text:style-name="P1"/>
      <text:p text:style-name="P1"><draw:frame draw:style-name="fr2" text:anchor-type="as-char" svg:width="6.8335in" svg:height="4.3646in" draw:z-index="0"><draw:image xlink:href="Pictures/100000000000088C0000057380C36B88.png" xlink:type="simple" xlink:show="embed" xlink:actuate="onLoad"/></draw:frame></text:p>
      <text:p text:style-name="P1"/>
      <text:p text:style-name="P1"><text:bookmark-start text:name="sub_15113"/><text:span text:style-name="T2">5.1.1.3. Если вылет ВС задерживается, экипажу ВС указывается время запуска или уточненное время вылета.</text:span></text:p>
      <text:p text:style-name="P1"><text:bookmark-end text:name="sub_15113"/><text:span text:style-name="T1">Например:</text:span></text:p>
      <text:p text:style-name="P1"/>
      <text:p text:style-name="P1"><draw:frame draw:style-name="fr2" text:anchor-type="as-char" svg:width="6.8228in" svg:height="2.2709in" draw:z-index="0"><draw:image xlink:href="Pictures/1000000000000887000002D72D0E9A52.png" xlink:type="simple" xlink:show="embed" xlink:actuate="onLoad"/></draw:frame></text:p>
      <text:p text:style-name="P1"><text:soft-page-break/></text:p>
      <text:p text:style-name="P1"><text:bookmark-start text:name="sub_1512"/><text:span text:style-name="T2">5.1.2. Запрос экипажа ВС на буксировку:</text:span></text:p>
      <text:p text:style-name="P1"><text:bookmark-end text:name="sub_1512"/><text:bookmark-start text:name="sub_15121"/><text:span text:style-name="T2">5.1.2.1. При необходимости буксировки ВС к месту запуска двигателей экипаж ВС сообщает номер стоянки, о приеме информации АТИС или метеоданных МВ-канала и запрашивает у диспетчера "Руления" разрешение на буксировку.</text:span></text:p>
      <text:p text:style-name="P1"><text:bookmark-end text:name="sub_15121"/><text:span text:style-name="T1">Например:</text:span></text:p>
      <text:p text:style-name="P1"/>
      <text:p text:style-name="P1"><draw:frame draw:style-name="fr2" text:anchor-type="as-char" svg:width="6.802in" svg:height="3.2709in" draw:z-index="0"><draw:image xlink:href="Pictures/100000000000088100000416D0C2F30D.png" xlink:type="simple" xlink:show="embed" xlink:actuate="onLoad"/></draw:frame></text:p>
      <text:p text:style-name="P1"/>
      <text:p text:style-name="P1"><text:span text:style-name="T1">Примечание.</text:span><text:span text:style-name="T2"> При передаче разрешения на буксировку одновременно могут передаваться условия запуска:</text:span></text:p>
      <text:p text:style-name="P1"><text:span text:style-name="T2">по готовности;</text:span></text:p>
      <text:p text:style-name="P1"><text:span text:style-name="T2">по запросу;</text:span></text:p>
      <text:p text:style-name="P1"><text:span text:style-name="T2">в назначенное время.</text:span></text:p>
      <text:p text:style-name="P1"/>
      <text:p text:style-name="P1"><text:bookmark-start text:name="sub_1513"/><text:span text:style-name="T2">5.1.3. Указания экипажу ВС о порядке руления для выполнения взлета:</text:span></text:p>
      <text:p text:style-name="P1"><text:bookmark-end text:name="sub_1513"/><text:bookmark-start text:name="sub_15131"/><text:span text:style-name="T2">5.1.3.1. Указания диспетчера "Руления" о порядке руления (при выруливании для взлета) должны содержать сведения:</text:span></text:p>
      <text:p text:style-name="P1"><text:bookmark-end text:name="sub_15131"/><text:span text:style-name="T2">о номере ВПП или МПУ ВПП взлета;</text:span></text:p>
      <text:p text:style-name="P1"><text:span text:style-name="T2">о маршруте;</text:span></text:p>
      <text:p text:style-name="P1"><text:span text:style-name="T2">об условиях руления (при наличии препятствий и ограничений);</text:span></text:p>
      <text:p text:style-name="P1"><text:span text:style-name="T2">о месте обязательной остановки ВС, если оно определено не на предварительном старте.</text:span></text:p>
      <text:p text:style-name="P1"><text:span text:style-name="T1">Например:</text:span></text:p>
      <text:p text:style-name="P1"/>
      <text:p text:style-name="P1"><draw:frame draw:style-name="fr2" text:anchor-type="as-char" svg:width="6.802in" svg:height="5.3752in" draw:z-index="0"><draw:image xlink:href="Pictures/100000000000087F000006B8E5FA597D.png" xlink:type="simple" xlink:show="embed" xlink:actuate="onLoad"/></draw:frame></text:p>
      <text:p text:style-name="P1"><text:soft-page-break/></text:p>
      <text:p text:style-name="P1"><text:bookmark-start text:name="sub_15132"/><text:span text:style-name="T2">5.1.3.2. В процессе руления диспетчер "Руления" информирует экипаж ВС о движении воздушных судов, способных создать угрозу столкновения.</text:span></text:p>
      <text:p text:style-name="P1"><text:bookmark-end text:name="sub_15132"/><text:span text:style-name="T1">Например:</text:span></text:p>
      <text:p text:style-name="P1"/>
      <text:p text:style-name="P1"><draw:frame draw:style-name="fr2" text:anchor-type="as-char" svg:width="6.8543in" svg:height="1.5in" draw:z-index="0"><draw:image xlink:href="Pictures/1000000000000892000001E0804D50BB.png" xlink:type="simple" xlink:show="embed" xlink:actuate="onLoad"/></draw:frame></text:p>
      <text:p text:style-name="P1"/>
      <text:p text:style-name="P1"><text:bookmark-start text:name="sub_1514"/><text:span text:style-name="T2">5.1.4. Сообщение экипажу ВС о достижении места предварительного старта (обязательной остановки):</text:span></text:p>
      <text:p text:style-name="P1"><text:bookmark-end text:name="sub_1514"/><text:bookmark-start text:name="sub_15141"/><text:span text:style-name="T2">5.1.4.1. При достижении места предварительного старта или обязательной остановки ВС его экипаж докладывает об этом диспетчеру "Руления".</text:span></text:p>
      <text:p text:style-name="P1"><text:bookmark-end text:name="sub_15141"/><text:span text:style-name="T1">Например:</text:span></text:p>
      <text:p text:style-name="P1"/>
      <text:p text:style-name="P1"><draw:frame draw:style-name="fr2" text:anchor-type="as-char" svg:width="6.802in" svg:height="2.8957in" draw:z-index="0"><draw:image xlink:href="Pictures/1000000000000880000003A0A3F1C796.png" xlink:type="simple" xlink:show="embed" xlink:actuate="onLoad"/></draw:frame></text:p>
      <text:p text:style-name="P1"/>
      <text:p text:style-name="P1"><text:bookmark-start text:name="sub_1515"/><text:span text:style-name="T2">5.1.5. Указание экипажу ВС о порядке руления после посадки:</text:span></text:p>
      <text:p text:style-name="P1"><text:bookmark-end text:name="sub_1515"/><text:bookmark-start text:name="sub_15151"/><text:span text:style-name="T2">5.1.5.1. Указание диспетчера "Руления" о порядке руления должно содержать сведения:</text:span></text:p>
      <text:p text:style-name="P1"><text:bookmark-end text:name="sub_15151"/><text:span text:style-name="T2">о месте стоянки;</text:span></text:p>
      <text:p text:style-name="P1"><text:span text:style-name="T2">об условиях руления (при наличии препятствий и ограничений);</text:span></text:p>
      <text:p text:style-name="P1"><text:span text:style-name="T2">о маршруте.</text:span></text:p>
      <text:p text:style-name="P1"><text:bookmark-start text:name="sub_15152"/><text:span text:style-name="T2">5.1.5.2. Указание экипажу ВС передается после получения доклада от него о местоположении ВС на рулежной дорожке.</text:span></text:p>
      <text:p text:style-name="P1"><text:bookmark-end text:name="sub_15152"/><text:span text:style-name="T1">Например:</text:span></text:p>
      <text:p text:style-name="P1"/>
      <text:p text:style-name="P1"><draw:frame draw:style-name="fr2" text:anchor-type="as-char" svg:width="6.8646in" svg:height="3.1354in" draw:z-index="0"><draw:image xlink:href="Pictures/1000000000000893000003EC9C2368E9.png" xlink:type="simple" xlink:show="embed" xlink:actuate="onLoad"/></draw:frame></text:p>
      <text:p text:style-name="P1"><text:soft-page-break/></text:p>
      <text:p text:style-name="P1"><text:bookmark-start text:name="sub_1502"/><text:span text:style-name="T2">5.2. Стартовый диспетчерский пункт (СДП):</text:span></text:p>
      <text:p text:style-name="P1"><text:bookmark-end text:name="sub_1502"/><text:bookmark-start text:name="sub_1521"/><text:span text:style-name="T2">5.2.1. Запросы на занятие исполнительного старта:</text:span></text:p>
      <text:p text:style-name="P1"><text:bookmark-end text:name="sub_1521"/><text:bookmark-start text:name="sub_15211"/><text:span text:style-name="T2">5.2.1.1. Занятие исполнительного старта должно производиться только с разрешения диспетчера "Старта".</text:span></text:p>
      <text:p text:style-name="P1"><text:bookmark-end text:name="sub_15211"/><text:bookmark-start text:name="sub_15212"/><text:span text:style-name="T2">5.2.1.2. Разрешение на занятие исполнительного старта должно содержать:</text:span></text:p>
      <text:p text:style-name="P1"><text:bookmark-end text:name="sub_15212"/><text:span text:style-name="T2">при наличии в аэропорту передачи информации АТИС или МВ-канала вещания погоды - изменение в оперативной и в метеорологической информации, которые не включены в информацию АТИС или метеоданные МВ-канала;</text:span></text:p>
      <text:p text:style-name="P1"><text:span text:style-name="T2">при отсутствии в аэропорту АТИС или МВ-канала - условия взлета и выхода из района аэродрома (при необходимости - информацию о метеоусловиях, состоянии ВПП, наличии скопления и перелетов птиц).</text:span></text:p>
      <text:p text:style-name="P1"><text:span text:style-name="T1">Например:</text:span></text:p>
      <text:p text:style-name="P1"/>
      <text:p text:style-name="P1"><draw:frame draw:style-name="fr2" text:anchor-type="as-char" svg:width="6.7811in" svg:height="3.3957in" draw:z-index="0"><draw:image xlink:href="Pictures/100000000000087B0000043ED6AE8F9A.png" xlink:type="simple" xlink:show="embed" xlink:actuate="onLoad"/></draw:frame></text:p>
      <text:p text:style-name="P1"/>
      <text:p text:style-name="P1"><text:bookmark-start text:name="sub_15213"/><text:span text:style-name="T2">5.2.1.3. При выдаче диспетчером разрешения на занятие исполнительного старта должны указываться номер ВПП (МПУ ВПП) или расположение ГВПП относительно основной ВПП и ее маркировка, а экипаж ВС обязан подтвердить номер ВПП (МПУ ВПП).</text:span></text:p>
      <text:p text:style-name="P1"><text:bookmark-end text:name="sub_15213"/><text:span text:style-name="T1">Например:</text:span></text:p>
      <text:p text:style-name="P1"/>
      <text:p text:style-name="P1"><draw:frame draw:style-name="fr2" text:anchor-type="as-char" svg:width="6.8228in" svg:height="3.2398in" draw:z-index="0"><draw:image xlink:href="Pictures/10000000000008880000040B67A46BD5.png" xlink:type="simple" xlink:show="embed" xlink:actuate="onLoad"/></draw:frame></text:p>
      <text:p text:style-name="P1"/>
      <text:p text:style-name="P1"><text:bookmark-start text:name="sub_15214"/><text:span text:style-name="T2">5.2.1.4. Наряду с разрешением на занятие исполнительного старта экипажу ВС в целях создания безопасных интервалов могут передаваться указания относительно условий выхода из района аэродрома.</text:span></text:p>
      <text:p text:style-name="P1"><text:bookmark-end text:name="sub_15214"/><text:span text:style-name="T1">Например:</text:span></text:p>
      <text:p text:style-name="P1"/>
      <text:p text:style-name="P1"><draw:frame draw:style-name="fr2" text:anchor-type="as-char" svg:width="6.8437in" svg:height="2.4583in" draw:z-index="0"><draw:image xlink:href="Pictures/100000000000088D0000031285A381B2.png" xlink:type="simple" xlink:show="embed" xlink:actuate="onLoad"/></draw:frame></text:p>
      <text:p text:style-name="P1"/>
      <text:p text:style-name="P1"><text:bookmark-start text:name="sub_15215"/><text:soft-page-break/><text:span text:style-name="T2">5.2.1.5. При возможности выполнения бесступенчатого набора эшелона при выдаче разрешения на занятие исполнительного старта диспетчер "Старта" дополнительно передает экипажу ВС согласованные с диспетчером "Круга" и/или "Подхода" (в зависимости от высоты набора) условия набора и выхода из зоны взлета и посадки.</text:span></text:p>
      <text:p text:style-name="P1"><text:bookmark-end text:name="sub_15215"/><text:span text:style-name="T1">Например:</text:span></text:p>
      <text:p text:style-name="P1"/>
      <text:p text:style-name="P1"><draw:frame draw:style-name="fr2" text:anchor-type="as-char" svg:width="6.8437in" svg:height="4.5626in" draw:z-index="0"><draw:image xlink:href="Pictures/100000000000088E000005B5C23D8760.png" xlink:type="simple" xlink:show="embed" xlink:actuate="onLoad"/></draw:frame></text:p>
      <text:p text:style-name="P1"/>
      <text:p text:style-name="P1"><text:span text:style-name="T2">или</text:span></text:p>
      <text:p text:style-name="P1"/>
      <text:p text:style-name="P1"><draw:frame draw:style-name="fr2" text:anchor-type="as-char" svg:width="6.8126in" svg:height="3.4791in" draw:z-index="0"><draw:image xlink:href="Pictures/10000000000008830000045833A2EB58.png" xlink:type="simple" xlink:show="embed" xlink:actuate="onLoad"/></draw:frame></text:p>
      <text:p text:style-name="P1"/>
      <text:p text:style-name="P1"><text:span text:style-name="T1">Примечание.</text:span><text:span text:style-name="T2"> В случае выполнения бесступенчатого набора эшелона после взлета экипаж ВС обязан прослушивать частоту ДПК до пересечения заданного эшелона (рубежа передачи ОВД диспетчеру ДПП).</text:span></text:p>
      <text:p text:style-name="P1"/>
      <text:p text:style-name="P1"><text:bookmark-start text:name="sub_15216"/><text:span text:style-name="T2">5.2.1.6. В случае необходимости создания продольного интервала на ВПП экипажу ВС передается указание о задержке.</text:span></text:p>
      <text:p text:style-name="P1"><text:bookmark-end text:name="sub_15216"/><text:span text:style-name="T1">Например:</text:span></text:p>
      <text:p text:style-name="P1"/>
      <text:p text:style-name="P1"><draw:frame draw:style-name="fr2" text:anchor-type="as-char" svg:width="6.8126in" svg:height="3.4583in" draw:z-index="0"><draw:image xlink:href="Pictures/100000000000088300000451A9CB5822.png" xlink:type="simple" xlink:show="embed" xlink:actuate="onLoad"/></draw:frame></text:p>
      <text:p text:style-name="P1"/>
      <text:p text:style-name="P1"><text:bookmark-start text:name="sub_1522"/><text:span text:style-name="T2">5.2.2. Запросы экипажа ВС на взлет:</text:span></text:p>
      <text:p text:style-name="P1"><text:bookmark-end text:name="sub_1522"/><text:bookmark-start text:name="sub_15221"/><text:span text:style-name="T2">5.2.2.1. Для предупреждения непроизводительного расхода топлива при остановке на исполнительном старте при готовности к взлету экипаж ВС может запросить у диспетчера "Старта" взлет без остановки на исполнительном старте.</text:span></text:p>
      <text:p text:style-name="P1"><text:bookmark-end text:name="sub_15221"/><text:span text:style-name="T1">Например:</text:span></text:p>
      <text:p text:style-name="P1"/>
      <text:p text:style-name="P1"><draw:frame draw:style-name="fr2" text:anchor-type="as-char" svg:width="6.8126in" svg:height="2.75in" draw:z-index="0"><draw:image xlink:href="Pictures/100000000000088500000370C75B2FDA.png" xlink:type="simple" xlink:show="embed" xlink:actuate="onLoad"/></draw:frame></text:p>
      <text:p text:style-name="P1"><text:soft-page-break/></text:p>
      <text:p text:style-name="P1"><text:bookmark-start text:name="sub_15222"/><text:span text:style-name="T2">5.2.2.2. При невозможности выдачи разрешения на взлет без остановки на исполнительном старте экипажу ВС передается указание о занятии исполнительного старта и запрещении взлета до дополнительной команды.</text:span></text:p>
      <text:p text:style-name="P1"><text:bookmark-end text:name="sub_15222"/><text:span text:style-name="T1">Например:</text:span></text:p>
      <text:p text:style-name="P1"/>
      <text:p text:style-name="P1"><draw:frame draw:style-name="fr2" text:anchor-type="as-char" svg:width="6.8126in" svg:height="2.9063in" draw:z-index="0"><draw:image xlink:href="Pictures/1000000000000885000003A3C06EFAA0.png" xlink:type="simple" xlink:show="embed" xlink:actuate="onLoad"/></draw:frame></text:p>
      <text:p text:style-name="P1"/>
      <text:p text:style-name="P1"><text:bookmark-start text:name="sub_15223"/><text:span text:style-name="T2">5.2.2.3. При выполнении взлета по вертолетному экипаж ВС запрашивает у диспетчера "Старта" разрешение на взлет, информируя его о готовности к взлету и местоположении.</text:span></text:p>
      <text:p text:style-name="P1"><text:bookmark-end text:name="sub_15223"/><text:span text:style-name="T1">Например:</text:span></text:p>
      <text:p text:style-name="P1"/>
      <text:p text:style-name="P1"><draw:frame draw:style-name="fr2" text:anchor-type="as-char" svg:width="6.8752in" svg:height="1.4374in" draw:z-index="0"><draw:image xlink:href="Pictures/1000000000000898000001CBDE58F53E.png" xlink:type="simple" xlink:show="embed" xlink:actuate="onLoad"/></draw:frame></text:p>
      <text:p text:style-name="P1"/>
      <text:p text:style-name="P1"><text:bookmark-start text:name="sub_15224"/><text:span text:style-name="T2">5.2.2.4. При занятии воздушным судном исполнительного старта его экипаж докладывает диспетчеру "Старта" о готовности к взлету.</text:span></text:p>
      <text:p text:style-name="P1"><text:bookmark-end text:name="sub_15224"/><text:span text:style-name="T1">Например:</text:span></text:p>
      <text:p text:style-name="P1"/>
      <text:p text:style-name="P1"><draw:frame draw:style-name="fr2" text:anchor-type="as-char" svg:width="6.8335in" svg:height="1.5626in" draw:z-index="0"><draw:image xlink:href="Pictures/100000000000088A000001F3E907FE1C.png" xlink:type="simple" xlink:show="embed" xlink:actuate="onLoad"/></draw:frame></text:p>
      <text:p text:style-name="P1"/>
      <text:p text:style-name="P1"><text:bookmark-start text:name="sub_15225"/><text:span text:style-name="T2">5.2.2.5. Разрешение экипажу ВС на выполнение взлета является одновременно разрешением для перехода на связь с диспетчером "Круга" на высоте 200 м. (безопасной или заданной). До набора этой высоты экипаж воздушного судна обязан прослушивать радиостанцию диспетчера "Старта".</text:span></text:p>
      <text:p text:style-name="P1"><text:bookmark-end text:name="sub_15225"/><text:span text:style-name="T1">Примечание.</text:span><text:span text:style-name="T2"> Если после выдачи разрешения на взлет или на взлет без остановки на исполнительном старте прошло более 1 мин., то экипаж ВС обязан запросить повторное разрешение на взлет.</text:span></text:p>
      <text:p text:style-name="P1"/>
      <text:p text:style-name="P1"><text:bookmark-start text:name="sub_1523"/><text:span text:style-name="T2">5.2.3. Запрещение взлета:</text:span></text:p>
      <text:p text:style-name="P1"><text:bookmark-end text:name="sub_1523"/><text:bookmark-start text:name="sub_15231"/><text:span text:style-name="T2">5.2.3.1. В случае невозможности выполнения взлета по различным причинам (занята ВПП, другое воздушное судно уходит на второй круг и т.д.) экипажу ВС передается указание о запрещении взлета и порядке освобождения ВПП.</text:span></text:p>
      <text:p text:style-name="P1"><text:bookmark-end text:name="sub_15231"/><text:soft-page-break/><text:span text:style-name="T2">Команда о запрещении взлета должна содержать:</text:span></text:p>
      <text:p text:style-name="P1"><text:span text:style-name="T2">дважды повторенное требование о запрещении взлета;</text:span></text:p>
      <text:p text:style-name="P1"><text:span text:style-name="T2">информацию о причине;</text:span></text:p>
      <text:p text:style-name="P1"><text:span text:style-name="T2">указание о действиях экипажа ВС.</text:span></text:p>
      <text:p text:style-name="P1"><text:span text:style-name="T1">Например:</text:span></text:p>
      <text:p text:style-name="P1"/>
      <text:p text:style-name="P1"><draw:frame draw:style-name="fr2" text:anchor-type="as-char" svg:width="6.8543in" svg:height="2.4583in" draw:z-index="0"><draw:image xlink:href="Pictures/100000000000089000000312D3F4CFDE.png" xlink:type="simple" xlink:show="embed" xlink:actuate="onLoad"/></draw:frame></text:p>
      <text:p text:style-name="P1"/>
      <text:p text:style-name="P1"><text:bookmark-start text:name="sub_15232"/><text:span text:style-name="T2">5.2.3.2. Если после выдачи разрешения на взлет ВС начало разбег, но возникла угроза безопасности взлета, диспетчер "Старта" срочно информирует его экипаж об этом. В случаях, когда экипаж ВС сам прерывает взлет, он, по возможности, сообщает об этом диспетчеру "Старта".</text:span></text:p>
      <text:p text:style-name="P1"><text:bookmark-end text:name="sub_15232"/><text:span text:style-name="T1">Например:</text:span></text:p>
      <text:p text:style-name="P1"/>
      <text:p text:style-name="P1"><draw:frame draw:style-name="fr2" text:anchor-type="as-char" svg:width="6.8228in" svg:height="2.9583in" draw:z-index="0"><draw:image xlink:href="Pictures/1000000000000888000003B1457519AB.png" xlink:type="simple" xlink:show="embed" xlink:actuate="onLoad"/></draw:frame></text:p>
      <text:p text:style-name="P1"/>
      <text:p text:style-name="P1"><text:bookmark-start text:name="sub_1524"/><text:span text:style-name="T2">5.2.4. Запросы на пересечение и освобождение ВПП. Действия при изменении метеорологических условий при взлете, при потере визуального контакта с ВПП при посадке:</text:span></text:p>
      <text:p text:style-name="P1"><text:bookmark-end text:name="sub_1524"/><text:bookmark-start text:name="sub_15241"/><text:span text:style-name="T2">5.2.4.1. Пересечение ВПП должно производиться только с разрешения диспетчера "Старта".</text:span></text:p>
      <text:p text:style-name="P1"><text:bookmark-end text:name="sub_15241"/><text:span text:style-name="T2">Экипаж ВС после того как освободил ВПП должен немедленно доложить об этом диспетчеру "Старта".</text:span></text:p>
      <text:p text:style-name="P1"><text:span text:style-name="T1">Например:</text:span></text:p>
      <text:p text:style-name="P1"/>
      <text:p text:style-name="P1"><draw:frame draw:style-name="fr2" text:anchor-type="as-char" svg:width="6.8228in" svg:height="3.4165in" draw:z-index="0"><draw:image xlink:href="Pictures/1000000000000887000004446799E7DF.png" xlink:type="simple" xlink:show="embed" xlink:actuate="onLoad"/></draw:frame></text:p>
      <text:p text:style-name="P1"/>
      <text:p text:style-name="P1"><text:bookmark-start text:name="sub_15242"/><text:span text:style-name="T2">5.2.4.2. При производстве посадки, если нет крайней необходимости, диспетчер "Старта" не должен давать указаний экипажу ВС относительно руления до окончания пробега ВС и получения доклада от экипажа ВС о выполнении посадки. Во всех случаях при посадке экипаж ВС и диспетчер "Старта" позывной пункта СДП (КДП) не называют.</text:span></text:p>
      <text:p text:style-name="P1"><text:bookmark-end text:name="sub_15242"/><text:soft-page-break/><text:span text:style-name="T1">Например:</text:span></text:p>
      <text:p text:style-name="P1"/>
      <text:p text:style-name="P1"><draw:frame draw:style-name="fr2" text:anchor-type="as-char" svg:width="6.8335in" svg:height="2.0417in" draw:z-index="0"><draw:image xlink:href="Pictures/100000000000088B0000028D8B9EEECB.png" xlink:type="simple" xlink:show="embed" xlink:actuate="onLoad"/></draw:frame></text:p>
      <text:p text:style-name="P1"/>
      <text:p text:style-name="P1"><text:bookmark-start text:name="sub_15243"/><text:span text:style-name="T2">5.2.4.3. В случае изменения метеоусловий перед взлетом диспетчер "Старта" информируют об этом экипаж ВС. Командир экипажа ВС принимает решение и информирует об этом диспетчера "Старта".</text:span></text:p>
      <text:p text:style-name="P1"><text:bookmark-end text:name="sub_15243"/><text:span text:style-name="T1">Например:</text:span></text:p>
      <text:p text:style-name="P1"/>
      <text:p text:style-name="P1"><draw:frame draw:style-name="fr2" text:anchor-type="as-char" svg:width="6.8126in" svg:height="3.5937in" draw:z-index="0"><draw:image xlink:href="Pictures/10000000000008840000047F861040E4.png" xlink:type="simple" xlink:show="embed" xlink:actuate="onLoad"/></draw:frame></text:p>
      <text:p text:style-name="P1"/>
      <text:p text:style-name="P1"><text:bookmark-start text:name="sub_15244"/><text:span text:style-name="T2">5.2.4.4. При визуальном заходе на посадку в зоне визуального маневрирования экипаж ВС докладывает диспетчеру "Старта" о готовности к посадке.</text:span></text:p>
      <text:p text:style-name="P1"><text:bookmark-end text:name="sub_15244"/><text:span text:style-name="T1">Например:</text:span></text:p>
      <text:p text:style-name="P1"/>
      <text:p text:style-name="P1"><draw:frame draw:style-name="fr2" text:anchor-type="as-char" svg:width="6.8752in" svg:height="1.7398in" draw:z-index="0"><draw:image xlink:href="Pictures/10000000000008970000022C0533A925.png" xlink:type="simple" xlink:show="embed" xlink:actuate="onLoad"/></draw:frame></text:p>
      <text:p text:style-name="P1"/>
      <text:p text:style-name="P1"><text:span text:style-name="T2">При потере визуального контакта с ВПП экипаж ВС докладывает диспетчеру "Старта" об уходе на второй круг. Диспетчер "Старта" дает указание о переходе на связь с диспетчером "Круга" с указанием частоты его работы.</text:span></text:p>
      <text:p text:style-name="P1"><text:span text:style-name="T1">Например:</text:span></text:p>
      <text:p text:style-name="P1"/>
      <text:p text:style-name="P1"><draw:frame draw:style-name="fr2" text:anchor-type="as-char" svg:width="6.8335in" svg:height="1.8752in" draw:z-index="0"><draw:image xlink:href="Pictures/100000000000088C00000258704A8CD9.png" xlink:type="simple" xlink:show="embed" xlink:actuate="onLoad"/></draw:frame></text:p>
      <text:p text:style-name="P1"/>
      <text:p text:style-name="P1"><text:span text:style-name="T1">Примечание.</text:span><text:span text:style-name="T2"> Диспетчер диспетчерского пункта, разрешающий посадку воздушному судну, работает на одной частоте с СДП.</text:span></text:p>
      <text:p text:style-name="P1"/>
      <text:p text:style-name="P1"><text:bookmark-start text:name="sub_1503"/><text:soft-page-break/><text:span text:style-name="T2">5.3. Диспетчерский пункт круга (ДПК):</text:span></text:p>
      <text:p text:style-name="P1"><text:bookmark-end text:name="sub_1503"/><text:bookmark-start text:name="sub_1531"/><text:span text:style-name="T2">5.3.1. После выполнения экипажем ВС взлета:</text:span></text:p>
      <text:p text:style-name="P1"><text:bookmark-end text:name="sub_1531"/><text:bookmark-start text:name="sub_15311"/><text:span text:style-name="T2">5.3.1.1. После выполнения взлета и набора высоты 200 метров или заданной высоты, а при полетах на МВЛ ниже нижнего эшелона и в районах авиационных работ - безопасной высоты экипаж ВС докладывает диспетчеру "Круга" о взлете и маневре для выхода из района аэродрома или выполнении полученных перед взлетом конкретных указаний и, при необходимости, получает от него условия набора высоты.</text:span></text:p>
      <text:p text:style-name="P1"><text:bookmark-end text:name="sub_15311"/><text:span text:style-name="T1">Например:</text:span></text:p>
      <text:p text:style-name="P1"/>
      <text:p text:style-name="P1"><draw:frame draw:style-name="fr2" text:anchor-type="as-char" svg:width="6.8752in" svg:height="3.8335in" draw:z-index="0"><draw:image xlink:href="Pictures/1000000000000899000004C902ABCD4B.png" xlink:type="simple" xlink:show="embed" xlink:actuate="onLoad"/></draw:frame></text:p>
      <text:p text:style-name="P1"/>
      <text:p text:style-name="P1"><text:span text:style-name="T1">Примечание.</text:span><text:span text:style-name="T2"> В установленных Инструкцией по производству полетов в районе аэродрома (Аэронавигационным паспортом аэродрома) случаях после взлета экипаж ВС докладывает о выполнении назначенной стандартной схемы вылета (СИД) и занимаемой высоте, если она отличается от предписанной высоты СИД.</text:span></text:p>
      <text:p text:style-name="P1"/>
      <text:p text:style-name="P1"><text:bookmark-start text:name="sub_15312"/><text:span text:style-name="T2">5.3.1.2. При получении доклада о достижении ВС рубежа передачи ОВД экипажу ВС передается указание о переходе на связь к диспетчеру смежного диспетчерского пункта с сообщением позывного и частоты его работы.</text:span></text:p>
      <text:p text:style-name="P1"><text:bookmark-end text:name="sub_15312"/><text:span text:style-name="T1">Например:</text:span></text:p>
      <text:p text:style-name="P1"/>
      <text:p text:style-name="P1"><draw:frame draw:style-name="fr2" text:anchor-type="as-char" svg:width="6.8646in" svg:height="1.5835in" draw:z-index="0"><draw:image xlink:href="Pictures/1000000000000895000001FA13C78C2F.png" xlink:type="simple" xlink:show="embed" xlink:actuate="onLoad"/></draw:frame></text:p>
      <text:p text:style-name="P1"/>
      <text:p text:style-name="P1"><text:bookmark-start text:name="sub_1532"/><text:span text:style-name="T2">5.3.2. Фразеология радиообмена при заходе на посадку:</text:span></text:p>
      <text:p text:style-name="P1"><text:bookmark-end text:name="sub_1532"/><text:bookmark-start text:name="sub_15321"/><text:span text:style-name="T2">5.3.2.1. При установлении связи с диспетчером "Круга" экипаж ВС сообщает о пролете рубежа приема-передачи ОВД и решении командира ВС по выбору системы захода на посадку (если она отличается от указанной в АТИС), или о выполнении визуального захода на посадку, или выполнении захода на посадку по ПВП, а также о принятии информации АТИС или метеоданных по МВ-канала.</text:span></text:p>
      <text:p text:style-name="P1"><text:bookmark-end text:name="sub_15321"/><text:span text:style-name="T2">Диспетчер "Круга" передает экипажу ВС местоположение ВС (при отклонениях ВС от заданной траектории полета), разрешает заход по выбранной экипажем ВС системе захода на посадку (если она отличается от указанной в АТИС) или информирует о возможности выполнения визуального захода на посадку, а также захода на посадку по ПВП, эшелон перехода, давление на аэродроме, контрольную высоту и высоту, до которой разрешается снижение. Значение контрольной высоты сообщается экипажу ВС при посадке на горном аэродроме.</text:span></text:p>
      <text:p text:style-name="P1"><text:span text:style-name="T2">При невозможности обеспечить заход на посадку по системе, выбранной экипажем ВС, диспетчер ДПК рекомендует другую систему захода, которую обеспечивает данный аэродром.</text:span></text:p>
      <text:p text:style-name="P1"><text:span text:style-name="T2">Данные о метеоусловиях, состоянии ВПП, коэффициенте сцепления, эшелоне перехода, контрольной высоте передаются экипажу ВС при отсутствии в аэропорту информации АТИС и во всех случаях по запросу экипажа ВС.</text:span></text:p>
      <text:p text:style-name="P1"><text:span text:style-name="T2">Данные о метеоусловиях, состоянии ВПП, коэффициенте сцепления передаются экипажу ВС при отсутствии в аэропорту МВ-канала вещания погоды или при отсутствии каких-либо элементов в сводке вещания МВ-канала и во всех случаях по запросу экипажа ВС.</text:span></text:p>
      <text:p text:style-name="P1"><text:span text:style-name="T2">Если экипаж ВС не доложил о приеме информации АТИС или метеоданных, полученных по МВ-каналу, диспетчер "Круга" обязан запросить у экипажа ВС их наличие.</text:span></text:p>
      <text:p text:style-name="P1"><text:soft-page-break/><text:span text:style-name="T2">При наличии изменений оперативной и метеорологической информации, не включенных во внеочередную запись информации АТИС или текст МВ-канала, диспетчер "Круга" передает эту информацию экипажу ВС.</text:span></text:p>
      <text:p text:style-name="P1"><text:span text:style-name="T1">Например:</text:span></text:p>
      <text:p text:style-name="P1"/>
      <text:p text:style-name="P1"><draw:frame draw:style-name="fr2" text:anchor-type="as-char" svg:width="6.9791in" svg:height="3.3335in" draw:z-index="0"><draw:image xlink:href="Pictures/100000000000087200000409C7D7CC8B.png" xlink:type="simple" xlink:show="embed" xlink:actuate="onLoad"/></draw:frame></text:p>
      <text:p text:style-name="P1"/>
      <text:p text:style-name="P1"><text:span text:style-name="T2">или</text:span></text:p>
      <text:p text:style-name="P1"/>
      <text:p text:style-name="P1"><draw:frame draw:style-name="fr2" text:anchor-type="as-char" svg:width="6.8228in" svg:height="5.1043in" draw:z-index="0"><draw:image xlink:href="Pictures/1000000000000886000006617EE900FF.png" xlink:type="simple" xlink:show="embed" xlink:actuate="onLoad"/></draw:frame></text:p>
      <text:p text:style-name="P1"/>
      <text:p text:style-name="P1"><text:span text:style-name="T2">или</text:span></text:p>
      <text:p text:style-name="P1"/>
      <text:p text:style-name="P1"><draw:frame draw:style-name="fr2" text:anchor-type="as-char" svg:width="6.8335in" svg:height="3.3543in" draw:z-index="0"><draw:image xlink:href="Pictures/10000000000008890000043037605C22.png" xlink:type="simple" xlink:show="embed" xlink:actuate="onLoad"/></draw:frame></text:p>
      <text:p text:style-name="P1"/>
      <text:p text:style-name="P1"><text:span text:style-name="T1">Примечание.</text:span><text:span text:style-name="T2"> В аэропортах Российской Федерации, допущенных к международным полетам, в дополнение к переданному давлению аэродрома (QFE) по запросу экипажа воздушного судна передается давление, приведенное к уровню моря (QNH).</text:span></text:p>
      <text:p text:style-name="P1"/>
      <text:p text:style-name="P1"><text:span text:style-name="T1">Например:</text:span></text:p>
      <text:p text:style-name="P1"/>
      <text:p text:style-name="P1"><draw:frame draw:style-name="fr2" text:anchor-type="as-char" svg:width="6.8437in" svg:height="5.4272in" draw:z-index="0"><draw:image xlink:href="Pictures/100000000000088F000006C70A5D10E1.png" xlink:type="simple" xlink:show="embed" xlink:actuate="onLoad"/></draw:frame></text:p>
      <text:p text:style-name="P1"/>
      <text:p text:style-name="P1"><text:span text:style-name="T2">или</text:span></text:p>
      <text:p text:style-name="P1"/>
      <text:p text:style-name="P1"><text:soft-page-break/><draw:frame draw:style-name="fr2" text:anchor-type="as-char" svg:width="6.8126in" svg:height="4.25in" draw:z-index="0"><draw:image xlink:href="Pictures/10000000000008830000054F1837B67F.png" xlink:type="simple" xlink:show="embed" xlink:actuate="onLoad"/></draw:frame></text:p>
      <text:p text:style-name="P1"/>
      <text:p text:style-name="P1"><text:bookmark-start text:name="sub_15322"/><text:span text:style-name="T2">5.3.2.2. При достижении эшелона перехода экипаж ВС докладывает диспетчеру "Круга" об установке на высотомере давления на аэродроме, текущую высоту и информирует его о дальнейшем снижении до заданной точки на схеме.</text:span></text:p>
      <text:p text:style-name="P1"><text:bookmark-end text:name="sub_15322"/><text:span text:style-name="T2">При докладе экипажа ВС о занятии эшелона перехода и отсутствии доклада об установке давления на аэродроме и сообщения о текущей высоте диспетчер "Круга" обязан потребовать от экипажа ВС подтверждение установки давления.</text:span></text:p>
      <text:p text:style-name="P1"><text:span text:style-name="T1">Примечание.</text:span><text:span text:style-name="T2"> Значение текущей высоты сообщается экипажем ВС при заходе на посадку на горные аэродромы, не оборудованные системой наблюдения ОВД, позволяющей диспетчеру отслеживать по ИВО текущую высоту ВС в формуляре сопровождения.</text:span></text:p>
      <text:p text:style-name="P1"/>
      <text:p text:style-name="P1"><text:span text:style-name="T2">Передать экипажу ВС информацию:</text:span></text:p>
      <text:p text:style-name="P1"><text:span text:style-name="T2">о воздушной обстановке (при необходимости);</text:span></text:p>
      <text:p text:style-name="P1"><text:span text:style-name="T2">о направлении и скорости ветра у земли и на высоте 100 м.;</text:span></text:p>
      <text:p text:style-name="P1"><text:span text:style-name="T2">о видимости на ВПП;</text:span></text:p>
      <text:p text:style-name="P1"><text:span text:style-name="T2">об опасных метеоявлениях и рекомендации по их обходу, сдвиге ветра в приземном слое (при наличии);</text:span></text:p>
      <text:p text:style-name="P1"><text:span text:style-name="T2">о высоте нижней границы облаков, если она менее высоты полета по кругу, о состоянии ВПП и коэффициенте сцепления;</text:span></text:p>
      <text:p text:style-name="P1"><text:span text:style-name="T2">о ВПП посадки (номер, МПУ ВПП, левая, правая), если посадка производится на грунтовую ВПП, ее расположение относительно основной и маркировку;</text:span></text:p>
      <text:p text:style-name="P1"><text:span text:style-name="T2">сведения о перелетах птиц.</text:span></text:p>
      <text:p text:style-name="P1"><text:span text:style-name="T1">Примечание.</text:span><text:span text:style-name="T2"> Высота облачности, видимость, направление и скорость ветра у земли, состояние ВПП и коэффициент сцепления, а также расположение грунтовых ВПП, их маркировка и сведения о перелетах птиц диспетчером "Круга" передаются при отсутствии в аэропорту:</text:span></text:p>
      <text:p text:style-name="P1"><text:span text:style-name="T2">а) автоматической передачи погоды по МВ-каналу;</text:span></text:p>
      <text:p text:style-name="P1"><text:span text:style-name="T2">б) автоматической радиовещательной информации АТИС;</text:span></text:p>
      <text:p text:style-name="P1"><text:span text:style-name="T2">в) во всех случаях по запросу экипажа ВС.</text:span></text:p>
      <text:p text:style-name="P1"/>
      <text:p text:style-name="P1"><text:span text:style-name="T1">Например:</text:span></text:p>
      <text:p text:style-name="P1"/>
      <text:p text:style-name="P1"><text:soft-page-break/><draw:frame draw:style-name="fr2" text:anchor-type="as-char" svg:width="6.8543in" svg:height="4.0835in" draw:z-index="0"><draw:image xlink:href="Pictures/10000000000008910000051C85BCDA06.png" xlink:type="simple" xlink:show="embed" xlink:actuate="onLoad"/></draw:frame></text:p>
      <text:p text:style-name="P1"/>
      <text:p text:style-name="P1"><text:bookmark-start text:name="sub_15323"/><text:span text:style-name="T2">5.3.2.3. При необходимости создания безопасных интервалов между ВС диспетчер "Круга" имеет право давать указания экипажу ВС на выполнение разворотов при построении схемы захода на посадку.</text:span></text:p>
      <text:p text:style-name="P1"><text:bookmark-end text:name="sub_15323"/><text:span text:style-name="T1">Например:</text:span></text:p>
      <text:p text:style-name="P1"/>
      <text:p text:style-name="P1"><draw:frame draw:style-name="fr2" text:anchor-type="as-char" svg:width="6.8752in" svg:height="2.5417in" draw:z-index="0"><draw:image xlink:href="Pictures/10000000000008970000032E41DD8FF7.png" xlink:type="simple" xlink:show="embed" xlink:actuate="onLoad"/></draw:frame></text:p>
      <text:p text:style-name="P1"/>
      <text:p text:style-name="P1"><text:span text:style-name="T1">Примечание.</text:span><text:span text:style-name="T2"> В целях регулирования интервалов между ВС диспетчер ДПК может применять векторение (обеспечение навигационного наведения ВС посредством указания определенных курсов на основе использования систем наблюдения ОВД).</text:span></text:p>
      <text:p text:style-name="P1"/>
      <text:p text:style-name="P1"><text:bookmark-start text:name="sub_15324"/><text:span text:style-name="T2">5.3.2.4. В случае невозможности выполнения захода на посадку по выбранной экипажем ВС системе диспетчер "Круга" информирует экипаж ВС об этом и дает, при необходимости, рекомендации.</text:span></text:p>
      <text:p text:style-name="P1"><text:bookmark-end text:name="sub_15324"/><text:span text:style-name="T1">Например:</text:span></text:p>
      <text:p text:style-name="P1"/>
      <text:p text:style-name="P1"><draw:frame draw:style-name="fr2" text:anchor-type="as-char" svg:width="6.8957in" svg:height="2.8437in" draw:z-index="0"><draw:image xlink:href="Pictures/100000000000089D0000038E7DEE4B20.png" xlink:type="simple" xlink:show="embed" xlink:actuate="onLoad"/></draw:frame></text:p>
      <text:p text:style-name="P1"/>
      <text:p text:style-name="P1"><text:bookmark-start text:name="sub_15325"/><text:span text:style-name="T2">5.3.2.5. Указание о переходе на связь с диспетчером "Посадки" передается по достижении ВС рубежа передачи ОВД с указанием частоты его работы.</text:span></text:p>
      <text:p text:style-name="P1"><text:bookmark-end text:name="sub_15325"/><text:bookmark-start text:name="sub_15326"/><text:span text:style-name="T2">5.3.2.6. При визуальном заходе на посадку (если такой заход предусмотрен Инструкцией по производству полетов в районе аэродрома или Аэронавигационным паспортом аэродрома) экипаж ВС сообщает об установлении визуального контакта с ВПП (полосой). Диспетчер указывает номер ВПП (МПУ ВПП) и информирует о возможности выполнения визуального захода на посадку.</text:span></text:p>
      <text:p text:style-name="P1"><text:bookmark-end text:name="sub_15326"/><text:span text:style-name="T2">Разрешение на выполнение визуального захода на посадку и указание о переходе на связь с диспетчером "Старта" передается в зоне визуального маневрирования после доклада экипажа ВС об установлении визуального контакта с ВПП (полосой).</text:span></text:p>
      <text:p text:style-name="P1"><text:span text:style-name="T1">Например:</text:span></text:p>
      <text:p text:style-name="P1"/>
      <text:p text:style-name="P1"><draw:frame draw:style-name="fr2" text:anchor-type="as-char" svg:width="6.8543in" svg:height="2.5209in" draw:z-index="0"><draw:image xlink:href="Pictures/1000000000000890000003282892FF22.png" xlink:type="simple" xlink:show="embed" xlink:actuate="onLoad"/></draw:frame></text:p>
      <text:p text:style-name="P1"/>
      <text:p text:style-name="P1"><text:soft-page-break/><text:span text:style-name="T2">или</text:span></text:p>
      <text:p text:style-name="P1"/>
      <text:p text:style-name="P1"><draw:frame draw:style-name="fr2" text:anchor-type="as-char" svg:width="6.8646in" svg:height="2.1772in" draw:z-index="0"><draw:image xlink:href="Pictures/1000000000000895000002B85EB0CDB5.png" xlink:type="simple" xlink:show="embed" xlink:actuate="onLoad"/></draw:frame></text:p>
      <text:p text:style-name="P1"/>
      <text:p text:style-name="P1"><text:bookmark-start text:name="sub_1533"/><text:span text:style-name="T2">5.3.3. Заход на посадку при отсутствии на аэродроме радиолокационных средств контроля:</text:span></text:p>
      <text:p text:style-name="P1"><text:bookmark-end text:name="sub_1533"/><text:bookmark-start text:name="sub_15331"/><text:span text:style-name="T2">5.3.3.1. При отсутствии или неисправности на аэродроме радиолокационных средств контроля за заходом на посадку диспетчер "Круга" получает доклады от экипажа ВС о пролете ВС контрольных точек схемы захода на посадку, контроль осуществляется по автоматическому радиопеленгатору (АРП).</text:span></text:p>
      <text:p text:style-name="P1"><text:bookmark-end text:name="sub_15331"/><text:span text:style-name="T1">Например:</text:span></text:p>
      <text:p text:style-name="P1"/>
      <text:p text:style-name="P1"><draw:frame draw:style-name="fr2" text:anchor-type="as-char" svg:width="6.8228in" svg:height="2.8335in" draw:z-index="0"><draw:image xlink:href="Pictures/10000000000008880000038CA3C064E0.png" xlink:type="simple" xlink:show="embed" xlink:actuate="onLoad"/></draw:frame></text:p>
      <text:p text:style-name="P1"/>
      <text:p text:style-name="P1"><text:bookmark-start text:name="sub_1534"/><text:span text:style-name="T2">5.3.4. При наличии в аэропорту автоматической радиовещательной информации АТИС или МВ-канала вещания погоды диспетчер "Круга" сообщает экипажу ВС изменения в полетной и метеорологической информации, не включенные в информацию АТИС или сообщение МВ-канала, и атмосферное давление.</text:span></text:p>
      <text:p text:style-name="P1"><text:bookmark-end text:name="sub_1534"/><text:bookmark-start text:name="sub_1504"/><text:span text:style-name="T2">5.4. Пункт диспетчера посадки (ПДП):</text:span></text:p>
      <text:p text:style-name="P1"><text:bookmark-end text:name="sub_1504"/><text:bookmark-start text:name="sub_1541"/><text:span text:style-name="T2">5.4.1. При заходе ВС на посадку без применения посадочного радиолокатора и ИВО системы наблюдения ОВД контроль за движением ВС диспетчер "Посадки" осуществляет по АРП и по докладам экипажа ВС.</text:span></text:p>
      <text:p text:style-name="P1"><text:bookmark-end text:name="sub_1541"/><text:span text:style-name="T1">Например:</text:span></text:p>
      <text:p text:style-name="P1"/>
      <text:p text:style-name="P1"><draw:frame draw:style-name="fr2" text:anchor-type="as-char" svg:width="6.8126in" svg:height="2.4791in" draw:z-index="0"><draw:image xlink:href="Pictures/1000000000000883000003199BC40468.png" xlink:type="simple" xlink:show="embed" xlink:actuate="onLoad"/></draw:frame></text:p>
      <text:p text:style-name="P1"/>
      <text:p text:style-name="P1"><text:bookmark-start text:name="sub_1542"/><text:span text:style-name="T2">5.4.2. При заходе ВС на посадку по РМС, ОСП и другим системам диспетчер "Посадки" по индикатору посадочного радиолокатора (ПРЛ) или ИВО, используемой системы наблюдения ОВД осуществляет контроль за местоположением ВС относительно предпосадочной прямой.</text:span></text:p>
      <text:p text:style-name="P1"><text:bookmark-end text:name="sub_1542"/><text:bookmark-start text:name="sub_1543"/><text:span text:style-name="T2">5.4.3. Диспетчер "Посадки" сообщает экипажу ВС удаление от начала ВПП и при контроле:</text:span></text:p>
      <text:p text:style-name="P1"><text:bookmark-end text:name="sub_1543"/><text:span text:style-name="T2">по ПРЛ - линейные отклонения от курса и глиссады до пролета БПРМ;</text:span></text:p>
      <text:p text:style-name="P1"><text:span text:style-name="T2">по ИВО - положение ВС относительно предпосадочной прямой по курсу с учетом технических возможностей системы наблюдения ОВД.</text:span></text:p>
      <text:p text:style-name="P1"><text:soft-page-break/><text:span text:style-name="T1">Например:</text:span></text:p>
      <text:p text:style-name="P1"/>
      <text:p text:style-name="P1"><draw:frame draw:style-name="fr2" text:anchor-type="as-char" svg:width="6.8126in" svg:height="3.3646in" draw:z-index="0"><draw:image xlink:href="Pictures/100000000000088300000435D4C8D407.png" xlink:type="simple" xlink:show="embed" xlink:actuate="onLoad"/></draw:frame></text:p>
      <text:p text:style-name="P1"/>
      <text:p text:style-name="P1"><text:bookmark-start text:name="sub_1544"/><text:span text:style-name="T2">5.4.4. Заход на посадку по радиолокатору (РСП, РСП+ОСП) выполняется под руководством диспетчера ПДП до пролета БПРМ, а после БПРМ диспетчер ПДП информирует экипаж ВС об удалении ВС до ВПП. В тех случаях, когда из-за помех на индикаторе посадочного радиолокатора диспетчер ПДП не может наблюдать отметку от ВС до БПРМ, он сообщает экипажу ВС то удаление, до которого может выполняться заход по радиолокатору под руководством диспетчера ПДП:</text:span></text:p>
      <text:p text:style-name="P1"><text:bookmark-end text:name="sub_1544"/><text:bookmark-start text:name="sub_15441"/><text:span text:style-name="T2">5.4.4.1. При снижении по глиссаде указания и информация по выдерживанию заданной траектории полета передаются постоянно с паузами между сообщениями для обеспечения экипажу ВС возможности выхода на связь. После пролета точки входа в глиссаду (ТВГ) указания и информация диспетчера "Посадки" могут приниматься без подтверждения.</text:span></text:p>
      <text:p text:style-name="P1"><text:bookmark-end text:name="sub_15441"/><text:span text:style-name="T2">Указания о разрешении (запрещении) снижения и посадки подтверждаются экипажем ВС обязательно.</text:span></text:p>
      <text:p text:style-name="P1"><text:span text:style-name="T2">После пролета БПРМ диспетчер "Посадки" передает только информацию.</text:span></text:p>
      <text:p text:style-name="P1"><text:bookmark-start text:name="sub_15442"/><text:span text:style-name="T2">5.4.4.2. На предпосадочной прямой информация об удалении ВС от начала ВПП сообщается диспетчером "Посадки" экипажу ВС:</text:span></text:p>
      <text:p text:style-name="P1"><text:bookmark-end text:name="sub_15442"/><text:span text:style-name="T2">до пролета ДПРМ - не реже чем через 2 км;</text:span></text:p>
      <text:p text:style-name="P1"><text:span text:style-name="T2">после пролета ДПРМ - не реже чем через 1 км.</text:span></text:p>
      <text:p text:style-name="P1"><text:span text:style-name="T1">Например:</text:span></text:p>
      <text:p text:style-name="P1"/>
      <text:p text:style-name="P1"><draw:frame draw:style-name="fr2" text:anchor-type="as-char" svg:width="6.8543in" svg:height="6.1563in" draw:z-index="0"><draw:image xlink:href="Pictures/1000000000000892000007B213AEF990.png" xlink:type="simple" xlink:show="embed" xlink:actuate="onLoad"/></draw:frame></text:p>
      <text:p text:style-name="P1"/>
      <text:p text:style-name="P1"><text:bookmark-start text:name="sub_1545"/><text:span text:style-name="T2">5.4.5. Доклады экипажа ВС о готовности к посадке, указание об уходе на второй круг:</text:span></text:p>
      <text:p text:style-name="P1"><text:bookmark-end text:name="sub_1545"/><text:bookmark-start text:name="sub_15451"/><text:span text:style-name="T2">5.4.5.1. Экипаж ВС должен доложить о готовности к посадке и получить разрешение от диспетчера "Посадки" на посадку:</text:span></text:p>
      <text:p text:style-name="P1"><text:bookmark-end text:name="sub_15451"/><text:span text:style-name="T2">при заходе на посадку по правилам полетов по приборам (ППП) - до пролета ДПРМ;</text:span></text:p>
      <text:p text:style-name="P1"><text:span text:style-name="T2">при заходе на посадку по ПВП - при довороте на посадочный курс (на предпосадочной прямой);</text:span></text:p>
      <text:p text:style-name="P1"><text:span text:style-name="T2">при визуальном заходе на посадку (ВЗП) - в зоне визуального маневрирования.</text:span></text:p>
      <text:p text:style-name="P1"><text:span text:style-name="T2">В зависимости от сложившейся ситуации (например, занятость ВПП) диспетчер "Посадки" информирует об этом экипаж ВС и сообщает: "посадка дополнительно". В этом случае разрешение на посадку должно быть дано до пролета ВС высоты принятия решения (ВПР), но в любом случае не позднее пролета рубежа 1000 м от порога ВПП.</text:span></text:p>
      <text:p text:style-name="P1"><text:soft-page-break/><text:span text:style-name="T1">Например:</text:span></text:p>
      <text:p text:style-name="P1"/>
      <text:p text:style-name="P1"><draw:frame draw:style-name="fr2" text:anchor-type="as-char" svg:width="6.8646in" svg:height="2.1665in" draw:z-index="0"><draw:image xlink:href="Pictures/1000000000000894000002B44D66A796.png" xlink:type="simple" xlink:show="embed" xlink:actuate="onLoad"/></draw:frame></text:p>
      <text:p text:style-name="P1"/>
      <text:p text:style-name="P1"><text:bookmark-start text:name="sub_15452"/><text:span text:style-name="T2">5.4.5.2. После поступления доклада от экипажа ВС о готовности к посадке диспетчер "Посадки" имеет право разрешить посадку только в том случае, если получил доклад от диспетчера "Старта": "полоса свободна" и световое табло "ВПП занята" выключено.</text:span></text:p>
      <text:p text:style-name="P1"><text:bookmark-end text:name="sub_15452"/><text:bookmark-start text:name="sub_15453"/><text:span text:style-name="T2">5.4.5.3. О всех изменениях метеоусловий при полете на предпосадочной прямой диспетчер "Посадки" информирует экипаж ВС.</text:span></text:p>
      <text:p text:style-name="P1"><text:bookmark-end text:name="sub_15453"/><text:span text:style-name="T2">При получении информации об изменении метеоусловий, возникновении опасных явлений погоды, а также при грубых отклонениях ВС от курса и (или) глиссады командир ВС принимает решение о производстве посадки или уходе на второй крут, о чем информирует диспетчера "Посадки".</text:span></text:p>
      <text:p text:style-name="P1"><text:span text:style-name="T1">Например:</text:span></text:p>
      <text:p text:style-name="P1"/>
      <text:p text:style-name="P1"><draw:frame draw:style-name="fr2" text:anchor-type="as-char" svg:width="6.9272in" svg:height="2.6563in" draw:z-index="0"><draw:image xlink:href="Pictures/10000000000008A700000353A520FE73.png" xlink:type="simple" xlink:show="embed" xlink:actuate="onLoad"/></draw:frame></text:p>
      <text:p text:style-name="P1"/>
      <text:p text:style-name="P1"><text:bookmark-start text:name="sub_1546"/><text:span text:style-name="T2">5.4.6. При принятии командиром ВС решения об уходе на второй круг или направлении ВС на второй круг диспетчером "Посадки" последний переводит экипаж ВС на связь к диспетчеру "Круга".</text:span></text:p>
      <text:p text:style-name="P1"><text:bookmark-end text:name="sub_1546"/><text:span text:style-name="T1">Например:</text:span></text:p>
      <text:p text:style-name="P1"/>
      <text:p text:style-name="P1"><draw:frame draw:style-name="fr2" text:anchor-type="as-char" svg:width="6.9898in" svg:height="2.3126in" draw:z-index="0"><draw:image xlink:href="Pictures/10000000000008BB000002E3C2BD2765.png" xlink:type="simple" xlink:show="embed" xlink:actuate="onLoad"/></draw:frame></text:p>
      <text:p text:style-name="P1"/>
      <text:p text:style-name="P1"><text:bookmark-start text:name="sub_1547"/><text:span text:style-name="T2">5.4.7. По требованию экипажа ВС об увеличении или уменьшении яркости огней высокой интенсивности диспетчер "Посадки" изменяет их яркость, которая должна соответствовать фактическим значениям видимости на ВПП, но не ниже установленного минимума.</text:span></text:p>
      <text:p text:style-name="P1"><text:bookmark-end text:name="sub_1547"/><text:span text:style-name="T1">Например:</text:span></text:p>
      <text:p text:style-name="P1"/>
      <text:p text:style-name="P1"><draw:frame draw:style-name="fr2" text:anchor-type="as-char" svg:width="6.8437in" svg:height="1.4791in" draw:z-index="0"><draw:image xlink:href="Pictures/100000000000088E000001D94DB2C7E2.png" xlink:type="simple" xlink:show="embed" xlink:actuate="onLoad"/></draw:frame></text:p>
      <text:p text:style-name="P1"/>
      <text:p text:style-name="P1"><text:bookmark-start text:name="sub_1505"/><text:soft-page-break/><text:span text:style-name="T2">5.5. Диспетчерский пункт подхода (ДПП):</text:span></text:p>
      <text:p text:style-name="P1"><text:bookmark-end text:name="sub_1505"/><text:bookmark-start text:name="sub_1551"/><text:span text:style-name="T2">5.5.1. При вылете ВС:</text:span></text:p>
      <text:p text:style-name="P1"><text:bookmark-end text:name="sub_1551"/><text:bookmark-start text:name="sub_15511"/><text:span text:style-name="T2">5.5.1.1. При выходе экипажа ВС на связь диспетчер "Подхода" получает от него доклад о высоте полета (текущей и занимаемой), а по дополнительному запросу получает информацию о контрольном пункте коридора или радионавигационной точке (РНТ) выхода на воздушную трассу, эшелоне и расчетном времени его (ее) пролета.</text:span></text:p>
      <text:p text:style-name="P1"><text:bookmark-end text:name="sub_15511"/><text:span text:style-name="T1">Например:</text:span></text:p>
      <text:p text:style-name="P1"/>
      <text:p text:style-name="P1"><draw:frame draw:style-name="fr2" text:anchor-type="as-char" svg:width="6.8646in" svg:height="1.7189in" draw:z-index="0"><draw:image xlink:href="Pictures/1000000000000894000002279FF52859.png" xlink:type="simple" xlink:show="embed" xlink:actuate="onLoad"/></draw:frame></text:p>
      <text:p text:style-name="P1"/>
      <text:p text:style-name="P1"><text:bookmark-start text:name="sub_15512"/><text:span text:style-name="T2">5.5.1.2. При разрешении бесступенчатого набора эшелона условия выхода на воздушную трассу и эшелон полета на ней должны быть согласованы с диспетчером соответствующего РЦ ЕС ОрВД.</text:span></text:p>
      <text:p text:style-name="P1"><text:bookmark-end text:name="sub_15512"/><text:bookmark-start text:name="sub_1552"/><text:span text:style-name="T2">5.5.2. При прилете ВС:</text:span></text:p>
      <text:p text:style-name="P1"><text:bookmark-end text:name="sub_1552"/><text:bookmark-start text:name="sub_15521"/><text:span text:style-name="T2">5.5.2.1. При получении доклада от экипажа ВС о выходе на рубеж передачи ОВД диспетчер "Подхода" сообщает экипажу ВС его местоположение, если ВС уклонилось от заданного маршрута, условия входа в район аэродрома и ожидаемую схему стандартного прилета (СТАР), если таковая имеется, или применение метода векторения.</text:span></text:p>
      <text:p text:style-name="P1"><text:bookmark-end text:name="sub_15521"/><text:span text:style-name="T1">Например:</text:span></text:p>
      <text:p text:style-name="P1"/>
      <text:p text:style-name="P1"><draw:frame draw:style-name="fr2" text:anchor-type="as-char" svg:width="6.8543in" svg:height="3.4689in" draw:z-index="0"><draw:image xlink:href="Pictures/10000000000008920000045681A33528.png" xlink:type="simple" xlink:show="embed" xlink:actuate="onLoad"/></draw:frame></text:p>
      <text:p text:style-name="P1"/>
      <text:p text:style-name="P1"><text:span text:style-name="T2">Экипаж ВС сообщает запасной аэродром при сложных метеоусловиях на аэродроме посадки.</text:span></text:p>
      <text:p text:style-name="P1"><text:span text:style-name="T2">При поступлении оперативной информации или штормового предупреждения диспетчер "Подхода" передает эту информацию экипажу ВС.</text:span></text:p>
      <text:p text:style-name="P1"><text:span text:style-name="T1">Например:</text:span></text:p>
      <text:p text:style-name="P1"/>
      <text:p text:style-name="P1"><draw:frame draw:style-name="fr2" text:anchor-type="as-char" svg:width="6.8752in" svg:height="2.698in" draw:z-index="0"><draw:image xlink:href="Pictures/100000000000089900000360B582D9F1.png" xlink:type="simple" xlink:show="embed" xlink:actuate="onLoad"/></draw:frame></text:p>
      <text:p text:style-name="P1"/>
      <text:p text:style-name="P1"><text:bookmark-start text:name="sub_15522"/><text:span text:style-name="T2">5.5.2.2. При выполнении посадки на грунтовую ВПП диспетчер "Подхода" сообщает об этом экипажу ВС. В этом случае передается расстояние в метрах между осями искусственной ВПП и грунтовой ВПП.</text:span></text:p>
      <text:p text:style-name="P1"><text:bookmark-end text:name="sub_15522"/><text:soft-page-break/><text:span text:style-name="T1">Например:</text:span></text:p>
      <text:p text:style-name="P1"/>
      <text:p text:style-name="P1"><draw:frame draw:style-name="fr2" text:anchor-type="as-char" svg:width="6.8646in" svg:height="2.0626in" draw:z-index="0"><draw:image xlink:href="Pictures/100000000000089500000293A9163228.png" xlink:type="simple" xlink:show="embed" xlink:actuate="onLoad"/></draw:frame></text:p>
      <text:p text:style-name="P1"/>
      <text:p text:style-name="P1"><text:bookmark-start text:name="sub_1506"/><text:span text:style-name="T2">5.6. Диспетчерский пункт районного центра ЕС ОрВД (РЦ ЕС ОрВД):</text:span></text:p>
      <text:p text:style-name="P1"><text:bookmark-end text:name="sub_1506"/><text:bookmark-start text:name="sub_1561"/><text:span text:style-name="T2">5.6.1. Радиообмен при полете в зоне (районе) РЦ ЕС ОрВД:</text:span></text:p>
      <text:p text:style-name="P1"><text:bookmark-end text:name="sub_1561"/><text:bookmark-start text:name="sub_15611"/><text:span text:style-name="T2">5.6.1.1. При входе в зону (район) РЦ ЕС ОрВД экипаж ВС докладывает диспетчеру РЦ ЕС ОрВД время пролета на рубеж передачи ОВД (время не сообщается, если передача ведется в момент пролета рубежа передачи ОВД, РНТ коридора, контрольного ориентира или отличается от фактического времени пролета менее чем на 1 минуту), наименование рубежа, эшелон (высоту) полета, число "М" (при применении "Метода числа "М"), расчетное время выхода на очередной ПОД. Если аэродром посадки расположен в данной зоне (районе) РЦ ЕС ОрВД, дополнительно сообщается расчетное время прилета на него, а при сложных метеоусловиях на аэродроме посадки - запасной аэродром.</text:span></text:p>
      <text:p text:style-name="P1"><text:bookmark-end text:name="sub_15611"/><text:span text:style-name="T2">Диспетчер РЦ дает подтверждение на следование по воздушной трассе на занятом ВС эшелоне с заданным числом "М" (при применении "Метода числа "М") или в зависимости от воздушной обстановки дает указание на изменение эшелона или числа "М".</text:span></text:p>
      <text:p text:style-name="P1"><text:span text:style-name="T1">Например:</text:span></text:p>
      <text:p text:style-name="P1"/>
      <text:p text:style-name="P1"><draw:frame draw:style-name="fr2" text:anchor-type="as-char" svg:width="6.8228in" svg:height="2.3437in" draw:z-index="0"><draw:image xlink:href="Pictures/1000000000000888000002ED7143E2C0.png" xlink:type="simple" xlink:show="embed" xlink:actuate="onLoad"/></draw:frame></text:p>
      <text:p text:style-name="P1"/>
      <text:p text:style-name="P1"><text:span text:style-name="T2">или</text:span></text:p>
      <text:p text:style-name="P1"/>
      <text:p text:style-name="P1"><draw:frame draw:style-name="fr2" text:anchor-type="as-char" svg:width="6.8228in" svg:height="2.8646in" draw:z-index="0"><draw:image xlink:href="Pictures/100000000000088700000395DA8DBFCB.png" xlink:type="simple" xlink:show="embed" xlink:actuate="onLoad"/></draw:frame></text:p>
      <text:p text:style-name="P1"/>
      <text:p text:style-name="P1"><text:bookmark-start text:name="sub_15612"/><text:span text:style-name="T2">5.6.1.2. При метеоусловиях ниже минимума на аэродроме назначения диспетчер РЦ ЕС ОрВД сообщает экипажу ВС фактическую погоду (направление и скорость ветра, видимость, высоту нижней границы облаков), а также фактическую и прогнозируемую погоду на запасных аэродромах при отсутствии автоматической передачи погоды по каналу "ВОЛМЕТ" или по запросу экипажа ВС.</text:span></text:p>
      <text:p text:style-name="P1"><text:bookmark-end text:name="sub_15612"/><text:span text:style-name="T1">Например:</text:span></text:p>
      <text:p text:style-name="P1"/>
      <text:p text:style-name="P1"><draw:frame draw:style-name="fr2" text:anchor-type="as-char" svg:width="6.8646in" svg:height="4.9374in" draw:z-index="0"><draw:image xlink:href="Pictures/10000000000008940000062B18D06B62.png" xlink:type="simple" xlink:show="embed" xlink:actuate="onLoad"/></draw:frame></text:p>
      <text:p text:style-name="P1"/>
      <text:p text:style-name="P1"><text:bookmark-start text:name="sub_15613"/><text:soft-page-break/><text:span text:style-name="T2">5.6.1.3. Если запасной аэродром выбран для ухода на него с расчетного рубежа, то независимо от метеоусловий экипаж воздушного судна сообщает диспетчеру расчетное время пролета рубежа ухода и запасной аэродром, на который будет следовать воздушное судно.</text:span></text:p>
      <text:p text:style-name="P1"><text:bookmark-end text:name="sub_15613"/><text:span text:style-name="T1">Например:</text:span></text:p>
      <text:p text:style-name="P1"/>
      <text:p text:style-name="P1"><draw:frame draw:style-name="fr2" text:anchor-type="as-char" svg:width="6.9063in" svg:height="2.3126in" draw:z-index="0"><draw:image xlink:href="Pictures/10000000000008A1000002E39048F59E.png" xlink:type="simple" xlink:show="embed" xlink:actuate="onLoad"/></draw:frame></text:p>
      <text:p text:style-name="P1"/>
      <text:p text:style-name="P1"><text:bookmark-start text:name="sub_15614"/><text:span text:style-name="T2">5.6.1.4. При полете по МВЛ ниже нижнего эшелона и выходе на связь с диспетчером зоны (района) ЕС ОрВД экипаж ВС сообщает ему о пролете пунктов обязательного донесения, высоте полета по установленному на высотомере давлению, а по запросу диспетчера зоны (района) ЕС ОрВД и погодные условия полета.</text:span></text:p>
      <text:p text:style-name="P1"><text:bookmark-end text:name="sub_15614"/><text:span text:style-name="T1">Например:</text:span></text:p>
      <text:p text:style-name="P1"/>
      <text:p text:style-name="P1"><draw:frame draw:style-name="fr2" text:anchor-type="as-char" svg:width="6.8646in" svg:height="3.552in" draw:z-index="0"><draw:image xlink:href="Pictures/1000000000000894000004713877446D.png" xlink:type="simple" xlink:show="embed" xlink:actuate="onLoad"/></draw:frame></text:p>
      <text:p text:style-name="P1"/>
      <text:p text:style-name="P1"><text:bookmark-start text:name="sub_15615"/><text:span text:style-name="T2">5.6.1.5. При возникновении условий, требующих изменения правил выполнения визуальных полетов, экипаж воздушного судна запрашивает диспетчера зоны (района) ЕС ОрВД о переходе на полет по ППП.</text:span></text:p>
      <text:p text:style-name="P1"><text:bookmark-end text:name="sub_15615"/><text:span text:style-name="T1">Например:</text:span></text:p>
      <text:p text:style-name="P1"/>
      <text:p text:style-name="P1"><draw:frame draw:style-name="fr2" text:anchor-type="as-char" svg:width="6.802in" svg:height="2.6043in" draw:z-index="0"><draw:image xlink:href="Pictures/100000000000087F000003400F5E9A98.png" xlink:type="simple" xlink:show="embed" xlink:actuate="onLoad"/></draw:frame></text:p>
      <text:p text:style-name="P1"/>
      <text:p text:style-name="P1"><text:bookmark-start text:name="sub_1562"/><text:span text:style-name="T2">5.6.2. Обеспечение полетов ВС государственной (экспериментальной) авиации по воздушным трассам, МВЛ и при их пересечении.</text:span></text:p>
      <text:p text:style-name="P1"><text:bookmark-end text:name="sub_1562"/><text:bookmark-start text:name="sub_15621"/><text:span text:style-name="T2">5.6.2.1. Для обеспечения входа ВС на воздушную трассу или МВЛ, выполняющего полет по маршруту вне воздушной трассы, МВЛ диспетчер зоны (района) ЕС ОрВД не позднее чем за 5 мин. получает от экипажа ВС местоположение и эшелон (высоту) полета, расчетное время и эшелон (высоту) входа на воздушную трассу, МВЛ, направление курса следования. При подходе воздушного судна к воздушной трассе, МВЛ диспетчер (зоны) района ЕС ОрВД не менее чем за 5 мин. передает экипажу ВС условия входа и разрешает вход.</text:span></text:p>
      <text:p text:style-name="P1"><text:bookmark-end text:name="sub_15621"/><text:span text:style-name="T1">Например:</text:span></text:p>
      <text:p text:style-name="P1"/>
      <text:p text:style-name="P1"><draw:frame draw:style-name="fr2" text:anchor-type="as-char" svg:width="6.9374in" svg:height="2.5in" draw:z-index="0"><draw:image xlink:href="Pictures/10000000000008AC00000320F765700B.png" xlink:type="simple" xlink:show="embed" xlink:actuate="onLoad"/></draw:frame></text:p>
      <text:p text:style-name="P1"/>
      <text:p text:style-name="P1"><text:bookmark-start text:name="sub_15622"/><text:soft-page-break/><text:span text:style-name="T2">5.6.2.2. Для обеспечения выхода ВС с воздушной трассы, МВЛ экипаж ВС сообщает диспетчеру зоны (района) ЕС ОрВД место и расчетное время выхода, эшелон (высоту) полета с заданным числом "М" (при применении "Метода числа "М"), а при необходимости - направление (курс) следования и получает от него разрешение на выход.</text:span></text:p>
      <text:p text:style-name="P1"><text:bookmark-end text:name="sub_15622"/><text:span text:style-name="T1">Например:</text:span></text:p>
      <text:p text:style-name="P1"/>
      <text:p text:style-name="P1"><draw:frame draw:style-name="fr2" text:anchor-type="as-char" svg:width="6.8335in" svg:height="2.4898in" draw:z-index="0"><draw:image xlink:href="Pictures/10000000000008890000031D0B85993D.png" xlink:type="simple" xlink:show="embed" xlink:actuate="onLoad"/></draw:frame></text:p>
      <text:p text:style-name="P1"/>
      <text:p text:style-name="P1"><text:bookmark-start text:name="sub_15623"/><text:span text:style-name="T2">5.6.2.3. При пересечении воздушным судном, выполняющим полет по маршруту, района работающего аэродрома, диспетчер зоны (района) ЕС ОрВД дает указание экипажу ВС отработать с соответствующим органом обслуживания воздушного движения (управления полетами) по направлению и получить разрешение на пролет района аэродрома. Экипаж ВС сообщает диспетчеру о полученном разрешении пролета района аэродрома.</text:span></text:p>
      <text:p text:style-name="P1"><text:bookmark-end text:name="sub_15623"/><text:span text:style-name="T1">Например:</text:span></text:p>
      <text:p text:style-name="P1"/>
      <text:p text:style-name="P1"><draw:frame draw:style-name="fr2" text:anchor-type="as-char" svg:width="6.8335in" svg:height="2.7709in" draw:z-index="0"><draw:image xlink:href="Pictures/10000000000008890000037764277ACE.png" xlink:type="simple" xlink:show="embed" xlink:actuate="onLoad"/></draw:frame></text:p>
      <text:p text:style-name="P1"/>
      <text:p text:style-name="P1"><text:bookmark-start text:name="sub_1563"/><text:span text:style-name="T2">5.6.3. Обслуживание воздушного движения при выполнении авиационных работ:</text:span></text:p>
      <text:p text:style-name="P1"><text:bookmark-end text:name="sub_1563"/><text:bookmark-start text:name="sub_15631"/><text:span text:style-name="T2">5.6.3.1. При прибытии на место выполнения авиационных работ экипаж ВС информирует диспетчера соответствующей зоны (района) ЕС ОрВД о начале, высоте и предполагаемом времени окончания работ или об изменении плана по авиационным работам.</text:span></text:p>
      <text:p text:style-name="P1"><text:bookmark-end text:name="sub_15631"/><text:span text:style-name="T2">Диспетчер соответствующей зоны (района) ЕС ОрВД назначает экипажу ВС время (интервал времени) выхода на связь.</text:span></text:p>
      <text:p text:style-name="P1"><text:span text:style-name="T1">Например:</text:span></text:p>
      <text:p text:style-name="P1"/>
      <text:p text:style-name="P1"><draw:frame draw:style-name="fr2" text:anchor-type="as-char" svg:width="6.9165in" svg:height="1.9165in" draw:z-index="0"><draw:image xlink:href="Pictures/10000000000008A600000265E08F18FF.png" xlink:type="simple" xlink:show="embed" xlink:actuate="onLoad"/></draw:frame></text:p>
      <text:p text:style-name="P1"/>
      <text:p text:style-name="P1"><text:bookmark-start text:name="sub_15632"/><text:span text:style-name="T2">5.6.3.2. При выполнении полета на аэродромы и посадочные площадки, где отсутствует орган ОВД, командир воздушного судна сообщает органу ОВД предполагаемое время, место и магнитный курс посадки, предполагаемое время нахождения на ней и о своих дальнейших действиях, а при наличии с этим органом ОВД радиосвязи после посадки - и о выполнении посадки.</text:span></text:p>
      <text:p text:style-name="P1"><text:bookmark-end text:name="sub_15632"/><text:span text:style-name="T1">Например:</text:span></text:p>
      <text:p text:style-name="P1"/>
      <text:p text:style-name="P1"><draw:frame draw:style-name="fr2" text:anchor-type="as-char" svg:width="6.8752in" svg:height="1.7398in" draw:z-index="0"><draw:image xlink:href="Pictures/10000000000008990000022BD3C973EE.png" xlink:type="simple" xlink:show="embed" xlink:actuate="onLoad"/></draw:frame></text:p>
      <text:p text:style-name="P1"><text:soft-page-break/></text:p>
      <text:h text:style-name="P4" text:outline-level="1"><text:bookmark-start text:name="sub_1600"/><text:span text:style-name="T1">VI. Правила радиообмена при аварийной и срочной связи</text:span></text:h>
      <text:p text:style-name="P1"><text:bookmark-end text:name="sub_1600"/></text:p>
      <text:p text:style-name="P1"><text:bookmark-start text:name="sub_1601"/><text:span text:style-name="T2">6.1. Сигнал бедствия используется для указания на то, что подвижное судно находится в аварийной ситуации и просит о немедленной помощи.</text:span></text:p>
      <text:p text:style-name="P1"><text:bookmark-end text:name="sub_1601"/><text:span text:style-name="T2">Сигнал срочности используется в тех случаях, когда безопасность подвижного судна находится под угрозой или возникает небезопасная ситуация, которая в конечном счете может привести к необходимости оказания помощи.</text:span></text:p>
      <text:p text:style-name="P1"><text:bookmark-start text:name="sub_1602"/><text:span text:style-name="T2">6.2. Сигналом состояния бедствия служит фраза: "Терплю бедствие" (при международных полетах - "МЕЙДЕЙ"); сигналом срочности - слово "ПАН".</text:span></text:p>
      <text:p text:style-name="P1"><text:bookmark-end text:name="sub_1602"/><text:bookmark-start text:name="sub_1603"/><text:span text:style-name="T2">6.3. Сообщение о бедствии имеет приоритет над всеми другими передачами, а сообщение о срочности преобладает над всеми сообщениями, кроме сообщения о бедствии.</text:span></text:p>
      <text:p text:style-name="P1"><text:bookmark-end text:name="sub_1603"/><text:bookmark-start text:name="sub_1604"/><text:span text:style-name="T2">6.4. Экипажи ВС, использующие сигнал бедствия или срочности, должны вести передачу сообщения медленно и четко, чтобы избежать ненужных повторений.</text:span></text:p>
      <text:p text:style-name="P1"><text:bookmark-end text:name="sub_1604"/><text:bookmark-start text:name="sub_1605"/><text:span text:style-name="T2">6.5. Экипажи ВС должны запрашивать помощь всякий раз, когда возникают сомнения относительно безопасности полета воздушного судна. Это обеспечит предотвращение риска возникновения более опасной ситуации.</text:span></text:p>
      <text:p text:style-name="P1"><text:bookmark-end text:name="sub_1605"/><text:bookmark-start text:name="sub_1606"/><text:span text:style-name="T2">6.6. При необходимости передачи сигнала о бедствии командир ВС (или по его указанию член экипажа ВС) включают соответствующие сигналы аппаратуры госопознавания и аппаратуры ВРЛ.</text:span></text:p>
      <text:p text:style-name="P1"><text:bookmark-end text:name="sub_1606"/><text:span text:style-name="T2">Сообщения о бедствии передаются и принимаются на рабочих частотах радиообмена авиационной электросвязи для целей ОВД и по наземным каналам связи обеспечения взаимодействия органов обслуживания воздушного движения (управления полетами), а также на международных аварийных частотах 121,5 МГц, над морем - 2182 кГц или 4125 кГц.</text:span></text:p>
      <text:p text:style-name="P1"><text:span text:style-name="T2">Срочные сообщения передаются и принимаются на рабочих частотах радиообмена авиационной электросвязи для целей ОВД и по наземным каналам связи обеспечения взаимодействия органов обслуживания воздушного движения (управления полетами).</text:span></text:p>
      <text:p text:style-name="P1"><text:bookmark-start text:name="sub_1607"/><text:span text:style-name="T2">6.7. Если вызываемый экипажем ВС абонент сам находится в состоянии бедствия или срочности и не отвечает, то возможную помощь должен оказать любой другой абонент, принявший вызов экипажа ВС.</text:span></text:p>
      <text:p text:style-name="P1"><text:bookmark-end text:name="sub_1607"/><text:bookmark-start text:name="sub_1608"/><text:span text:style-name="T2">6.8. Ответ экипажу ВС, находящемуся в состоянии бедствия или срочности, должен содержать только необходимую информацию для оказания помощи. Передача избыточной информации отвлекает экипаж ВС от необходимых действий в условиях дефицита времени.</text:span></text:p>
      <text:p text:style-name="P1"><text:bookmark-end text:name="sub_1608"/><text:bookmark-start text:name="sub_1609"/><text:span text:style-name="T2">6.9. Если экипажем любого ВС принято сообщение о бедствии или срочности, получение которых не подтверждено диспетчером соответствующего диспетчерского пункта, то он обязан подтвердить прием этого сообщения, после чего принять все меры по ретрансляции его по каналам авиационной электросвязи, указанным в пункте 6.6.</text:span></text:p>
      <text:p text:style-name="P1"><text:bookmark-end text:name="sub_1609"/><text:bookmark-start text:name="sub_1610"/><text:span text:style-name="T2">6.10. Связь экипажей ВС между собой и с наземными службами, занятыми аварийно-спасательными работами, осуществляется на частоте 123,1 МГц, переход на которую производится после установления связи с диспетчером соответствующего диспетчерского пункта (центра ЕС ОрВД) на частоте 121,5 МГц.</text:span></text:p>
      <text:p text:style-name="P1"><text:bookmark-end text:name="sub_1610"/><text:bookmark-start text:name="sub_1611"/><text:span text:style-name="T2">6.11. Сообщение о бедствии:</text:span></text:p>
      <text:p text:style-name="P1"><text:bookmark-end text:name="sub_1611"/><text:bookmark-start text:name="sub_16111"/><text:span text:style-name="T2">6.11.1. Воздушное судно, терпящее бедствие, передает сигнал бедствия.</text:span></text:p>
      <text:p text:style-name="P1"><text:bookmark-end text:name="sub_16111"/><text:bookmark-start text:name="sub_16112"/><text:span text:style-name="T2">6.11.2. Сообщение о бедствии, по возможности, включает в себя следующие элементы, которые передаются в приведенном ниже порядке:</text:span></text:p>
      <text:p text:style-name="P1"><text:bookmark-end text:name="sub_16112"/><text:span text:style-name="T2">"Терплю бедствие" - 3 раза ("МЕЙДЕЙ" при международных полетах);</text:span></text:p>
      <text:p text:style-name="P1"><text:span text:style-name="T2">"Я" - 1 раз;</text:span></text:p>
      <text:p text:style-name="P1"><text:soft-page-break/><text:span text:style-name="T2">позывной экипажа ВС, терпящего бедствие - 3 раза;</text:span></text:p>
      <text:p text:style-name="P1"><text:span text:style-name="T2">координаты места бедствия - 3 раза;</text:span></text:p>
      <text:p text:style-name="P1"><text:span text:style-name="T2">курс, скорость, высота полета;</text:span></text:p>
      <text:p text:style-name="P1"><text:span text:style-name="T2">характер бедствия и требующаяся помощь;</text:span></text:p>
      <text:p text:style-name="P1"><text:span text:style-name="T2">решение командира экипажа ВС и другие сведения, которые будут способствовать поиску и спасанию;</text:span></text:p>
      <text:p text:style-name="P1"><text:span text:style-name="T2">любая другая полезная информация и сведения.</text:span></text:p>
      <text:p text:style-name="P1"><text:bookmark-start text:name="sub_1612"/><text:span text:style-name="T2">6.12. Диспетчер диспетчерского пункта органа обслуживания воздушного движения (управления полетами) при получении от экипажа ВС сообщения о бедствии обязан немедленно уточнить и сообщить экипажу ВС его местоположение и время сообщения координат.</text:span></text:p>
      <text:p text:style-name="P1"><text:bookmark-end text:name="sub_1612"/><text:span text:style-name="T1">Например:</text:span></text:p>
      <text:p text:style-name="P1"/>
      <text:p text:style-name="P1"><draw:frame draw:style-name="fr2" text:anchor-type="as-char" svg:width="6.8752in" svg:height="7.448in" draw:z-index="0"><draw:image xlink:href="Pictures/1000000000000898000009502FA1B8D9.png" xlink:type="simple" xlink:show="embed" xlink:actuate="onLoad"/></draw:frame></text:p>
      <text:p text:style-name="P1"/>
      <text:p text:style-name="P1"><text:bookmark-start text:name="sub_1613"/><text:span text:style-name="T2">6.13. Введение режима радиомолчания:</text:span></text:p>
      <text:p text:style-name="P1"><text:bookmark-end text:name="sub_1613"/><text:bookmark-start text:name="sub_16131"/><text:span text:style-name="T2">6.13.1. Режим радиомолчания может быть введен решением диспетчера в целях обеспечения безопасности полетов ВС, а также в случае получения им сообщения с борта ВС о бедствии.</text:span></text:p>
      <text:p text:style-name="P1"><text:bookmark-end text:name="sub_16131"/><text:bookmark-start text:name="sub_16132"/><text:span text:style-name="T2">6.13.2. Режим радиомолчания может вводиться как для одного, так и для всех экипажей ВС, которые работают на той же частоте, что и экипаж ВС, нуждающийся в срочной помощи или информации.</text:span></text:p>
      <text:p text:style-name="P1"><text:bookmark-end text:name="sub_16132"/><text:span text:style-name="T1">Например:</text:span></text:p>
      <text:p text:style-name="P1"/>
      <text:p text:style-name="P1"><draw:frame draw:style-name="fr2" text:anchor-type="as-char" svg:width="6.8126in" svg:height="3.0626in" draw:z-index="0"><draw:image xlink:href="Pictures/1000000000000885000003D3B5BBD361.png" xlink:type="simple" xlink:show="embed" xlink:actuate="onLoad"/></draw:frame></text:p>
      <text:p text:style-name="P1"/>
      <text:p text:style-name="P1"><text:bookmark-start text:name="sub_16133"/><text:span text:style-name="T2">6.13.3. При введении режима радиомолчания экипажи ВС обязаны:</text:span></text:p>
      <text:p text:style-name="P1"><text:bookmark-end text:name="sub_16133"/><text:span text:style-name="T2">прекратить все передачи в радиосети авиационной электросвязи, используемой для целей ОВД, кроме случаев возникновения аварийной ситуации, и работать только на прием;</text:span></text:p>
      <text:p text:style-name="P1"><text:span text:style-name="T2">выходить на связь только по запросу диспетчера.</text:span></text:p>
      <text:p text:style-name="P1"><text:bookmark-start text:name="sub_1614"/><text:soft-page-break/><text:span text:style-name="T2">6.14. Отмена состояния бедствия и режима радиомолчания:</text:span></text:p>
      <text:p text:style-name="P1"><text:bookmark-end text:name="sub_1614"/><text:bookmark-start text:name="sub_16141"/><text:span text:style-name="T2">6.14.1. Если ВС не находится больше в состоянии бедствия, его экипаж аннулирует переданное сообщение о бедствии.</text:span></text:p>
      <text:p text:style-name="P1"><text:bookmark-end text:name="sub_16141"/><text:span text:style-name="T1">Например:</text:span></text:p>
      <text:p text:style-name="P1"/>
      <text:p text:style-name="P1"><draw:frame draw:style-name="fr2" text:anchor-type="as-char" svg:width="6.8752in" svg:height="2.8957in" draw:z-index="0"><draw:image xlink:href="Pictures/10000000000008980000039FF6E86C4B.png" xlink:type="simple" xlink:show="embed" xlink:actuate="onLoad"/></draw:frame></text:p>
      <text:p text:style-name="P1"/>
      <text:p text:style-name="P1"><text:bookmark-start text:name="sub_16142"/><text:span text:style-name="T2">6.14.2. В том случае, когда диспетчеру становится известно, что ВС больше не находится в состоянии бедствия и его экипажу не требуется срочной информации, то диспетчер отменяет режим радиомолчания.</text:span></text:p>
      <text:p text:style-name="P1"><text:bookmark-end text:name="sub_16142"/><text:span text:style-name="T1">Например:</text:span></text:p>
      <text:p text:style-name="P1"/>
      <text:p text:style-name="P1"><draw:frame draw:style-name="fr2" text:anchor-type="as-char" svg:width="6.8335in" svg:height="1.9898in" draw:z-index="0"><draw:image xlink:href="Pictures/100000000000088C0000027D165A8229.png" xlink:type="simple" xlink:show="embed" xlink:actuate="onLoad"/></draw:frame></text:p>
      <text:p text:style-name="P1"/>
      <text:p text:style-name="P1"><text:bookmark-start text:name="sub_1615"/><text:span text:style-name="T2">6.15. Срочные сообщения:</text:span></text:p>
      <text:p text:style-name="P1"><text:bookmark-end text:name="sub_1615"/><text:bookmark-start text:name="sub_16151"/><text:span text:style-name="T2">6.15.1. Сообщение по сигналу срочности, по возможности, включает в себя следующие элементы, которые передаются в приведенном ниже порядке:</text:span></text:p>
      <text:p text:style-name="P1"><text:bookmark-end text:name="sub_16151"/><text:span text:style-name="T2">сигнал срочности - "ПАН" (передается три раза);</text:span></text:p>
      <text:p text:style-name="P1"><text:span text:style-name="T2">позывной диспетчерского пункта;</text:span></text:p>
      <text:p text:style-name="P1"><text:span text:style-name="T2">номер (позывной) ВС;</text:span></text:p>
      <text:p text:style-name="P1"><text:span text:style-name="T2">причина передачи сообщения;</text:span></text:p>
      <text:p text:style-name="P1"><text:span text:style-name="T2">решение командира ВС и действия его экипажа;</text:span></text:p>
      <text:p text:style-name="P1"><text:span text:style-name="T2">местоположение ВС;</text:span></text:p>
      <text:p text:style-name="P1"><text:span text:style-name="T2">эшелон (высота), курс и скорость полета;</text:span></text:p>
      <text:p text:style-name="P1"><text:span text:style-name="T2">любая другая полезная информация.</text:span></text:p>
      <text:p text:style-name="P1"><text:bookmark-start text:name="sub_16152"/><text:soft-page-break/><text:span text:style-name="T2">6.15.2. По сигналу "ПАН" передаются сообщения, касающиеся безопасности полетов ВС или каких-либо лиц, находящихся на борту ВС.</text:span></text:p>
      <text:p text:style-name="P1"><text:bookmark-end text:name="sub_16152"/><text:bookmark-start text:name="sub_16153"/><text:span text:style-name="T2">6.15.3. Сообщение должно передаваться на используемой в данный момент частоте и адресуется диспетчеру диспетчерского пункта, где находится ВС, передающее срочное сообщение.</text:span></text:p>
      <text:p text:style-name="P1"><text:bookmark-end text:name="sub_16153"/><text:span text:style-name="T1">Например:</text:span></text:p>
      <text:p text:style-name="P1"/>
      <text:p text:style-name="P1"><draw:frame draw:style-name="fr2" text:anchor-type="as-char" svg:width="6.8228in" svg:height="3.3228in" draw:z-index="0"><draw:image xlink:href="Pictures/10000000000008860000042646CDDB64.png" xlink:type="simple" xlink:show="embed" xlink:actuate="onLoad"/></draw:frame></text:p>
      <text:p text:style-name="P1"/>
      <text:p text:style-name="P1"><text:bookmark-start text:name="sub_16154"/><text:span text:style-name="T2">6.15.4. При отсутствии ответа диспетчера сообщение экипажа ВС по сигналу срочности экипаж ВС, принявший такое сообщение, ретранслирует его.</text:span></text:p>
      <text:p text:style-name="P1"><text:bookmark-end text:name="sub_16154"/><text:span text:style-name="T1">Например:</text:span></text:p>
      <text:p text:style-name="P1"/>
      <text:p text:style-name="P1"><draw:frame draw:style-name="fr2" text:anchor-type="as-char" svg:width="6.9063in" svg:height="3.4272in" draw:z-index="0"><draw:image xlink:href="Pictures/10000000000008A10000044A115114F6.png" xlink:type="simple" xlink:show="embed" xlink:actuate="onLoad"/></draw:frame></text:p>
      <text:p text:style-name="P1"/>
      <text:p text:style-name="P1"><text:bookmark-start text:name="sub_1616"/><text:span text:style-name="T2">6.16. Аварийное снижение:</text:span></text:p>
      <text:p text:style-name="P1"><text:bookmark-end text:name="sub_1616"/><text:bookmark-start text:name="sub_16161"/><text:span text:style-name="T2">6.16.1. В том случае, когда экипаж ВС объявляет об аварийном снижении, диспетчер, в зоне (районе) диспетчерского пункта которого происходит аварийное снижение, принимает все возможные действия по обеспечению безопасного аварийного снижения этого ВС.</text:span></text:p>
      <text:p text:style-name="P1"><text:bookmark-end text:name="sub_16161"/><text:span text:style-name="T1">Например:</text:span></text:p>
      <text:p text:style-name="P1"/>
      <text:p text:style-name="P1"><draw:frame draw:style-name="fr2" text:anchor-type="as-char" svg:width="6.802in" svg:height="3.552in" draw:z-index="0"><draw:image xlink:href="Pictures/100000000000088000000470F94B5E55.png" xlink:type="simple" xlink:show="embed" xlink:actuate="onLoad"/></draw:frame></text:p>
      <text:p text:style-name="P1"/>
      <text:p text:style-name="P1"><text:bookmark-start text:name="sub_16162"/><text:span text:style-name="T2">6.16.2. После общего оповещения экипажей ВС, по мере возможности, должны следовать конкретные указания.</text:span></text:p>
      <text:p text:style-name="P1"><text:bookmark-end text:name="sub_16162"/><text:bookmark-start text:name="sub_1617"/><text:span text:style-name="T2">6.17. Потеря связи с экипажем ВС:</text:span></text:p>
      <text:p text:style-name="P1"><text:bookmark-end text:name="sub_1617"/><text:bookmark-start text:name="sub_16171"/><text:span text:style-name="T2">6.17.1. Если экипаж ВС не может установить связь с диспетчером диспетчерского пункта органа обслуживания воздушного движения (управления полетами) на выделенной частоте, он предпринимает попытку установить радиосвязь на частоте диспетчера смежного диспетчерского пункта. Одновременно делается попытка установить связь с ВС, работающими на этих частотах.</text:span></text:p>
      <text:p text:style-name="P1"><text:bookmark-end text:name="sub_16171"/><text:bookmark-start text:name="sub_16172"/><text:span text:style-name="T2">6.17.2. Если в результате попытки установить радиосвязь не удается, экипаж ВС свое сообщение повторяет дважды на выделенной частоте, перед которым следует фраза "блиндом".</text:span></text:p>
      <text:p text:style-name="P1"><text:bookmark-end text:name="sub_16172"/><text:bookmark-start text:name="sub_16173"/><text:soft-page-break/><text:span text:style-name="T2">6.17.3. В случае отсутствия двусторонней радиосвязи, вызванной отказом бортового приемника, экипаж ВС должен продолжать передавать донесения в установленном порядке на установленной для использования частоте. Такие сообщения должны передаваться дважды. В сообщениях указывается время или место очередной передачи, а также намерения командира ВС в отношении порядка выполнения полета.</text:span></text:p>
      <text:p text:style-name="P1"><text:bookmark-end text:name="sub_16173"/><text:bookmark-start text:name="sub_16174"/><text:span text:style-name="T2">6.17.4. Если диспетчер соответствующего диспетчерского пункта не может установить связь с ВС на частотах, которые, как предполагается, прослушиваются экипажем ВС, то он просит:</text:span></text:p>
      <text:p text:style-name="P1"><text:bookmark-end text:name="sub_16174"/><text:bookmark-start text:name="sub_161741"/><text:span text:style-name="T2">а) экипажи ВС, находящихся на этом маршруте, попытаться установить радиосвязь с данным ВС путем ретрансляции сообщений;</text:span></text:p>
      <text:p text:style-name="P1"><text:bookmark-end text:name="sub_161741"/><text:bookmark-start text:name="sub_161742"/><text:span text:style-name="T2">б) диспетчеров смежных диспетчерских пунктов осуществить вызов экипажа ВС на выделенных для них частотах.</text:span></text:p>
      <text:p text:style-name="P1"><text:bookmark-end text:name="sub_161742"/><text:bookmark-start text:name="sub_16175"/><text:span text:style-name="T2">6.17.5. Если диспетчер соответствующего диспетчерского пункта предполагает, что экипаж ВС может осуществлять только прием сообщений и не имеет возможности выхода на связь, следует использовать данные имеющихся средств наблюдения ОВД для подтверждения приема сообщений.</text:span></text:p>
      <text:p text:style-name="P1"><text:bookmark-end text:name="sub_16175"/><text:span text:style-name="T1">Например:</text:span></text:p>
      <text:p text:style-name="P1"/>
      <text:p text:style-name="P1"><draw:frame draw:style-name="fr2" text:anchor-type="as-char" svg:width="6.8752in" svg:height="3.802in" draw:z-index="0"><draw:image xlink:href="Pictures/1000000000000898000004C01F3CAFAF.png" xlink:type="simple" xlink:show="embed" xlink:actuate="onLoad"/></draw:frame></text:p>
      <text:p text:style-name="P1"/>
      <text:p text:style-name="P1"><text:bookmark-start text:name="sub_1618"/><text:span text:style-name="T2">6.18. Радиообмен при перехвате:</text:span></text:p>
      <text:p text:style-name="P1"><text:bookmark-end text:name="sub_1618"/><text:bookmark-start text:name="sub_16181"/><text:span text:style-name="T2">6.18.1. При перехвате ВС его экипаж обязан выполнять команды перехватчика, установив радиосвязь с ним или с соответствующим органом управления перехватом на аварийной частоте 121,5 МГц.</text:span></text:p>
      <text:p text:style-name="P1"><text:bookmark-end text:name="sub_16181"/><text:span text:style-name="T1">Например:</text:span></text:p>
      <text:p text:style-name="P1"/>
      <text:p text:style-name="P1"><draw:frame draw:style-name="fr2" text:anchor-type="as-char" svg:width="6.8335in" svg:height="3.1252in" draw:z-index="0"><draw:image xlink:href="Pictures/1000000000000889000003E8795D6AD3.png" xlink:type="simple" xlink:show="embed" xlink:actuate="onLoad"/></draw:frame></text:p>
      <text:p text:style-name="P1"/>
      <text:p text:style-name="P1"><text:bookmark-start text:name="sub_16182"/><text:span text:style-name="T2">6.18.2. Если экипажу ВС стало известно, что ВС перехвачено, он докладывает об этом диспетчеру, в зоне (районе) которого он находится.</text:span></text:p>
      <text:p text:style-name="P1"><text:bookmark-end text:name="sub_16182"/><text:span text:style-name="T1">Например:</text:span></text:p>
      <text:p text:style-name="P1"/>
      <text:p text:style-name="P1"><draw:frame draw:style-name="fr2" text:anchor-type="as-char" svg:width="6.8752in" svg:height="2.1043in" draw:z-index="0"><draw:image xlink:href="Pictures/1000000000000897000002A11E4917A0.png" xlink:type="simple" xlink:show="embed" xlink:actuate="onLoad"/></draw:frame></text:p>
      <text:p text:style-name="P1"/>
      <text:p text:style-name="P1"><text:bookmark-start text:name="sub_1619"/><text:span text:style-name="T2">6.19. Радиообмен при маневрировании по команде бортовой системы предупреждения столкновений ВС (ТКАС):</text:span></text:p>
      <text:p text:style-name="P1"><text:bookmark-end text:name="sub_1619"/><text:bookmark-start text:name="sub_16191"/><text:soft-page-break/><text:span text:style-name="T2">6.19.1. При выполнении вертикального маневра, рекомендованного бортовой системы предупреждения столкновений воздушных судов (ТКАС), экипаж ВС уведомляет об этом диспетчера соответствующего диспетчерского пункта, в зоне (районе) которого он находится, как можно скорее.</text:span></text:p>
      <text:p text:style-name="P1"><text:bookmark-end text:name="sub_16191"/><text:span text:style-name="T1">Например:</text:span></text:p>
      <text:p text:style-name="P1"/>
      <text:p text:style-name="P1"><draw:frame draw:style-name="fr2" text:anchor-type="as-char" svg:width="6.8543in" svg:height="7.3335in" draw:z-index="0"><draw:image xlink:href="Pictures/10000000000008920000092BEB2766AD.png" xlink:type="simple" xlink:show="embed" xlink:actuate="onLoad"/></draw:frame></text:p>
      <text:p text:style-name="P1"/>
      <text:p text:style-name="P1"><text:bookmark-start text:name="sub_1620"/><text:span text:style-name="T2">6.20. При получении диспетчером органа обслуживания воздушного движения (управления полетами) уведомления командира ВС относительно любого подозрения на наличие инфекционного заболевания на борту прибывающего ВС.</text:span></text:p>
      <text:p text:style-name="P1"><text:bookmark-end text:name="sub_1620"/><text:bookmark-start text:name="sub_16201"/><text:span text:style-name="T2">6.20.1. Как только командиру ВС становится известно, что у него на борту имеется пассажир с подозрением на инфекционное заболевание, командир ВС должен сообщить об этом диспетчеру органа обслуживания воздушного движения (управления полетами), с которым он в данный момент находится на связи, с просьбой передать сообщение диспетчеру АДП аэродрома назначения.</text:span></text:p>
      <text:p text:style-name="P1"><text:bookmark-end text:name="sub_16201"/><text:span text:style-name="T2">Такое сообщение должно содержать сведения о номере (позывном) ВС, аэродроме вылета, аэродром назначения, расчетное время прибытия, количество пораженных болезнью пассажиров, количество людей на борту, а также слова "инфекционное заболевание".</text:span></text:p>
      <text:p text:style-name="P1"><text:span text:style-name="T2">Помимо направления командиром ВС изначального уведомления диспетчеру органа обслуживания воздушного движения (управления полетами) во время выполнения полета по маршруту, каналы авиационной электросвязи ОВД использоваться не должны.</text:span></text:p>
      <text:p text:style-name="P1"><text:span text:style-name="T1">Например:</text:span></text:p>
      <text:p text:style-name="P1"/>
      <text:p text:style-name="P1"><draw:frame draw:style-name="fr2" text:anchor-type="as-char" svg:width="6.9063in" svg:height="3.9898in" draw:z-index="0"><draw:image xlink:href="Pictures/10000000000008A3000004FD7AB40A5F.png" xlink:type="simple" xlink:show="embed" xlink:actuate="onLoad"/></draw:frame></text:p>
      <text:p text:style-name="P1"/>
      <text:h text:style-name="P4" text:outline-level="1"><text:bookmark-start text:name="sub_1700"/><text:span text:style-name="T1">VII. Ведение радиообмена с автотранспортными и аэродромными средствами</text:span></text:h>
      <text:p text:style-name="P1"><text:bookmark-end text:name="sub_1700"/></text:p>
      <text:p text:style-name="P1"><text:bookmark-start text:name="sub_1701"/><text:span text:style-name="T2">7.1. Правила ведения радиотелефонной связи должны соблюдаться всеми лицами, участвующими в обеспечении производства полетов на аэродроме, организующими и контролирующими выполнение работ на летном поле аэродрома, а также водителями автотранспортных и аэродромных средств.</text:span></text:p>
      <text:p text:style-name="P1"><text:bookmark-end text:name="sub_1701"/><text:span text:style-name="T2">Лица, выполняющие такие работы, а также водители автотранспортных и аэродромных средств обязаны вести непрерывное прослушивание установленной частоты внутриаэропортовой связи, а при работах на летной полосе постоянно прослушивать радиообмен на частоте диспетчерских пунктов "Посадки" и "Старта".</text:span></text:p>
      <text:p text:style-name="P1"><text:bookmark-start text:name="sub_1702"/><text:span text:style-name="T2">7.2. Прослушивание частот внутриаэропортовой связи, "Посадки" и "Старта" или "Руления" производится для получения дополнительных указаний о порядке движения на летном поле, информации о передвижении наземной техники и воздушных судов.</text:span></text:p>
      <text:p text:style-name="P1"><text:bookmark-end text:name="sub_1702"/><text:bookmark-start text:name="sub_1703"/><text:span text:style-name="T2">7.3. Для ведения радиотелефонной связи каждому абоненту (машинам, выезжающим на летное поле) присваиваются следующие позывные для автотранспортных и аэродромных средств:</text:span></text:p>
      <text:p text:style-name="P1"><text:bookmark-end text:name="sub_1703"/><text:span text:style-name="T2">- машин должностных лиц - "служебный" с добавлением цифрового индекса:</text:span></text:p>
      <text:p text:style-name="P1"><text:span text:style-name="T2">01 - руководители авиационных территориальных органов;</text:span></text:p>
      <text:p text:style-name="P1"><text:soft-page-break/><text:span text:style-name="T2">02 - заместители руководителей авиационных территориальных органов;</text:span></text:p>
      <text:p text:style-name="P1"><text:span text:style-name="T2">03 - руководитель авиационного предприятия (старший авиационный начальник аэродрома);</text:span></text:p>
      <text:p text:style-name="P1"><text:span text:style-name="T2">04 - сменный начальник аэропорта;</text:span></text:p>
      <text:p text:style-name="P1"><text:span text:style-name="T2">05 - руководящий состава органа ОВД;</text:span></text:p>
      <text:p text:style-name="P1"><text:span text:style-name="T2">06 - заместителя начальника управления по режиму;</text:span></text:p>
      <text:p text:style-name="P1"><text:span text:style-name="T2">07 - заместителя руководителей авиационных территориальных органов по авиационной безопасности;</text:span></text:p>
      <text:p text:style-name="P1"><text:span text:style-name="T2">08 - должностное лицо ФСБ России;</text:span></text:p>
      <text:p text:style-name="P1"><text:span text:style-name="T2">- "Сопровождение" (N ) - машина сопровождения;</text:span></text:p>
      <text:p text:style-name="P1"><text:span text:style-name="T2">- "Движение" (N ) - машина ППРП;</text:span></text:p>
      <text:p text:style-name="P1"><text:span text:style-name="T2">- "Аэродромная" (N ) - машина аэродромной службы;</text:span></text:p>
      <text:p text:style-name="P1"><text:span text:style-name="T2">- "Метео" (N ) - машина АМСГ;</text:span></text:p>
      <text:p text:style-name="P1"><text:span text:style-name="T2">- "Радио" (N ) - машина базы ЭРТОС;</text:span></text:p>
      <text:p text:style-name="P1"><text:span text:style-name="T2">- "Свет" (N ) - машина службы ЭСТОП;</text:span></text:p>
      <text:p text:style-name="P1"><text:span text:style-name="T2">- "Охрана" (N ) - машина ведомственной (вневедомственной) охраны;</text:span></text:p>
      <text:p text:style-name="P1"><text:span text:style-name="T2">- "ПАЛ" (N ) - машина радиолаборатории;</text:span></text:p>
      <text:p text:style-name="P1"><text:span text:style-name="T2">- "Служебный" (N ) - машина для доставки авиационного персонала.</text:span></text:p>
      <text:p text:style-name="P1"><text:span text:style-name="T1">Примечание.</text:span><text:span text:style-name="T2"> После присвоенного позывного указывается гаражный номер спецмашины;</text:span></text:p>
      <text:p text:style-name="P1"/>
      <text:p text:style-name="P1"><text:span text:style-name="T2">- "Старт-1" - СДП на ВПП-1;</text:span></text:p>
      <text:p text:style-name="P1"><text:span text:style-name="T2">- "Старт-2" - СДП на ВПП-2;</text:span></text:p>
      <text:p text:style-name="P1"><text:span text:style-name="T2">- "Старт-3" - ВСДП на ВПП-1;</text:span></text:p>
      <text:p text:style-name="P1"><text:soft-page-break/><text:span text:style-name="T2">- "Старт-4" - ВСДП на ВПП-2;</text:span></text:p>
      <text:p text:style-name="P1"><text:span text:style-name="T2">- "Руление" - диспетчерский пункт руления;</text:span></text:p>
      <text:p text:style-name="P1"><text:span text:style-name="T2">- "Посадка" - диспетчерский пункт посадки.</text:span></text:p>
      <text:p text:style-name="P1"/>
      <text:p text:style-name="P1"><text:bookmark-start text:name="sub_1704"/><text:span text:style-name="T2">7.4. Спецмашинам и аэродромным механизмам, используемым для эксплуатационного содержания аэродромов, позывные присваиваются в соответствии нормативными правовыми документами, регламентирующими данный вид деятельности.</text:span></text:p>
      <text:p text:style-name="P1"><text:bookmark-end text:name="sub_1704"/><text:bookmark-start text:name="sub_1705"/><text:span text:style-name="T2">7.5. Указания относительно передвижения автотранспортных и аэродромных средств на летном поле:</text:span></text:p>
      <text:p text:style-name="P1"><text:bookmark-end text:name="sub_1705"/><text:bookmark-start text:name="sub_1751"/><text:span text:style-name="T2">7.5.1. Водители при вызове по каналам авиационной электросвязи диспетчера органа ОВД должны назвать себя, используя присвоенный позывной, указать свое местонахождение и маршрут следования к месту работы.</text:span></text:p>
      <text:p text:style-name="P1"><text:bookmark-end text:name="sub_1751"/><text:span text:style-name="T1">Например:</text:span></text:p>
      <text:p text:style-name="P1"/>
      <text:p text:style-name="P1"><draw:frame draw:style-name="fr2" text:anchor-type="as-char" svg:width="6.8752in" svg:height="1.6874in" draw:z-index="0"><draw:image xlink:href="Pictures/10000000000008990000021BE412E85B.png" xlink:type="simple" xlink:show="embed" xlink:actuate="onLoad"/></draw:frame></text:p>
      <text:p text:style-name="P1"/>
      <text:p text:style-name="P1"><text:bookmark-start text:name="sub_1752"/><text:span text:style-name="T2">7.5.2. Если диспетчер органа ОВД при выходе на связь водителя занят, то он об этом обязан сообщить словом "ждать". Это означает, что водитель должен ждать вызова диспетчера и не начинать движение, пока не получит на это его разрешения.</text:span></text:p>
      <text:p text:style-name="P1"><text:bookmark-end text:name="sub_1752"/><text:bookmark-start text:name="sub_1753"/><text:span text:style-name="T2">7.5.3. При невозможности выдачи разрешения для следования автотранспортных средств до запрашиваемого места диспетчер органа ОВД может разрешить проследовать в установленный им пункт, после остановки в котором водитель повторно запрашивает разрешение для движения к месту назначения.</text:span></text:p>
      <text:p text:style-name="P1"><text:bookmark-end text:name="sub_1753"/><text:span text:style-name="T1">Например:</text:span></text:p>
      <text:p text:style-name="P1"/>
      <text:p text:style-name="P1"><draw:frame draw:style-name="fr2" text:anchor-type="as-char" svg:width="6.9165in" svg:height="2.2709in" draw:z-index="0"><draw:image xlink:href="Pictures/10000000000008A5000002D5BD300DE8.png" xlink:type="simple" xlink:show="embed" xlink:actuate="onLoad"/></draw:frame></text:p>
      <text:p text:style-name="P1"/>
      <text:p text:style-name="P1"><text:bookmark-start text:name="sub_1754"/><text:span text:style-name="T2">7.5.4. Разрешение на передвижение по перрону может включать всю необходимую информацию относительно других транспортных средств для обеспечения безопасного наземного движения.</text:span></text:p>
      <text:p text:style-name="P1"><text:bookmark-end text:name="sub_1754"/><text:span text:style-name="T1">Например:</text:span></text:p>
      <text:p text:style-name="P1"/>
      <text:p text:style-name="P1"><draw:frame draw:style-name="fr2" text:anchor-type="as-char" svg:width="6.8646in" svg:height="2.6043in" draw:z-index="0"><draw:image xlink:href="Pictures/1000000000000895000003414F5DC28F.png" xlink:type="simple" xlink:show="embed" xlink:actuate="onLoad"/></draw:frame></text:p>
      <text:p text:style-name="P1"><text:soft-page-break/></text:p>
      <text:p text:style-name="P1"><text:bookmark-start text:name="sub_1706"/><text:span text:style-name="T2">7.6. Пересечение летной полосы автотранспортными и аэродромными средствами:</text:span></text:p>
      <text:p text:style-name="P1"><text:bookmark-end text:name="sub_1706"/><text:bookmark-start text:name="sub_1761"/><text:span text:style-name="T2">7.6.1. Ни при каких обстоятельствах водитель любого автотранспортного и аэродромного средства не пересекает летную полосу, пока не получит и не подтвердит принятое на то разрешение. Доклад об освобождении летной полосы передается немедленно после полного ее освобождения.</text:span></text:p>
      <text:p text:style-name="P1"><text:bookmark-end text:name="sub_1761"/><text:bookmark-start text:name="sub_1762"/><text:span text:style-name="T2">7.6.2. Диспетчер "Старта" дает разрешение на пересечение летной полосы автотранспортным и аэродромным средствам в случае, если ВС, заходящее на посадку, имеет временной интервал не менее 5 мин. до приземления или после приземления и пробега места пересечения летной полосы.</text:span></text:p>
      <text:p text:style-name="P1"><text:bookmark-end text:name="sub_1762"/><text:bookmark-start text:name="sub_1763"/><text:span text:style-name="T2">7.6.3. Разрешение на пересечение летной полосы запрашивается водителем после остановки до границы критической зоны РМС.</text:span></text:p>
      <text:p text:style-name="P1"><text:bookmark-end text:name="sub_1763"/><text:span text:style-name="T1">Например:</text:span></text:p>
      <text:p text:style-name="P1"/>
      <text:p text:style-name="P1"><draw:frame draw:style-name="fr2" text:anchor-type="as-char" svg:width="6.8854in" svg:height="2.5417in" draw:z-index="0"><draw:image xlink:href="Pictures/100000000000089C0000032E92F5A55F.png" xlink:type="simple" xlink:show="embed" xlink:actuate="onLoad"/></draw:frame></text:p>
      <text:p text:style-name="P1"/>
      <text:p text:style-name="P1"><text:bookmark-start text:name="sub_1764"/><text:span text:style-name="T2">7.6.4. Если автотранспортное или аэродромное средство находится на летной полосе и возникает необходимость ее освобождения, диспетчер "Старта" немедленно передает водителю этого средства указание об освобождении.</text:span></text:p>
      <text:p text:style-name="P1"><text:bookmark-end text:name="sub_1764"/><text:span text:style-name="T2">Во всех случаях летная полоса должна быть освобождена от автотранспортных или аэродромных средств не позднее, чем за 5 мин. до расчетного (уточненного) времени посадки ВС.</text:span></text:p>
      <text:p text:style-name="P1"><text:span text:style-name="T1">Например:</text:span></text:p>
      <text:p text:style-name="P1"/>
      <text:p text:style-name="P1"><draw:frame draw:style-name="fr2" text:anchor-type="as-char" svg:width="6.8957in" svg:height="2.4791in" draw:z-index="0"><draw:image xlink:href="Pictures/100000000000089E0000031AB0415197.png" xlink:type="simple" xlink:show="embed" xlink:actuate="onLoad"/></draw:frame></text:p>
      <text:p text:style-name="P1"/>
      <text:p text:style-name="P1"><text:bookmark-start text:name="sub_1765"/><text:span text:style-name="T2">7.6.5. Когда автотранспортное или аэродромное средство движется по рабочей площади аэродрома, может возникнуть необходимость информировать его водителя о возможной опасной ситуации, тогда следует дать указание его водителю на немедленные действия.</text:span></text:p>
      <text:p text:style-name="P1"><text:bookmark-end text:name="sub_1765"/><text:span text:style-name="T1">Например:</text:span></text:p>
      <text:p text:style-name="P1"/>
      <text:p text:style-name="P1"><draw:frame draw:style-name="fr2" text:anchor-type="as-char" svg:width="6.9165in" svg:height="1.9583in" draw:z-index="0"><draw:image xlink:href="Pictures/10000000000008A40000027103AD95D8.png" xlink:type="simple" xlink:show="embed" xlink:actuate="onLoad"/></draw:frame></text:p>
      <text:p text:style-name="P1"/>
      <text:h text:style-name="P4" text:outline-level="1"><text:bookmark-start text:name="sub_1800"/><text:span text:style-name="T1">VIII. Обмен оперативными сообщениями и информацией между диспетчерами смежных диспетчерских пунктов, центров ЕС ОрВД при ОВД</text:span></text:h>
      <text:p text:style-name="P1"><text:bookmark-end text:name="sub_1800"/><text:soft-page-break/></text:p>
      <text:p text:style-name="P1"><text:bookmark-start text:name="sub_1801"/><text:span text:style-name="T2">8.1. Обмен оперативными сообщениями и информацией между диспетчерами смежных диспетчерских пунктов, центров ЕС ОрВД при ОВД, осуществляется по громкоговорящей связи (ГГС) и телефонным каналам связи.</text:span></text:p>
      <text:p text:style-name="P1"><text:bookmark-end text:name="sub_1801"/><text:bookmark-start text:name="sub_1802"/><text:span text:style-name="T2">8.2. При обмене оперативными сообщениями и информацией между диспетчерами смежных диспетчерских пунктов, центров ЕС ОрВД для вызова каждого из них используются установленные позывные.</text:span></text:p>
      <text:p text:style-name="P1"><text:bookmark-end text:name="sub_1802"/><text:span text:style-name="T2">В случае организации в органах обслуживания воздушного движения (управления полетами) диспетчерских пунктов направлений и/или секторов используется основной позывной с добавлением присвоенного цифрового индекса.</text:span></text:p>
      <text:p text:style-name="P1"><text:span text:style-name="T1">Например:</text:span></text:p>
      <text:p text:style-name="P1"><text:span text:style-name="T2">"Контроль-1", "Контроль-2", "Подход-1", "Подход-2", "Старт-1", "Старт-2" и т.д.</text:span></text:p>
      <text:p text:style-name="P1"/>
      <text:p text:style-name="P1"><text:bookmark-start text:name="sub_1803"/><text:span text:style-name="T2">8.3. При обмене оперативными сообщениями и информацией диспетчер, принимающий сообщение и информацию, обязан повторить:</text:span></text:p>
      <text:p text:style-name="P1"><text:bookmark-end text:name="sub_1803"/><text:span text:style-name="T2">тип и номер (позывной) ВС;</text:span></text:p>
      <text:p text:style-name="P1"><text:span text:style-name="T2">время вылета, пролета ПОД или РНТ, ППМ или рубежа передачи ОВД;</text:span></text:p>
      <text:p text:style-name="P1"><text:span text:style-name="T2">эшелон (высоту) полета ВС;</text:span></text:p>
      <text:p text:style-name="P1"><text:span text:style-name="T2">разрешение или запрещение вылета, посадки ВС;</text:span></text:p>
      <text:p text:style-name="P1"><text:span text:style-name="T2">число "М" полета (при применении "Метода числа "М").</text:span></text:p>
      <text:p text:style-name="P1"><text:span text:style-name="T2">В случае, если диспетчер не повторил такое сообщение, информацию, то диспетчер, передающий сообщение или информацию, обязан потребовать от диспетчера, принимающего сообщение или информацию, соответствующее подтверждение.</text:span></text:p>
      <text:p text:style-name="P1"><text:span text:style-name="T1">Например:</text:span></text:p>
      <text:p text:style-name="P1"/>
      <text:p text:style-name="P1"><draw:frame draw:style-name="fr2" text:anchor-type="as-char" svg:width="6.8126in" svg:height="2.7398in" draw:z-index="0"><draw:image xlink:href="Pictures/10000000000008840000036C96D99921.png" xlink:type="simple" xlink:show="embed" xlink:actuate="onLoad"/></draw:frame></text:p>
      <text:p text:style-name="P1"/>
      <text:p text:style-name="P1"><text:bookmark-start text:name="sub_1804"/><text:span text:style-name="T2">8.4. При получении информации об ухудшении фактической и прогнозируемой погоды на аэродроме назначения (штормового предупреждения) диспетчером АДП оперативно информирует об этом диспетчера "Руления" ("Старта").</text:span></text:p>
      <text:p text:style-name="P1"><text:bookmark-end text:name="sub_1804"/><text:span text:style-name="T1">Например:</text:span></text:p>
      <text:p text:style-name="P1"/>
      <text:p text:style-name="P1"><text:soft-page-break/><draw:frame draw:style-name="fr2" text:anchor-type="as-char" svg:width="6.8543in" svg:height="3.0835in" draw:z-index="0"><draw:image xlink:href="Pictures/1000000000000891000003DA3BD8564D.png" xlink:type="simple" xlink:show="embed" xlink:actuate="onLoad"/></draw:frame></text:p>
      <text:p text:style-name="P1"/>
      <text:p text:style-name="P1"><text:bookmark-start text:name="sub_1805"/><text:span text:style-name="T2">8.5. При ОВД диспетчеры смежных диспетчерских пунктов согласовывают между собой условия входа (выхода) в смежный район (зону) ОВД.</text:span></text:p>
      <text:p text:style-name="P1"><text:bookmark-end text:name="sub_1805"/><text:span text:style-name="T1">Например:</text:span></text:p>
      <text:p text:style-name="P1"/>
      <text:p text:style-name="P1"><draw:frame draw:style-name="fr2" text:anchor-type="as-char" svg:width="6.802in" svg:height="7.6354in" draw:z-index="0"><draw:image xlink:href="Pictures/10000000000008810000098AC327E5AD.png" xlink:type="simple" xlink:show="embed" xlink:actuate="onLoad"/></draw:frame></text:p>
      <text:p text:style-name="P1"/>
      <text:p text:style-name="P1"><text:bookmark-start text:name="sub_1806"/><text:span text:style-name="T2">8.6. Условия входа в смежный РЦ ЕС ОрВД должны быть согласованы и переданы не позднее чем за 5 мин. до выхода ВС на рубеж передачи ОВД.</text:span></text:p>
      <text:p text:style-name="P1"><text:bookmark-end text:name="sub_1806"/><text:bookmark-start text:name="sub_1807"/><text:span text:style-name="T2">8.7. Диспетчер РЦ ЕС ОрВД перед входом ВС в зону (район) ДПП сообщает необходимую информацию диспетчеру "Подхода".</text:span></text:p>
      <text:p text:style-name="P1"><text:bookmark-end text:name="sub_1807"/><text:span text:style-name="T1">Например:</text:span></text:p>
      <text:p text:style-name="P1"/>
      <text:p text:style-name="P1"><draw:frame draw:style-name="fr2" text:anchor-type="as-char" svg:width="6.8752in" svg:height="2.3543in" draw:z-index="0"><draw:image xlink:href="Pictures/1000000000000897000002F0B1E78A51.png" xlink:type="simple" xlink:show="embed" xlink:actuate="onLoad"/></draw:frame></text:p>
      <text:p text:style-name="P1"/>
      <text:p text:style-name="P1"><text:bookmark-start text:name="sub_1808"/><text:span text:style-name="T2">8.8. Если аэродром посадки находится в зоне (районе) ЕС ОрВД, при наличии сложных метеоусловий на нем диспетчер РЦ ЕС ОрВД в содержание передачи для диспетчера "Подхода" дополнительно включает информацию о запасном аэродроме.</text:span></text:p>
      <text:p text:style-name="P1"><text:bookmark-end text:name="sub_1808"/><text:span text:style-name="T1">Например:</text:span></text:p>
      <text:p text:style-name="P1"/>
      <text:p text:style-name="P1"><draw:frame draw:style-name="fr2" text:anchor-type="as-char" svg:width="6.8335in" svg:height="2.1457in" draw:z-index="0"><draw:image xlink:href="Pictures/100000000000088A000002B09FCB7742.png" xlink:type="simple" xlink:show="embed" xlink:actuate="onLoad"/></draw:frame></text:p>
      <text:p text:style-name="P1"/>
      <text:p text:style-name="P1"><text:bookmark-start text:name="sub_1809"/><text:span text:style-name="T2">8.9. Диспетчер "Подхода" сообщает диспетчеру "Круга" о ВС, выполняющем полет к рубежу передачи ОВД и согласует с ним условия входа в зону взлета и посадки, а при сложных метеоусловиях сообщает ему запасной аэродром.</text:span></text:p>
      <text:p text:style-name="P1"><text:bookmark-end text:name="sub_1809"/><text:span text:style-name="T1">Например:</text:span></text:p>
      <text:p text:style-name="P1"/>
      <text:p text:style-name="P1"><text:soft-page-break/><draw:frame draw:style-name="fr2" text:anchor-type="as-char" svg:width="6.8543in" svg:height="2.5728in" draw:z-index="0"><draw:image xlink:href="Pictures/1000000000000890000003378ABED039.png" xlink:type="simple" xlink:show="embed" xlink:actuate="onLoad"/></draw:frame></text:p>
      <text:p text:style-name="P1"/>
      <text:p text:style-name="P1"><text:bookmark-start text:name="sub_1810"/><text:span text:style-name="T2">8.10. Для обеспечения выхода ВС на предпосадочную прямую диспетчер "Круга" информирует диспетчера "Посадки" о его местоположении на схеме и использовании экипажем ВС системы для захода на посадку. Диспетчер "Старта" информирует диспетчера "Посадки" о том, что полоса свободна в момент доклада командира ВС о готовности к посадке.</text:span></text:p>
      <text:p text:style-name="P1"><text:bookmark-end text:name="sub_1810"/><text:span text:style-name="T1">Например:</text:span></text:p>
      <text:p text:style-name="P1"/>
      <text:p text:style-name="P1"><draw:frame draw:style-name="fr2" text:anchor-type="as-char" svg:width="6.8335in" svg:height="2.8543in" draw:z-index="0"><draw:image xlink:href="Pictures/100000000000088A0000039247E53665.png" xlink:type="simple" xlink:show="embed" xlink:actuate="onLoad"/></draw:frame></text:p>
      <text:p text:style-name="P1"/>
      <text:p text:style-name="P1"><text:bookmark-start text:name="sub_1811"/><text:span text:style-name="T2">8.11. В процессе выполнения захода на посадку при пролете ВС ДПРМ диспетчер "Руления" информирует диспетчера "Старта" о маршруте руления данного ВС после освобождения ВПП (при необходимости).</text:span></text:p>
      <text:p text:style-name="P1"><text:bookmark-end text:name="sub_1811"/><text:span text:style-name="T1">Например:</text:span></text:p>
      <text:p text:style-name="P1"/>
      <text:p text:style-name="P1"><draw:frame draw:style-name="fr2" text:anchor-type="as-char" svg:width="6.8543in" svg:height="2.1146in" draw:z-index="0"><draw:image xlink:href="Pictures/1000000000000891000002A640B7BC5B.png" xlink:type="simple" xlink:show="embed" xlink:actuate="onLoad"/></draw:frame></text:p>
      <text:p text:style-name="P1"/>
      <text:p text:style-name="P1"><text:bookmark-start text:name="sub_1812"/><text:span text:style-name="T2">8.12. При возникновении особых случаев в полете обеспечение безопасности полетов ВС достигается своевременным и четким доведением необходимой информации до диспетчеров взаимодействующих диспетчерских пунктов органов обслуживания воздушного движения (управления полетами) и руководителей полетов, аварийно-спасательной службы и служб, обеспечивающих производство полетов на аэродроме, а при необходимости и до органов ОВД государственной и/или экспериментальной авиации.</text:span></text:p>
      <text:p text:style-name="P1"><text:bookmark-end text:name="sub_1812"/><text:span text:style-name="T2">Сообщение должно учитывать реально сложившуюся ситуацию и содержать полную и необходимую для абонента информацию.</text:span></text:p>
      <text:p text:style-name="P1"><text:span text:style-name="T1">Например:</text:span></text:p>
      <text:p text:style-name="P1"/>
      <text:p text:style-name="P1"><draw:frame draw:style-name="fr2" text:anchor-type="as-char" svg:width="6.8335in" svg:height="9.552in" draw:z-index="0"><draw:image xlink:href="Pictures/100000000000088A00000BF25D7DB731.png" xlink:type="simple" xlink:show="embed" xlink:actuate="onLoad"/></draw:frame></text:p>
      <text:p text:style-name="P1"/>
      <text:h text:style-name="P4" text:outline-level="1"><text:bookmark-start text:name="sub_1900"/><text:span text:style-name="T1">В целях настоящих ФАП "Осуществление радиосвязи" используются следующие условные обозначения</text:span></text:h>
      <text:p text:style-name="P1"><text:bookmark-end text:name="sub_1900"/></text:p>
      <text:p text:style-name="P1"><draw:frame draw:style-name="fr2" text:anchor-type="as-char" svg:width="6.8228in" svg:height="9.4791in" draw:z-index="0"><draw:image xlink:href="Pictures/10000000000007C100000AC5DA012B49.png" xlink:type="simple" xlink:show="embed" xlink:actuate="onLoad"/></draw:frame></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face style:name="Courier New" svg:font-family="'Courier New'" style:font-family-generic="roman"/>
    <style:font-face style:name="Courier New Cyr1" svg:font-family="'Courier New Cyr'" style:font-family-generic="roman"/>
    <style:font-face style:name="Times New Roman" svg:font-family="'Times New Roman'" style:font-family-generic="roman"/>
    <style:font-face style:name="Verdana" svg:font-family="Verdana" style:font-family-generic="roman"/>
    <style:font-face style:name="Arial" svg:font-family="Arial" style:font-family-generic="swiss"/>
    <style:font-face style:name="Arial3" svg:font-family="Arial" style:font-family-generic="system"/>
    <style:font-face style:name="Cambria (Vietnamese)1" svg:font-family="'Cambria (Vietnamese)'" style:font-family-generic="system"/>
    <style:font-face style:name="Courier New2" svg:font-family="'Courier New'" style:font-family-generic="system"/>
    <style:font-face style:name="Times New Roman1" svg:font-family="'Times New Roman'" style:font-family-generic="system"/>
    <style:font-face style:name="Verdana (Vietnamese)" svg:font-family="'Verdana (Vietnamese)'" style:font-family-generic="system"/>
    <style:font-face style:name="Arial2" svg:font-family="Arial" style:font-family-generic="roman" style:font-pitch="variable"/>
    <style:font-face style:name="Courier New1" svg:font-family="'Courier New'" style:font-family-generic="roman"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mbria (Vietnamese)" svg:font-family="'Cambria (Vietnamese)'" style:font-family-generic="system" style:font-pitch="variable"/>
    <style:font-face style:name="Courier New3"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100%" fo:margin-left="0in" fo:margin-right="0in" fo:margin-top="0.0752in" fo:margin-bottom="0.0752in" fo:text-align="center" style:justify-single-word="false" fo:orphans="0" fo:widows="0" fo:text-indent="0in" style:auto-text-indent="false" style:vertical-align="auto"/>
      <style:text-properties style:font-name="Arial" fo:font-size="10pt" fo:language="ru" fo:country="RU" fo:font-weight="bold" style:font-name-asian="Arial3" style:font-size-asian="10pt" style:language-asian="ru" style:country-asian="RU" style:font-weight-asian="bold" style:font-name-complex="Arial3" style:font-size-complex="10pt" style:language-complex="ar" style:country-complex="SA" style:font-weight-complex="bold"/>
    </style:style>
    <style:style style:name="Heading_20_2" style:display-name="Heading 2" style:family="paragraph" style:parent-style-name="Heading_20_1" style:next-style-name="Text_20_body" style:default-outline-level="2" style:class="text">
      <style:paragraph-properties fo:margin="100%" fo:margin-left="0in" fo:margin-right="0in" fo:margin-top="0.0752in" fo:margin-bottom="0.0752in" fo:text-align="center" style:justify-single-word="false" fo:orphans="0" fo:widows="0" fo:text-indent="0in" style:auto-text-indent="false" style:vertical-align="auto"/>
      <style:text-properties style:font-name="Arial" fo:font-size="10pt" fo:language="ru" fo:country="RU" fo:font-weight="bold" style:font-name-asian="Arial3" style:font-size-asian="10pt" style:language-asian="ru" style:country-asian="RU" style:font-weight-asian="bold" style:font-name-complex="Arial3" style:font-size-complex="10pt" style:language-complex="ar" style:country-complex="SA" style:font-weight-complex="bold"/>
    </style:style>
    <style:style style:name="Heading_20_3" style:display-name="Heading 3" style:family="paragraph" style:parent-style-name="Heading_20_2" style:next-style-name="Text_20_body" style:default-outline-level="3" style:class="text">
      <style:paragraph-properties fo:margin="100%" fo:margin-left="0in" fo:margin-right="0in" fo:margin-top="0.0752in" fo:margin-bottom="0.0752in" fo:text-align="center" style:justify-single-word="false" fo:orphans="0" fo:widows="0" fo:text-indent="0in" style:auto-text-indent="false" style:vertical-align="auto"/>
      <style:text-properties style:font-name="Arial" fo:font-size="10pt" fo:language="ru" fo:country="RU" fo:font-weight="bold" style:font-name-asian="Arial3" style:font-size-asian="10pt" style:language-asian="ru" style:country-asian="RU" style:font-weight-asian="bold" style:font-name-complex="Arial3" style:font-size-complex="10pt" style:language-complex="ar" style:country-complex="SA" style:font-weight-complex="bold"/>
    </style:style>
    <style:style style:name="Heading_20_4" style:display-name="Heading 4" style:family="paragraph" style:parent-style-name="Heading_20_3" style:next-style-name="Text_20_body" style:default-outline-level="4" style:class="text">
      <style:paragraph-properties fo:margin="100%" fo:margin-left="0in" fo:margin-right="0in" fo:margin-top="0.0752in" fo:margin-bottom="0.0752in" fo:text-align="center" style:justify-single-word="false" fo:orphans="0" fo:widows="0" fo:text-indent="0in" style:auto-text-indent="false" style:vertical-align="auto"/>
      <style:text-properties style:font-name="Arial" fo:font-size="10pt" fo:language="ru" fo:country="RU" fo:font-weight="bold" style:font-name-asian="Arial3" style:font-size-asian="10pt" style:language-asian="ru" style:country-asian="RU" style:font-weight-asian="bold" style:font-name-complex="Arial3" style:font-size-complex="10pt" style:language-complex="ar" style:country-complex="SA" style:font-weight-complex="bold"/>
    </style:style>
    <style:style style:name="Основное_20_меню" style:display-name="Основное меню" style:family="paragraph" style:default-outline-level="">
      <style:paragraph-properties fo:margin="100%" fo:margin-left="0in" fo:margin-right="0in" fo:text-align="justify" style:justify-single-word="false" fo:orphans="0" fo:widows="0" fo:text-indent="0.5in" style:auto-text-indent="false" style:vertical-align="auto"/>
      <style:text-properties style:font-name="Verdana" fo:font-size="11pt" fo:language="ru" fo:country="RU" style:font-name-asian="Verdana (Vietnamese)" style:font-size-asian="11pt" style:language-asian="ru" style:country-asian="RU" style:font-name-complex="Verdana (Vietnamese)" style:font-size-complex="11pt" style:language-complex="ar" style:country-complex="SA"/>
    </style:style>
    <style:style style:name="Заголовок" style:family="paragraph" style:parent-style-name="Основное_20_меню" style:default-outline-level="">
      <style:paragraph-properties fo:margin="100%" fo:margin-left="0in" fo:margin-right="0in" fo:text-align="justify" style:justify-single-word="false" fo:orphans="0" fo:widows="0" fo:text-indent="0.5in" style:auto-text-indent="false" style:vertical-align="auto"/>
      <style:text-properties style:font-name="Verdana" fo:font-size="11pt" fo:language="ru" fo:country="RU" fo:font-weight="bold" style:font-name-asian="Verdana (Vietnamese)" style:font-size-asian="11pt" style:language-asian="ru" style:country-asian="RU" style:font-weight-asian="bold" style:font-name-complex="Verdana (Vietnamese)" style:font-size-complex="11pt" style:language-complex="ar" style:country-complex="SA" style:font-weight-complex="bold"/>
    </style:style>
    <style:style style:name="Заголовок_20_статьи" style:display-name="Заголовок статьи" style:family="paragraph" style:default-outline-level="">
      <style:paragraph-properties fo:margin="100%" fo:margin-left="1.1193in" fo:margin-right="0in" fo:text-align="justify" style:justify-single-word="false" fo:orphans="0" fo:widows="0" fo:text-indent="-0.6193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Интерактивный_20_заголовок" style:display-name="Интерактивный заголовок" style:family="paragraph" style:parent-style-name="Заголовок" style:default-outline-level="">
      <style:paragraph-properties fo:margin="100%" fo:margin-left="0in" fo:margin-right="0in" fo:text-align="justify" style:justify-single-word="false" fo:orphans="0" fo:widows="0" fo:text-indent="0.5in" style:auto-text-indent="false" style:vertical-align="auto"/>
      <style:text-properties style:font-name="Verdana" fo:font-size="11pt" fo:language="ru" fo:country="RU" style:text-underline-style="solid" style:text-underline-width="auto" style:text-underline-color="font-color" fo:font-weight="bold" style:font-name-asian="Verdana (Vietnamese)" style:font-size-asian="11pt" style:language-asian="ru" style:country-asian="RU" style:font-weight-asian="bold" style:font-name-complex="Verdana (Vietnamese)" style:font-size-complex="11pt" style:language-complex="ar" style:country-complex="SA" style:font-weight-complex="bold"/>
    </style:style>
    <style:style style:name="Интерфейс" style:family="paragraph" style:default-outline-level="">
      <style:paragraph-properties fo:margin="100%" fo:margin-left="0in" fo:margin-right="0in" fo:text-align="justify" style:justify-single-word="false" fo:orphans="0" fo:widows="0" fo:text-indent="0.5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Комментарий" style:family="paragraph" style:default-outline-level="">
      <style:paragraph-properties fo:margin="100%" fo:margin-left="0.1181in" fo:margin-right="0in" fo:text-align="justify" style:justify-single-word="false" fo:orphans="0" fo:widows="0" fo:text-indent="0in" style:auto-text-indent="false" style:vertical-align="auto"/>
      <style:text-properties style:font-name="Arial1" fo:font-size="10pt" fo:language="ru" fo:country="RU" fo:font-style="italic" style:font-name-asian="Arial3" style:font-size-asian="10pt" style:language-asian="ru" style:country-asian="RU" style:font-style-asian="italic" style:font-name-complex="Arial3" style:font-size-complex="10pt" style:language-complex="ar" style:country-complex="SA" style:font-style-complex="italic"/>
    </style:style>
    <style:style style:name="Информация_20_о_20_версии" style:display-name="Информация о версии" style:family="paragraph" style:parent-style-name="Комментарий" style:default-outline-level="">
      <style:paragraph-properties fo:margin="100%" fo:margin-left="0.1181in" fo:margin-right="0in" fo:text-align="justify" style:justify-single-word="false" fo:orphans="0" fo:widows="0" fo:text-indent="0in" style:auto-text-indent="false" style:vertical-align="auto"/>
      <style:text-properties style:font-name="Arial1" fo:font-size="10pt" fo:language="ru" fo:country="RU" fo:font-style="italic" style:font-name-asian="Arial3" style:font-size-asian="10pt" style:language-asian="ru" style:country-asian="RU" style:font-style-asian="italic" style:font-name-complex="Arial3" style:font-size-complex="10pt" style:language-complex="ar" style:country-complex="SA" style:font-style-complex="italic"/>
    </style:style>
    <style:style style:name="Текст_20__28_лев._20_подпись_29_" style:display-name="Текст (лев. подпись)" style:family="paragraph" style:default-outline-level="">
      <style:paragraph-properties fo:margin="100%" fo:margin-left="0in" fo:margin-right="0in" fo:text-align="start" style:justify-single-word="false" fo:orphans="0" fo:widows="0" fo:text-indent="0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Колонтитул_20__28_левый_29_" style:display-name="Колонтитул (левый)" style:family="paragraph" style:parent-style-name="Текст_20__28_лев._20_подпись_29_" style:default-outline-level="">
      <style:paragraph-properties fo:margin="100%" fo:margin-left="0in" fo:margin-right="0in" fo:text-align="start" style:justify-single-word="false" fo:orphans="0" fo:widows="0" fo:text-indent="0in" style:auto-text-indent="false" style:vertical-align="auto"/>
      <style:text-properties style:font-name="Arial1" fo:font-size="7pt" fo:language="ru" fo:country="RU" style:font-name-asian="Arial3" style:font-size-asian="7pt" style:language-asian="ru" style:country-asian="RU" style:font-name-complex="Arial3" style:font-size-complex="7pt" style:language-complex="ar" style:country-complex="SA"/>
    </style:style>
    <style:style style:name="Текст_20__28_прав._20_подпись_29_" style:display-name="Текст (прав. подпись)" style:family="paragraph" style:default-outline-level="">
      <style:paragraph-properties fo:margin="100%" fo:margin-left="0in" fo:margin-right="0in" fo:text-align="end" style:justify-single-word="false" fo:orphans="0" fo:widows="0" fo:text-indent="0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Колонтитул_20__28_правый_29_" style:display-name="Колонтитул (правый)" style:family="paragraph" style:parent-style-name="Текст_20__28_прав._20_подпись_29_" style:default-outline-level="">
      <style:paragraph-properties fo:margin="100%" fo:margin-left="0in" fo:margin-right="0in" fo:text-align="end" style:justify-single-word="false" fo:orphans="0" fo:widows="0" fo:text-indent="0in" style:auto-text-indent="false" style:vertical-align="auto"/>
      <style:text-properties style:font-name="Arial1" fo:font-size="7pt" fo:language="ru" fo:country="RU" style:font-name-asian="Arial3" style:font-size-asian="7pt" style:language-asian="ru" style:country-asian="RU" style:font-name-complex="Arial3" style:font-size-complex="7pt" style:language-complex="ar" style:country-complex="SA"/>
    </style:style>
    <style:style style:name="Комментарий_20_пользователя" style:display-name="Комментарий пользователя" style:family="paragraph" style:parent-style-name="Комментарий" style:default-outline-level="">
      <style:paragraph-properties fo:margin="100%" fo:margin-left="0.1181in" fo:margin-right="0in" fo:text-align="start" style:justify-single-word="false" fo:orphans="0" fo:widows="0" fo:text-indent="0in" style:auto-text-indent="false" style:vertical-align="auto"/>
      <style:text-properties style:font-name="Arial1" fo:font-size="10pt" fo:language="ru" fo:country="RU" fo:font-style="italic" style:font-name-asian="Arial3" style:font-size-asian="10pt" style:language-asian="ru" style:country-asian="RU" style:font-style-asian="italic" style:font-name-complex="Arial3" style:font-size-complex="10pt" style:language-complex="ar" style:country-complex="SA" style:font-style-complex="italic"/>
    </style:style>
    <style:style style:name="Ěîíîřčđčííűé"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Courier New" fo:font-size="10pt" fo:language="ru" fo:country="RU" style:font-name-asian="Courier New2" style:font-size-asian="10pt" style:language-asian="ru" style:country-asian="RU" style:font-name-complex="Courier New2" style:font-size-complex="10pt" style:language-complex="ar" style:country-complex="SA"/>
    </style:style>
    <style:style style:name="Нормальный_20__28_таблица_29_" style:display-name="Нормальный (таблица)"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Объект" style:family="paragraph" style:default-outline-level="">
      <style:paragraph-properties fo:margin="100%" fo:margin-left="0in" fo:margin-right="0in" fo:text-align="justify" style:justify-single-word="false" fo:orphans="0" fo:widows="0" fo:text-indent="0.5in" style:auto-text-indent="false" style:vertical-align="auto"/>
      <style:text-properties style:font-name="Times New Roman" fo:font-size="10pt" fo:language="ru" fo:country="RU" style:font-name-asian="Times New Roman1" style:font-size-asian="10pt" style:language-asian="ru" style:country-asian="RU" style:font-name-complex="Times New Roman1" style:font-size-complex="10pt" style:language-complex="ar" style:country-complex="SA"/>
    </style:style>
    <style:style style:name="Ňŕáëčöű_20__28_ěîíîřčđčííűé_29_" style:display-name="Ňŕáëčöű (ěîíîřčđčííűé)"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Courier New" fo:font-size="10pt" fo:language="ru" fo:country="RU" style:font-name-asian="Courier New2" style:font-size-asian="10pt" style:language-asian="ru" style:country-asian="RU" style:font-name-complex="Courier New2" style:font-size-complex="10pt" style:language-complex="ar" style:country-complex="SA"/>
    </style:style>
    <style:style style:name="Îăëŕâëĺíčĺ" style:family="paragraph" style:parent-style-name="Ňŕáëčöű_20__28_ěîíîřčđčííűé_29_" style:default-outline-level="">
      <style:paragraph-properties fo:margin="100%" fo:margin-left="0.0972in" fo:margin-right="0in" fo:text-align="justify" style:justify-single-word="false" fo:orphans="0" fo:widows="0" fo:text-indent="0in" style:auto-text-indent="false" style:vertical-align="auto"/>
      <style:text-properties style:font-name="Courier New" fo:font-size="10pt" fo:language="ru" fo:country="RU" style:font-name-asian="Courier New2" style:font-size-asian="10pt" style:language-asian="ru" style:country-asian="RU" style:font-name-complex="Courier New2" style:font-size-complex="10pt" style:language-complex="ar" style:country-complex="SA"/>
    </style:style>
    <style:style style:name="Переменная_20_часть" style:display-name="Переменная часть" style:family="paragraph" style:parent-style-name="Основное_20_меню" style:default-outline-level="">
      <style:paragraph-properties fo:margin="100%" fo:margin-left="0in" fo:margin-right="0in" fo:text-align="justify" style:justify-single-word="false" fo:orphans="0" fo:widows="0" fo:text-indent="0.5in" style:auto-text-indent="false" style:vertical-align="auto"/>
      <style:text-properties style:font-name="Verdana" fo:font-size="9pt" fo:language="ru" fo:country="RU" style:font-name-asian="Verdana (Vietnamese)" style:font-size-asian="9pt" style:language-asian="ru" style:country-asian="RU" style:font-name-complex="Verdana (Vietnamese)" style:font-size-complex="9pt" style:language-complex="ar" style:country-complex="SA"/>
    </style:style>
    <style:style style:name="Постоянная_20_часть" style:display-name="Постоянная часть" style:family="paragraph" style:parent-style-name="Основное_20_меню" style:default-outline-level="">
      <style:paragraph-properties fo:margin="100%" fo:margin-left="0in" fo:margin-right="0in" fo:text-align="justify" style:justify-single-word="false" fo:orphans="0" fo:widows="0" fo:text-indent="0.5in" style:auto-text-indent="false" style:vertical-align="auto"/>
      <style:text-properties style:font-name="Verdana" fo:font-size="10pt" fo:language="ru" fo:country="RU" style:font-name-asian="Verdana (Vietnamese)" style:font-size-asian="10pt" style:language-asian="ru" style:country-asian="RU" style:font-name-complex="Verdana (Vietnamese)" style:font-size-complex="10pt" style:language-complex="ar" style:country-complex="SA"/>
    </style:style>
    <style:style style:name="Прижатый_20_влево" style:display-name="Прижатый влево" style:family="paragraph" style:default-outline-level="">
      <style:paragraph-properties fo:margin="100%" fo:margin-left="0in" fo:margin-right="0in" fo:text-align="start" style:justify-single-word="false" fo:orphans="0" fo:widows="0" fo:text-indent="0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Словарная_20_статья" style:display-name="Словарная статья" style:family="paragraph" style:default-outline-level="">
      <style:paragraph-properties fo:margin="100%" fo:margin-left="0in" fo:margin-right="0.0819in" fo:text-align="justify" style:justify-single-word="false" fo:orphans="0" fo:widows="0" fo:text-indent="0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Текст_20__28_справка_29_" style:display-name="Текст (справка)" style:family="paragraph" style:default-outline-level="">
      <style:paragraph-properties fo:margin="100%" fo:margin-left="0.1181in" fo:margin-right="0.1181in" fo:text-align="start" style:justify-single-word="false" fo:orphans="0" fo:widows="0" fo:text-indent="0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Текст_20_в_20_таблице" style:display-name="Текст в таблице" style:family="paragraph" style:parent-style-name="Нормальный_20__28_таблица_29_" style:default-outline-level="">
      <style:paragraph-properties fo:margin="100%" fo:margin-left="0in" fo:margin-right="0in" fo:text-align="justify" style:justify-single-word="false" fo:orphans="0" fo:widows="0" fo:text-indent="0.3472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Технический_20_комментарий" style:display-name="Технический комментарий" style:family="paragraph" style:default-outline-level="">
      <style:paragraph-properties fo:margin="100%" fo:margin-left="0in" fo:margin-right="0in" fo:text-align="start" style:justify-single-word="false" fo:orphans="0" fo:widows="0" fo:text-indent="0in" style:auto-text-indent="false" style:vertical-align="auto"/>
      <style:text-properties style:font-name="Arial1" fo:font-size="10pt" fo:language="ru" fo:country="RU" style:font-name-asian="Arial3" style:font-size-asian="10pt" style:language-asian="ru" style:country-asian="RU" style:font-name-complex="Arial3"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0.7874in" fo:margin-right="0.5902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НПП "Гарант-Сервис"</meta:initial-creator>
    <meta:creation-date>2010-01-25T09:38:00</meta:creation-date>
    <dc:date>2010-01-25T09:38:00</dc:date>
    <meta:editing-cycles>2</meta:editing-cycles>
    <meta:editing-duration>P0D</meta:editing-duration>
    <meta:document-statistic meta:table-count="1" meta:image-count="116" meta:object-count="0" meta:page-count="70" meta:paragraph-count="1123" meta:word-count="11307" meta:character-count="99055" meta:non-whitespace-character-count="81447"/>
    <meta:generator>LibreOffice/3.5$Linux_X86_64 LibreOffice_project/350m1$Build-2</meta:generator>
    <meta:user-defined meta:name="Company">НПП "Гарант-Сервис"</meta:user-defined>
    <meta:user-defined meta:name="Operator">ФПАД</meta:user-defined>
  </office:meta>
</office:document-meta>
</file>